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0800000C2400000674160D9D182033EC44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2.947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54cm"/>
    </style:style>
    <style:style style:name="co11" style:family="table-column">
      <style:table-column-properties fo:break-before="auto" style:column-width="2.545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2.406cm"/>
    </style:style>
    <style:style style:name="co16" style:family="table-column">
      <style:table-column-properties fo:break-before="auto" style:column-width="0.616cm"/>
    </style:style>
    <style:style style:name="co17" style:family="table-column">
      <style:table-column-properties fo:break-before="auto" style:column-width="3.72cm"/>
    </style:style>
    <style:style style:name="co18" style:family="table-column">
      <style:table-column-properties fo:break-before="auto" style:column-width="2.685cm"/>
    </style:style>
    <style:style style:name="co19" style:family="table-column">
      <style:table-column-properties fo:break-before="auto" style:column-width="4.195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755cm"/>
    </style:style>
    <style:style style:name="co25" style:family="table-column">
      <style:table-column-properties fo:break-before="auto" style:column-width="3.244cm"/>
    </style:style>
    <style:style style:name="co26" style:family="table-column">
      <style:table-column-properties fo:break-before="auto" style:column-width="3.999cm"/>
    </style:style>
    <style:style style:name="co27" style:family="table-column">
      <style:table-column-properties fo:break-before="auto" style:column-width="0.644cm"/>
    </style:style>
    <style:style style:name="co28" style:family="table-column">
      <style:table-column-properties fo:break-before="auto" style:column-width="4.978cm"/>
    </style:style>
    <style:style style:name="co29" style:family="table-column">
      <style:table-column-properties fo:break-before="auto" style:column-width="4.475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82cm" fo:break-before="auto" style:use-optimal-row-height="true"/>
    </style:style>
    <style:style style:name="ro12" style:family="table-row">
      <style:table-row-properties style:row-height="0.6cm" fo:break-before="auto" style:use-optimal-row-height="true"/>
    </style:style>
    <style:style style:name="ta1" style:family="table" style:master-page-name="PageStyle_5f_Klassifikation">
      <style:table-properties table:display="true" style:writing-mode="lr-tb"/>
    </style:style>
    <style:style style:name="ta2" style:family="table" style:master-page-name="PageStyle_5f_Training_5f_Dateneingabe">
      <style:table-properties table:display="true" style:writing-mode="lr-tb"/>
    </style:style>
    <style:style style:name="ta3" style:family="table" style:master-page-name="PageStyle_5f_Bestimmung_20_k_5f_Allgemein">
      <style:table-properties table:display="true" style:writing-mode="lr-tb"/>
    </style:style>
    <style:style style:name="ta4" style:family="table" style:master-page-name="PageStyle_5f_Bestimmung_20_k_5f_Leave_20_One_20_Out">
      <style:table-properties table:display="true" style:writing-mode="lr-tb"/>
    </style:style>
    <style:style style:name="ta5" style:family="table" style:master-page-name="PageStyle_5f_Testen_5f_Konfusionsmatri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">
      <style:table-cell-properties fo:background-color="#dde8c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8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4" style:family="table-cell" style:parent-style-name="Default">
      <style:table-cell-properties style:cell-protect="protected" style:print-content="true"/>
    </style:style>
    <style:style style:name="ce55" style:family="table-cell" style:parent-style-name="Default" style:data-style-name="N1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0" style:family="table-cell" style:parent-style-name="Default">
      <style:table-cell-properties fo:padding="0.071cm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6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3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deebf7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0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 style:data-style-name="N14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3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2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2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ackground-color="#deebf7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2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4" style:family="table-cell" style:parent-style-name="Default">
      <style:table-cell-properties fo:background-color="#deeb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25" style:family="table-cell" style:parent-style-name="Default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1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9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7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H18]=1)" style:apply-style-name="ConditionalStyle_5f_5" style:base-cell-address="'Bestimmung k_Allgemein'.B18"/>
    </style:style>
    <style:style style:name="ce126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H18]=1)" style:apply-style-name="ConditionalStyle_5f_5" style:base-cell-address="'Bestimmung k_Allgemein'.B18"/>
    </style:style>
    <style:style style:name="ce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7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99"/>
    <style:style style:name="ce69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1" style:family="table-cell" style:parent-style-name="Default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7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44" style:family="table-cell" style:parent-style-name="Default" style:data-style-name="N2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5" style:family="table-cell" style:parent-style-name="Default" style:data-style-name="N2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7" style:family="table-cell" style:parent-style-name="Excel_20_Built-in_20_Percen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94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10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32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269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270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6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10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9" style:family="table-cell" style:parent-style-name="Default" style:data-style-name="N10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Excel_20_Built-in_20_Percen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8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G3]=TRUE())" style:apply-style-name="Excel_5f_CondFormat_5f_1_5f_1_5f_1" style:base-cell-address="Testen_Konfusionsmatrix.A3"/>
    </style:style>
    <style:style style:name="ce285" style:family="table-cell" style:parent-style-name="Default">
      <style:text-properties fo:color="#ffffff" fo:font-size="26pt" style:font-size-asian="26pt" style:font-size-complex="26pt"/>
    </style:style>
    <style:style style:name="ce29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G3]=TRUE())" style:apply-style-name="Excel_5f_CondFormat_5f_1_5f_1_5f_1" style:base-cell-address="Testen_Konfusionsmatrix.A3"/>
    </style:style>
    <style:style style:name="ce120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9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1" style:family="table-cell" style:parent-style-name="Default">
      <style:table-cell-properties fo:background-color="#f8cba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5" style:family="table-cell" style:parent-style-name="Excel_20_Built-in_20_Percent" style:data-style-name="N11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6" style:family="table-cell" style:parent-style-name="Default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4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ackground-color="#deebf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9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1" fo:font-size="11pt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style-asian="italic" style:font-style-complex="italic" fo:font-weight="normal" style:font-weight-asian="normal" style:font-weight-complex="normal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assifikation" table:style-name="ta1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visibility="collapse" table:number-columns-repeated="3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5" table:number-columns-repeated="2" table:default-cell-style-name="ce54"/>
        <table:table-column table:style-name="co8" table:default-cell-style-name="ce54"/>
        <table:table-column table:style-name="co3" table:default-cell-style-name="ce54"/>
        <table:table-column table:style-name="co9" table:visibility="collapse" table:default-cell-style-name="ce54"/>
        <table:table-column table:style-name="co10" table:visibility="collapse" table:default-cell-style-name="ce54"/>
        <table:table-column table:style-name="co5" table:number-columns-repeated="2" table:default-cell-style-name="ce54"/>
        <table:table-column table:style-name="co11" table:default-cell-style-name="ce54"/>
        <table:table-column table:style-name="co4" table:number-columns-repeated="2" table:default-cell-style-name="ce54"/>
        <table:table-column table:style-name="co12" table:default-cell-style-name="ce54"/>
        <table:table-column table:style-name="co4" table:default-cell-style-name="ce54"/>
        <table:table-column table:style-name="co13" table:visibility="collapse" table:default-cell-style-name="ce54"/>
        <table:table-column table:style-name="co4" table:visibility="collapse" table:number-columns-repeated="9" table:default-cell-style-name="ce54"/>
        <table:table-column table:style-name="co7" table:visibility="collapse" table:default-cell-style-name="ce54"/>
        <table:table-column table:style-name="co14" table:visibility="collapse" table:default-cell-style-name="ce54"/>
        <table:table-column table:style-name="co4" table:visibility="collapse" table:number-columns-repeated="3" table:default-cell-style-name="ce54"/>
        <table:table-column table:style-name="co5" table:number-columns-repeated="16347" table:default-cell-style-name="ce54"/>
        <table:table-row table:style-name="ro1">
          <table:table-cell table:style-name="ce1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1"/>
          <table:table-cell table:style-name="ce12" table:number-columns-repeated="2"/>
          <table:table-cell table:style-name="ce14" table:number-columns-repeated="2"/>
          <table:table-cell table:style-name="ce16" office:value-type="string" calcext:value-type="string" table:number-columns-spanned="2" table:number-rows-spanned="2">
            <text:p>Neuer Datensatz:</text:p>
          </table:table-cell>
          <table:covered-table-cell table:style-name="ce23"/>
          <table:table-cell table:style-name="ce15"/>
          <table:table-cell table:style-name="ce176" office:value-type="string" calcext:value-type="string" table:number-columns-spanned="3" table:number-rows-spanned="1">
            <text:p>Berechnung ganzer Datensatz:</text:p>
          </table:table-cell>
          <table:covered-table-cell table:number-columns-repeated="2" table:style-name="ce176"/>
          <table:table-cell table:style-name="ce15" table:number-columns-repeated="4"/>
          <table:table-cell table:style-name="ce16" office:value-type="string" calcext:value-type="string" table:number-columns-spanned="4" table:number-rows-spanned="1">
            <text:p>Berechnungen für die k nächsten Nachbarn:</text:p>
          </table:table-cell>
          <table:covered-table-cell table:number-columns-repeated="2" table:style-name="ce35"/>
          <table:covered-table-cell table:style-name="ce37"/>
          <table:table-cell table:style-name="ce15"/>
          <table:table-cell table:style-name="ce41" office:value-type="string" calcext:value-type="string">
            <text:p>Hilfsdaten für Verbinder</text:p>
          </table:table-cell>
          <table:table-cell table:style-name="ce44" table:number-columns-repeated="14"/>
          <table:table-cell table:number-columns-repeated="16347"/>
        </table:table-row>
        <table:table-row table:style-name="ro2">
          <table:table-cell table:style-name="ce22" office:value-type="string" calcext:value-type="string">
            <text:p>Blattbreite</text:p>
          </table:table-cell>
          <table:table-cell table:style-name="ce22" office:value-type="string" calcext:value-type="string">
            <text:p>Blattlänge</text:p>
          </table:table-cell>
          <table:table-cell table:style-name="ce9" office:value-type="string" calcext:value-type="string">
            <text:p>Erwartetes Label</text:p>
          </table:table-cell>
          <table:table-cell table:style-name="ce124" table:formula="of:=[.A21]" office:value-type="string" office:string-value="setosa" calcext:value-type="string">
            <text:p>setosa</text:p>
          </table:table-cell>
          <table:table-cell table:style-name="ce124" table:formula="of:=[.A22]" office:value-type="string" office:string-value="virginica" calcext:value-type="string">
            <text:p>virginica</text:p>
          </table:table-cell>
          <table:table-cell table:style-name="ce14" table:formula="of:=[.A23]" office:value-type="string" office:string-value="versicolor" calcext:value-type="string">
            <text:p>versicolor</text:p>
          </table:table-cell>
          <table:table-cell table:style-name="ce15"/>
          <table:covered-table-cell table:style-name="ce17"/>
          <table:covered-table-cell table:style-name="ce24"/>
          <table:table-cell table:style-name="ce15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0" table:formula="of:=[.C2]" office:value-type="string" office:string-value="Erwartetes Label" calcext:value-type="string">
            <text:p>Erwartetes Label</text:p>
          </table:table-cell>
          <table:table-cell table:style-name="ce30" office:value-type="string" calcext:value-type="string">
            <text:p>Blattbreite</text:p>
          </table:table-cell>
          <table:table-cell table:style-name="ce30" office:value-type="string" calcext:value-type="string">
            <text:p>Blattlänge</text:p>
          </table:table-cell>
          <table:table-cell table:style-name="ce13"/>
          <table:table-cell table:style-name="ce15"/>
          <table:table-cell table:style-name="ce30" office:value-type="string" calcext:value-type="string">
            <text:p>Rang k</text:p>
          </table:table-cell>
          <table:table-cell table:style-name="ce36" office:value-type="string" calcext:value-type="string">
            <text:p>Label k-ter Nachbar</text:p>
          </table:table-cell>
          <table:table-cell table:style-name="ce30" table:formula="of:=[.A2]" office:value-type="string" office:string-value="Blattbreite" calcext:value-type="string">
            <text:p>Blattbreite</text:p>
          </table:table-cell>
          <table:table-cell table:style-name="ce38" table:formula="of:=[.B2]" office:value-type="string" office:string-value="Blattlänge" calcext:value-type="string">
            <text:p>Blattlänge</text:p>
          </table:table-cell>
          <table:table-cell table:style-name="ce40"/>
          <table:table-cell table:style-name="ce42" office:value-type="string" calcext:value-type="string">
            <text:p>k-nächste Punkte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16347"/>
        </table:table-row>
        <table:table-row table:style-name="ro3">
          <table:table-cell table:style-name="ce11" office:value-type="float" office:value="3.4" calcext:value-type="float">
            <text:p>3,40</text:p>
          </table:table-cell>
          <table:table-cell table:style-name="ce11" office:value-type="float" office:value="5" calcext:value-type="float">
            <text:p>5,00</text:p>
          </table:table-cell>
          <table:table-cell table:style-name="ce59" office:value-type="string" calcext:value-type="string">
            <text:p>setosa</text:p>
          </table:table-cell>
          <table:table-cell table:style-name="ce14" table:formula="of:=IF([.$C3]=[.$D$2];[.$B3];NA())" office:value-type="float" office:value="5" calcext:value-type="float">
            <text:p>5</text:p>
          </table:table-cell>
          <table:table-cell table:style-name="ce14" table:formula="of:=IF([.$C3]=[.$E$2];[.$B3];NA())" office:value-type="string" office:string-value="" calcext:value-type="error">
            <text:p>#NV</text:p>
          </table:table-cell>
          <table:table-cell table:style-name="ce170" table:formula="of:=IF([.$C3]=[.$F$2];[.$B3];NA())" office:value-type="string" office:string-value="" calcext:value-type="error">
            <text:p>#NV</text:p>
          </table:table-cell>
          <table:table-cell/>
          <table:table-cell table:style-name="ce2" table:formula="of:=[.$A$2]" office:value-type="string" office:string-value="Blattbreite" calcext:value-type="string">
            <text:p>Blattbreite</text:p>
          </table:table-cell>
          <table:table-cell table:style-name="ce25" office:value-type="float" office:value="3.4" calcext:value-type="float">
            <text:p>3,4</text:p>
          </table:table-cell>
          <table:table-cell/>
          <table:table-cell table:style-name="ce31" table:formula="of:=COM.MICROSOFT.RANK.EQ([.L3];[.$L$3:.$L$17];1)" office:value-type="float" office:value="10" calcext:value-type="float">
            <text:p>10</text:p>
          </table:table-cell>
          <table:table-cell table:style-name="ce179" table:formula="of:=SQRT(([.$I$3]-[.A3])^2+([.$I$4]-[.B3])^2)+(ROW()/100000000)" office:value-type="float" office:value="1.00000003" calcext:value-type="float">
            <text:p>1,00000</text:p>
          </table:table-cell>
          <table:table-cell table:style-name="ce33" table:formula="of:=[.C3]" office:value-type="string" office:string-value="setosa" calcext:value-type="string">
            <text:p>setosa</text:p>
          </table:table-cell>
          <table:table-cell table:style-name="ce33" table:formula="of:=[.A3]" office:value-type="float" office:value="3.4" calcext:value-type="float">
            <text:p>3,4</text:p>
          </table:table-cell>
          <table:table-cell table:style-name="ce33" table:formula="of:=[.B3]" office:value-type="float" office:value="5" calcext:value-type="float">
            <text:p>5</text:p>
          </table:table-cell>
          <table:table-cell table:style-name="ce14"/>
          <table:table-cell/>
          <table:table-cell table:style-name="ce14" table:formula="of:=IF([.$I$10]&gt;=1;1;&quot;&quot;)" office:value-type="float" office:value="1" calcext:value-type="float">
            <text:p>1</text:p>
          </table:table-cell>
          <table:table-cell table:style-name="ce34" table:formula="of:=IF([.$I$10]&gt;=1;VLOOKUP([.R3];[.$K$3:.$M$17];3;FALSE());&quot;&quot;)" office:value-type="string" office:string-value="versicolor" calcext:value-type="string">
            <text:p>versicolor</text:p>
          </table:table-cell>
          <table:table-cell table:style-name="ce14" table:formula="of:=IF([.$I$10]&gt;=1;VLOOKUP([.R3];[.$K$3:.$O$17];4;FALSE());&quot;&quot;)" office:value-type="float" office:value="3" calcext:value-type="float">
            <text:p>3</text:p>
          </table:table-cell>
          <table:table-cell table:style-name="ce170" table:formula="of:=IF([.$I$10]&gt;=1;VLOOKUP([.R3];[.$K$3:.$O$17];5;FALSE());&quot;&quot;)" office:value-type="float" office:value="5.7" calcext:value-type="float">
            <text:p>5,7</text:p>
          </table:table-cell>
          <table:table-cell/>
          <table:table-cell table:style-name="ce43"/>
          <table:table-cell table:style-name="ce45" table:formula="of:=IF([.$I$10]&gt;=1;[.$I$3];&quot;&quot;)" office:value-type="float" office:value="3.4" calcext:value-type="float">
            <text:p>3,40</text:p>
          </table:table-cell>
          <table:table-cell table:style-name="ce45" table:formula="of:=IF([.$I$10]&gt;=1;[.$I$4];&quot;&quot;)" office:value-type="float" office:value="6" calcext:value-type="float">
            <text:p>6,00</text:p>
          </table:table-cell>
          <table:table-cell table:style-name="ce45"/>
          <table:table-cell table:style-name="ce45" table:formula="of:=IF([.$I$10]&gt;=2;[.$I$3];&quot;&quot;)" office:value-type="float" office:value="3.4" calcext:value-type="float">
            <text:p>3,40</text:p>
          </table:table-cell>
          <table:table-cell table:style-name="ce45" table:formula="of:=IF([.$I$10]&gt;=2;[.$I$4];&quot;&quot;)" office:value-type="float" office:value="6" calcext:value-type="float">
            <text:p>6,00</text:p>
          </table:table-cell>
          <table:table-cell table:style-name="ce45"/>
          <table:table-cell table:style-name="ce45" table:formula="of:=IF([.$I$10]&gt;=3;[.$I$3];&quot;&quot;)" office:value-type="float" office:value="3.4" calcext:value-type="float">
            <text:p>3,40</text:p>
          </table:table-cell>
          <table:table-cell table:style-name="ce45" table:formula="of:=IF([.$I$10]&gt;=3;[.$I$4];&quot;&quot;)" office:value-type="float" office:value="6" calcext:value-type="float">
            <text:p>6,00</text:p>
          </table:table-cell>
          <table:table-cell table:style-name="ce49"/>
          <table:table-cell table:style-name="ce45" table:formula="of:=IF([.$I$10]&gt;=4;[.$I$3];&quot;&quot;)" office:value-type="float" office:value="3.4" calcext:value-type="float">
            <text:p>3,40</text:p>
          </table:table-cell>
          <table:table-cell table:style-name="ce45" table:formula="of:=IF([.$I$10]&gt;=4;[.$I$4];&quot;&quot;)" office:value-type="float" office:value="6" calcext:value-type="float">
            <text:p>6,00</text:p>
          </table:table-cell>
          <table:table-cell table:style-name="ce49"/>
          <table:table-cell table:style-name="ce45" table:formula="of:=IF([.$I$10]&gt;=5;[.$I$3];&quot;&quot;)" office:value-type="float" office:value="3.4" calcext:value-type="float">
            <text:p>3,40</text:p>
          </table:table-cell>
          <table:table-cell table:style-name="ce45" table:formula="of:=IF([.$I$10]&gt;=5;[.$I$4];&quot;&quot;)" office:value-type="float" office:value="6" calcext:value-type="float">
            <text:p>6,00</text:p>
          </table:table-cell>
          <table:table-cell table:number-columns-repeated="16347"/>
        </table:table-row>
        <table:table-row table:style-name="ro3">
          <table:table-cell table:style-name="ce11" office:value-type="float" office:value="2.6" calcext:value-type="float">
            <text:p>2,60</text:p>
          </table:table-cell>
          <table:table-cell table:style-name="ce11" office:value-type="float" office:value="5.5" calcext:value-type="float">
            <text:p>5,5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4]=[.$D$2];[.$B4];NA())" office:value-type="string" office:string-value="" calcext:value-type="error">
            <text:p>#NV</text:p>
          </table:table-cell>
          <table:table-cell table:style-name="ce14" table:formula="of:=IF([.$C4]=[.$E$2];[.$B4];NA())" office:value-type="string" office:string-value="" calcext:value-type="error">
            <text:p>#NV</text:p>
          </table:table-cell>
          <table:table-cell table:style-name="ce170" table:formula="of:=IF([.$C4]=[.$F$2];[.$B4];NA())" office:value-type="float" office:value="5.5" calcext:value-type="float">
            <text:p>5,5</text:p>
          </table:table-cell>
          <table:table-cell/>
          <table:table-cell table:style-name="ce2" table:formula="of:=[.$B$2]" office:value-type="string" office:string-value="Blattlänge" calcext:value-type="string">
            <text:p>Blattlänge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31" table:formula="of:=COM.MICROSOFT.RANK.EQ([.L4];[.$L$3:.$L$17];1)" office:value-type="float" office:value="7" calcext:value-type="float">
            <text:p>7</text:p>
          </table:table-cell>
          <table:table-cell table:style-name="ce179" table:formula="of:=SQRT(([.$I$3]-[.A4])^2+([.$I$4]-[.B4])^2)+(ROW()/100000000)" office:value-type="float" office:value="0.94339815320566" calcext:value-type="float">
            <text:p>0,94340</text:p>
          </table:table-cell>
          <table:table-cell table:style-name="ce33" table:formula="of:=[.C4]" office:value-type="string" office:string-value="versicolor" calcext:value-type="string">
            <text:p>versicolor</text:p>
          </table:table-cell>
          <table:table-cell table:style-name="ce33" table:formula="of:=[.A4]" office:value-type="float" office:value="2.6" calcext:value-type="float">
            <text:p>2,6</text:p>
          </table:table-cell>
          <table:table-cell table:style-name="ce33" table:formula="of:=[.B4]" office:value-type="float" office:value="5.5" calcext:value-type="float">
            <text:p>5,5</text:p>
          </table:table-cell>
          <table:table-cell table:style-name="ce14"/>
          <table:table-cell/>
          <table:table-cell table:style-name="ce14" table:formula="of:=IF([.$I$10]&gt;=2;2;&quot;&quot;)" office:value-type="float" office:value="2" calcext:value-type="float">
            <text:p>2</text:p>
          </table:table-cell>
          <table:table-cell table:style-name="ce34" table:formula="of:=IF([.$I$10]&gt;=2;VLOOKUP([.R4];[.$K$3:.$M$17];3;FALSE());&quot;&quot;)" office:value-type="string" office:string-value="virginica" calcext:value-type="string">
            <text:p>virginica</text:p>
          </table:table-cell>
          <table:table-cell table:style-name="ce14" table:formula="of:=IF([.$I$10]&gt;=2;VLOOKUP([.R4];[.$K$3:.$O$17];4;FALSE());&quot;&quot;)" office:value-type="float" office:value="3.2" calcext:value-type="float">
            <text:p>3,2</text:p>
          </table:table-cell>
          <table:table-cell table:style-name="ce170" table:formula="of:=IF([.$I$10]&gt;=2;VLOOKUP([.R4];[.$K$3:.$O$17];5;FALSE());&quot;&quot;)" office:value-type="float" office:value="6.5" calcext:value-type="float">
            <text:p>6,5</text:p>
          </table:table-cell>
          <table:table-cell/>
          <table:table-cell table:style-name="ce43"/>
          <table:table-cell table:style-name="ce46" table:formula="of:=IF([.$I$10]&gt;=1;VLOOKUP([.X2];[.$K$3:.$O$17];4;FALSE());&quot;&quot;)" office:value-type="float" office:value="3" calcext:value-type="float">
            <text:p>3,00</text:p>
          </table:table-cell>
          <table:table-cell table:style-name="ce46" table:formula="of:=IF([.$I$10]&gt;=1;VLOOKUP([.X2];[.$K$3:.$O$17];5;FALSE());&quot;&quot;)" office:value-type="float" office:value="5.7" calcext:value-type="float">
            <text:p>5,70</text:p>
          </table:table-cell>
          <table:table-cell table:style-name="ce46"/>
          <table:table-cell table:style-name="ce46" table:formula="of:=IF([.$I$10]&gt;=2;VLOOKUP([.AA2];[.$K$3:.$O$17];4;FALSE());&quot;&quot;)" office:value-type="float" office:value="3.2" calcext:value-type="float">
            <text:p>3,20</text:p>
          </table:table-cell>
          <table:table-cell table:style-name="ce46" table:formula="of:=IF([.$I$10]&gt;=2;VLOOKUP([.AA2];[.$K$3:.$O$17];5;FALSE());&quot;&quot;)" office:value-type="float" office:value="6.5" calcext:value-type="float">
            <text:p>6,50</text:p>
          </table:table-cell>
          <table:table-cell table:style-name="ce46"/>
          <table:table-cell table:style-name="ce46" table:formula="of:=IF([.$I$10]&gt;=3;VLOOKUP([.AD2];[.$K$3:.$O$17];4;FALSE());&quot;&quot;)" office:value-type="float" office:value="2.8" calcext:value-type="float">
            <text:p>2,80</text:p>
          </table:table-cell>
          <table:table-cell table:style-name="ce46" table:formula="of:=IF([.$I$10]&gt;=3;VLOOKUP([.AD2];[.$K$3:.$O$17];5;FALSE());&quot;&quot;)" office:value-type="float" office:value="6.3" calcext:value-type="float">
            <text:p>6,30</text:p>
          </table:table-cell>
          <table:table-cell table:style-name="ce47"/>
          <table:table-cell table:style-name="ce46" table:formula="of:=IF([.$I$10]&gt;=4;VLOOKUP([.AG2];[.$K$3:.$O$17];4;FALSE());&quot;&quot;)" office:value-type="float" office:value="2.7" calcext:value-type="float">
            <text:p>2,70</text:p>
          </table:table-cell>
          <table:table-cell table:style-name="ce46" table:formula="of:=IF([.$I$10]&gt;=4;VLOOKUP([.AG2];[.$K$3:.$O$17];5;FALSE());&quot;&quot;)" office:value-type="float" office:value="5.8" calcext:value-type="float">
            <text:p>5,80</text:p>
          </table:table-cell>
          <table:table-cell table:style-name="ce47"/>
          <table:table-cell table:style-name="ce46" table:formula="of:=IF([.$I$10]&gt;=5;VLOOKUP([.AJ2];[.$K$3:.$O$17];4;FALSE());&quot;&quot;)" office:value-type="float" office:value="2.7" calcext:value-type="float">
            <text:p>2,70</text:p>
          </table:table-cell>
          <table:table-cell table:style-name="ce46" table:formula="of:=IF([.$I$10]&gt;=5;VLOOKUP([.AJ2];[.$K$3:.$O$17];5;FALSE());&quot;&quot;)" office:value-type="float" office:value="6.4" calcext:value-type="float">
            <text:p>6,40</text:p>
          </table:table-cell>
          <table:table-cell table:number-columns-repeated="16347"/>
        </table:table-row>
        <table:table-row table:style-name="ro3">
          <table:table-cell table:style-name="ce11" office:value-type="float" office:value="3.2" calcext:value-type="float">
            <text:p>3,20</text:p>
          </table:table-cell>
          <table:table-cell table:style-name="ce11" office:value-type="float" office:value="6.5" calcext:value-type="float">
            <text:p>6,50</text:p>
          </table:table-cell>
          <table:table-cell table:style-name="ce59" office:value-type="string" calcext:value-type="string">
            <text:p>virginica</text:p>
          </table:table-cell>
          <table:table-cell table:style-name="ce14" table:formula="of:=IF([.$C5]=[.$D$2];[.$B5];NA())" office:value-type="string" office:string-value="" calcext:value-type="error">
            <text:p>#NV</text:p>
          </table:table-cell>
          <table:table-cell table:style-name="ce14" table:formula="of:=IF([.$C5]=[.$E$2];[.$B5];NA())" office:value-type="float" office:value="6.5" calcext:value-type="float">
            <text:p>6,5</text:p>
          </table:table-cell>
          <table:table-cell table:style-name="ce170" table:formula="of:=IF([.$C5]=[.$F$2];[.$B5];NA())" office:value-type="string" office:string-value="" calcext:value-type="error">
            <text:p>#NV</text:p>
          </table:table-cell>
          <table:table-cell/>
          <table:table-cell table:style-name="ce13"/>
          <table:table-cell table:number-columns-repeated="2"/>
          <table:table-cell table:style-name="ce31" table:formula="of:=COM.MICROSOFT.RANK.EQ([.L5];[.$L$3:.$L$17];1)" office:value-type="float" office:value="2" calcext:value-type="float">
            <text:p>2</text:p>
          </table:table-cell>
          <table:table-cell table:style-name="ce179" table:formula="of:=SQRT(([.$I$3]-[.A5])^2+([.$I$4]-[.B5])^2)+(ROW()/100000000)" office:value-type="float" office:value="0.53851653071345" calcext:value-type="float">
            <text:p>0,53852</text:p>
          </table:table-cell>
          <table:table-cell table:style-name="ce33" table:formula="of:=[.C5]" office:value-type="string" office:string-value="virginica" calcext:value-type="string">
            <text:p>virginica</text:p>
          </table:table-cell>
          <table:table-cell table:style-name="ce33" table:formula="of:=[.A5]" office:value-type="float" office:value="3.2" calcext:value-type="float">
            <text:p>3,2</text:p>
          </table:table-cell>
          <table:table-cell table:style-name="ce33" table:formula="of:=[.B5]" office:value-type="float" office:value="6.5" calcext:value-type="float">
            <text:p>6,5</text:p>
          </table:table-cell>
          <table:table-cell table:style-name="ce14"/>
          <table:table-cell/>
          <table:table-cell table:style-name="ce14" table:formula="of:=IF([.$I$10]&gt;=3;3;&quot;&quot;)" office:value-type="float" office:value="3" calcext:value-type="float">
            <text:p>3</text:p>
          </table:table-cell>
          <table:table-cell table:style-name="ce34" table:formula="of:=IF([.$I$10]&gt;=3;VLOOKUP([.R5];[.$K$3:.$M$17];3;FALSE());&quot;&quot;)" office:value-type="string" office:string-value="virginica" calcext:value-type="string">
            <text:p>virginica</text:p>
          </table:table-cell>
          <table:table-cell table:style-name="ce14" table:formula="of:=IF([.$I$10]&gt;=3;VLOOKUP([.R5];[.$K$3:.$O$17];4;FALSE());&quot;&quot;)" office:value-type="float" office:value="2.8" calcext:value-type="float">
            <text:p>2,8</text:p>
          </table:table-cell>
          <table:table-cell table:style-name="ce170" table:formula="of:=IF([.$I$10]&gt;=3;VLOOKUP([.R5];[.$K$3:.$O$17];5;FALSE());&quot;&quot;)" office:value-type="float" office:value="6.3" calcext:value-type="float">
            <text:p>6,3</text:p>
          </table:table-cell>
          <table:table-cell/>
          <table:table-cell table:style-name="ce43"/>
          <table:table-cell table:style-name="ce47" table:number-columns-repeated="14"/>
          <table:table-cell table:number-columns-repeated="16347"/>
        </table:table-row>
        <table:table-row table:style-name="ro3">
          <table:table-cell table:style-name="ce11" office:value-type="float" office:value="3.1" calcext:value-type="float">
            <text:p>3,10</text:p>
          </table:table-cell>
          <table:table-cell table:style-name="ce11" office:value-type="float" office:value="4.8" calcext:value-type="float">
            <text:p>4,80</text:p>
          </table:table-cell>
          <table:table-cell table:style-name="ce59" office:value-type="string" calcext:value-type="string">
            <text:p>setosa</text:p>
          </table:table-cell>
          <table:table-cell table:style-name="ce14" table:formula="of:=IF([.$C6]=[.$D$2];[.$B6];NA())" office:value-type="float" office:value="4.8" calcext:value-type="float">
            <text:p>4,8</text:p>
          </table:table-cell>
          <table:table-cell table:style-name="ce14" table:formula="of:=IF([.$C6]=[.$E$2];[.$B6];NA())" office:value-type="string" office:string-value="" calcext:value-type="error">
            <text:p>#NV</text:p>
          </table:table-cell>
          <table:table-cell table:style-name="ce170" table:formula="of:=IF([.$C6]=[.$F$2];[.$B6];NA())" office:value-type="string" office:string-value="" calcext:value-type="error">
            <text:p>#NV</text:p>
          </table:table-cell>
          <table:table-cell/>
          <table:table-cell table:style-name="ce18" office:value-type="string" calcext:value-type="string" table:number-columns-spanned="1" table:number-rows-spanned="2">
            <text:p>Berechnetes Label:</text:p>
          </table:table-cell>
          <table:table-cell table:style-name="ce26" table:number-matrix-columns-spanned="1" table:number-matrix-rows-spanned="1" table:formula="of:=IF([.I10]&lt;=2;[.S3];IF([.I10]=3;IF([.S3]=[.S4]=[.S5];[.S3]; IF(OR([.S3]=[.S4];[.S3]=[.S5]);[.S3];IF([.S5]=[.S4];[.S4];[.S3])));INDEX([.$S$3]:INDIRECT(&quot;S&quot;&amp;2+[.I10]);COM.MICROSOFT.MODE.SNGL(MATCH([.$S$3]:INDIRECT(&quot;S&quot;&amp;2+[.I10]);[.$S$3]:INDIRECT(&quot;S&quot;&amp;2+[.I10]);0)))))" office:value-type="string" office:string-value="virginica" calcext:value-type="string" table:number-columns-spanned="1" table:number-rows-spanned="2">
            <text:p>virginica</text:p>
          </table:table-cell>
          <table:table-cell/>
          <table:table-cell table:style-name="ce31" table:formula="of:=COM.MICROSOFT.RANK.EQ([.L6];[.$L$3:.$L$17];1)" office:value-type="float" office:value="11" calcext:value-type="float">
            <text:p>11</text:p>
          </table:table-cell>
          <table:table-cell table:style-name="ce179" table:formula="of:=SQRT(([.$I$3]-[.A6])^2+([.$I$4]-[.B6])^2)+(ROW()/100000000)" office:value-type="float" office:value="1.2369317476853" calcext:value-type="float">
            <text:p>1,23693</text:p>
          </table:table-cell>
          <table:table-cell table:style-name="ce33" table:formula="of:=[.C6]" office:value-type="string" office:string-value="setosa" calcext:value-type="string">
            <text:p>setosa</text:p>
          </table:table-cell>
          <table:table-cell table:style-name="ce33" table:formula="of:=[.A6]" office:value-type="float" office:value="3.1" calcext:value-type="float">
            <text:p>3,1</text:p>
          </table:table-cell>
          <table:table-cell table:style-name="ce33" table:formula="of:=[.B6]" office:value-type="float" office:value="4.8" calcext:value-type="float">
            <text:p>4,8</text:p>
          </table:table-cell>
          <table:table-cell table:style-name="ce14"/>
          <table:table-cell/>
          <table:table-cell table:style-name="ce14" table:formula="of:=IF([.$I$10]&gt;=4;4;&quot;&quot;)" office:value-type="float" office:value="4" calcext:value-type="float">
            <text:p>4</text:p>
          </table:table-cell>
          <table:table-cell table:style-name="ce34" table:formula="of:=IF([.$I$10]&gt;=4;VLOOKUP([.R6];[.$K$3:.$M$17];3;FALSE());&quot;&quot;)" office:value-type="string" office:string-value="versicolor" calcext:value-type="string">
            <text:p>versicolor</text:p>
          </table:table-cell>
          <table:table-cell table:style-name="ce14" table:formula="of:=IF([.$I$10]&gt;=4;VLOOKUP([.R6];[.$K$3:.$O$17];4;FALSE());&quot;&quot;)" office:value-type="float" office:value="2.7" calcext:value-type="float">
            <text:p>2,7</text:p>
          </table:table-cell>
          <table:table-cell table:style-name="ce170" table:formula="of:=IF([.$I$10]&gt;=4;VLOOKUP([.R6];[.$K$3:.$O$17];5;FALSE());&quot;&quot;)" office:value-type="float" office:value="5.8" calcext:value-type="float">
            <text:p>5,8</text:p>
          </table:table-cell>
          <table:table-cell/>
          <table:table-cell table:style-name="ce43"/>
          <table:table-cell table:style-name="ce47" table:number-columns-repeated="14"/>
          <table:table-cell table:number-columns-repeated="16347"/>
        </table:table-row>
        <table:table-row table:style-name="ro3">
          <table:table-cell table:style-name="ce11" office:value-type="float" office:value="3.3" calcext:value-type="float">
            <text:p>3,3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setosa</text:p>
          </table:table-cell>
          <table:table-cell table:style-name="ce14" table:formula="of:=IF([.$C7]=[.$D$2];[.$B7];NA())" office:value-type="float" office:value="5.1" calcext:value-type="float">
            <text:p>5,1</text:p>
          </table:table-cell>
          <table:table-cell table:style-name="ce14" table:formula="of:=IF([.$C7]=[.$E$2];[.$B7];NA())" office:value-type="string" office:string-value="" calcext:value-type="error">
            <text:p>#NV</text:p>
          </table:table-cell>
          <table:table-cell table:style-name="ce170" table:formula="of:=IF([.$C7]=[.$F$2];[.$B7];NA())" office:value-type="string" office:string-value="" calcext:value-type="error">
            <text:p>#NV</text:p>
          </table:table-cell>
          <table:table-cell/>
          <table:covered-table-cell table:style-name="ce19"/>
          <table:covered-table-cell table:style-name="ce27"/>
          <table:table-cell/>
          <table:table-cell table:style-name="ce31" table:formula="of:=COM.MICROSOFT.RANK.EQ([.L7];[.$L$3:.$L$17];1)" office:value-type="float" office:value="6" calcext:value-type="float">
            <text:p>6</text:p>
          </table:table-cell>
          <table:table-cell table:style-name="ce179" table:formula="of:=SQRT(([.$I$3]-[.A7])^2+([.$I$4]-[.B7])^2)+(ROW()/100000000)" office:value-type="float" office:value="0.905538583813742" calcext:value-type="float">
            <text:p>0,90554</text:p>
          </table:table-cell>
          <table:table-cell table:style-name="ce33" table:formula="of:=[.C7]" office:value-type="string" office:string-value="setosa" calcext:value-type="string">
            <text:p>setosa</text:p>
          </table:table-cell>
          <table:table-cell table:style-name="ce33" table:formula="of:=[.A7]" office:value-type="float" office:value="3.3" calcext:value-type="float">
            <text:p>3,3</text:p>
          </table:table-cell>
          <table:table-cell table:style-name="ce33" table:formula="of:=[.B7]" office:value-type="float" office:value="5.1" calcext:value-type="float">
            <text:p>5,1</text:p>
          </table:table-cell>
          <table:table-cell table:style-name="ce14"/>
          <table:table-cell/>
          <table:table-cell table:style-name="ce14" table:formula="of:=IF([.$I$10]&gt;=5;5;&quot;&quot;)" office:value-type="float" office:value="5" calcext:value-type="float">
            <text:p>5</text:p>
          </table:table-cell>
          <table:table-cell table:style-name="ce34" table:formula="of:=IF([.$I$10]&gt;=5;VLOOKUP([.R7];[.$K$3:.$M$17];3;FALSE());&quot;&quot;)" office:value-type="string" office:string-value="virginica" calcext:value-type="string">
            <text:p>virginica</text:p>
          </table:table-cell>
          <table:table-cell table:style-name="ce14" table:formula="of:=IF([.$I$10]&gt;=5;VLOOKUP([.R7];[.$K$3:.$O$17];4;FALSE());&quot;&quot;)" office:value-type="float" office:value="2.7" calcext:value-type="float">
            <text:p>2,7</text:p>
          </table:table-cell>
          <table:table-cell table:style-name="ce170" table:formula="of:=IF([.$I$10]&gt;=5;VLOOKUP([.R7];[.$K$3:.$O$17];5;FALSE());&quot;&quot;)" office:value-type="float" office:value="6.4" calcext:value-type="float">
            <text:p>6,4</text:p>
          </table:table-cell>
          <table:table-cell/>
          <table:table-cell table:style-name="ce43"/>
          <table:table-cell table:style-name="ce48" office:value-type="float" office:value="6" calcext:value-type="float">
            <text:p>6</text:p>
          </table:table-cell>
          <table:table-cell table:style-name="ce48" table:number-columns-repeated="2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48" office:value-type="float" office:value="9" calcext:value-type="float">
            <text:p>9</text:p>
          </table:table-cell>
          <table:table-cell table:style-name="ce48" table:number-columns-repeated="2"/>
          <table:table-cell table:style-name="ce48" office:value-type="float" office:value="10" calcext:value-type="float">
            <text:p>10</text:p>
          </table:table-cell>
          <table:table-cell table:style-name="ce48"/>
          <table:table-cell table:number-columns-repeated="16347"/>
        </table:table-row>
        <table:table-row table:style-name="ro3">
          <table:table-cell table:style-name="ce11" office:value-type="float" office:value="2.8" calcext:value-type="float">
            <text:p>2,80</text:p>
          </table:table-cell>
          <table:table-cell table:style-name="ce11" office:value-type="float" office:value="6.3" calcext:value-type="float">
            <text:p>6,30</text:p>
          </table:table-cell>
          <table:table-cell table:style-name="ce59" office:value-type="string" calcext:value-type="string">
            <text:p>virginica</text:p>
          </table:table-cell>
          <table:table-cell table:style-name="ce14" table:formula="of:=IF([.$C8]=[.$D$2];[.$B8];NA())" office:value-type="string" office:string-value="" calcext:value-type="error">
            <text:p>#NV</text:p>
          </table:table-cell>
          <table:table-cell table:style-name="ce14" table:formula="of:=IF([.$C8]=[.$E$2];[.$B8];NA())" office:value-type="float" office:value="6.3" calcext:value-type="float">
            <text:p>6,3</text:p>
          </table:table-cell>
          <table:table-cell table:style-name="ce170" table:formula="of:=IF([.$C8]=[.$F$2];[.$B8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8];[.$L$3:.$L$17];1)" office:value-type="float" office:value="3" calcext:value-type="float">
            <text:p>3</text:p>
          </table:table-cell>
          <table:table-cell table:style-name="ce179" table:formula="of:=SQRT(([.$I$3]-[.A8])^2+([.$I$4]-[.B8])^2)+(ROW()/100000000)" office:value-type="float" office:value="0.670820473249937" calcext:value-type="float">
            <text:p>0,67082</text:p>
          </table:table-cell>
          <table:table-cell table:style-name="ce33" table:formula="of:=[.C8]" office:value-type="string" office:string-value="virginica" calcext:value-type="string">
            <text:p>virginica</text:p>
          </table:table-cell>
          <table:table-cell table:style-name="ce33" table:formula="of:=[.A8]" office:value-type="float" office:value="2.8" calcext:value-type="float">
            <text:p>2,8</text:p>
          </table:table-cell>
          <table:table-cell table:style-name="ce33" table:formula="of:=[.B8]" office:value-type="float" office:value="6.3" calcext:value-type="float">
            <text:p>6,3</text:p>
          </table:table-cell>
          <table:table-cell table:style-name="ce14"/>
          <table:table-cell/>
          <table:table-cell table:style-name="ce34" table:formula="of:=IF([.$I$10]&gt;=6;6;&quot;&quot;)">
            <text:p/>
          </table:table-cell>
          <table:table-cell table:style-name="ce34" table:formula="of:=IF([.$I$10]&gt;=6;VLOOKUP([.R8];[.$K$3:.$M$17];3;FALSE());&quot;&quot;)">
            <text:p/>
          </table:table-cell>
          <table:table-cell table:style-name="ce14" table:formula="of:=IF([.$I$10]&gt;=6;VLOOKUP([.R8];[.$K$3:.$O$17];4;FALSE());&quot;&quot;)">
            <text:p/>
          </table:table-cell>
          <table:table-cell table:style-name="ce170" table:formula="of:=IF([.$I$10]&gt;=6;VLOOKUP([.R8];[.$K$3:.$O$17];5;FALSE());&quot;&quot;)">
            <text:p/>
          </table:table-cell>
          <table:table-cell/>
          <table:table-cell table:style-name="ce43"/>
          <table:table-cell table:style-name="ce46" table:formula="of:=IF([.$I$10]&gt;=6;[.$I$3];&quot;&quot;)">
            <text:p/>
          </table:table-cell>
          <table:table-cell table:style-name="ce46" table:formula="of:=IF([.$I$10]&gt;=6;[.$I$4];&quot;&quot;)">
            <text:p/>
          </table:table-cell>
          <table:table-cell table:style-name="ce47"/>
          <table:table-cell table:style-name="ce46" table:formula="of:=IF([.$I$10]&gt;=7;[.$I$3];&quot;&quot;)">
            <text:p/>
          </table:table-cell>
          <table:table-cell table:style-name="ce46" table:formula="of:=IF([.$I$10]&gt;=7;[.$I$4];&quot;&quot;)">
            <text:p/>
          </table:table-cell>
          <table:table-cell table:style-name="ce47"/>
          <table:table-cell table:style-name="ce46" table:formula="of:=IF([.$I$10]&gt;=8;[.$I$3];&quot;&quot;)">
            <text:p/>
          </table:table-cell>
          <table:table-cell table:style-name="ce46" table:formula="of:=IF([.$I$10]&gt;=8;[.$I$4];&quot;&quot;)">
            <text:p/>
          </table:table-cell>
          <table:table-cell table:style-name="ce47"/>
          <table:table-cell table:style-name="ce46" table:formula="of:=IF([.$I$10]&gt;=9;[.$I$3];&quot;&quot;)">
            <text:p/>
          </table:table-cell>
          <table:table-cell table:style-name="ce46" table:formula="of:=IF([.$I$10]&gt;=9;[.$I$4];&quot;&quot;)">
            <text:p/>
          </table:table-cell>
          <table:table-cell table:style-name="ce47"/>
          <table:table-cell table:style-name="ce46" table:formula="of:=IF([.$I$10]&gt;=10;[.$I$3];&quot;&quot;)">
            <text:p/>
          </table:table-cell>
          <table:table-cell table:style-name="ce46" table:formula="of:=IF([.$I$10]&gt;=10;[.$I$4];&quot;&quot;)">
            <text:p/>
          </table:table-cell>
          <table:table-cell table:number-columns-repeated="16347"/>
        </table:table-row>
        <table:table-row table:style-name="ro3"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7.2" calcext:value-type="float">
            <text:p>7,20</text:p>
          </table:table-cell>
          <table:table-cell table:style-name="ce59" office:value-type="string" calcext:value-type="string">
            <text:p>virginica</text:p>
          </table:table-cell>
          <table:table-cell table:style-name="ce14" table:formula="of:=IF([.$C9]=[.$D$2];[.$B9];NA())" office:value-type="string" office:string-value="" calcext:value-type="error">
            <text:p>#NV</text:p>
          </table:table-cell>
          <table:table-cell table:style-name="ce14" table:formula="of:=IF([.$C9]=[.$E$2];[.$B9];NA())" office:value-type="float" office:value="7.2" calcext:value-type="float">
            <text:p>7,2</text:p>
          </table:table-cell>
          <table:table-cell table:style-name="ce170" table:formula="of:=IF([.$C9]=[.$F$2];[.$B9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9];[.$L$3:.$L$17];1)" office:value-type="float" office:value="12" calcext:value-type="float">
            <text:p>12</text:p>
          </table:table-cell>
          <table:table-cell table:style-name="ce179" table:formula="of:=SQRT(([.$I$3]-[.A9])^2+([.$I$4]-[.B9])^2)+(ROW()/100000000)" office:value-type="float" office:value="1.26491115406735" calcext:value-type="float">
            <text:p>1,26491</text:p>
          </table:table-cell>
          <table:table-cell table:style-name="ce33" table:formula="of:=[.C9]" office:value-type="string" office:string-value="virginica" calcext:value-type="string">
            <text:p>virginica</text:p>
          </table:table-cell>
          <table:table-cell table:style-name="ce33" table:formula="of:=[.A9]" office:value-type="float" office:value="3" calcext:value-type="float">
            <text:p>3</text:p>
          </table:table-cell>
          <table:table-cell table:style-name="ce33" table:formula="of:=[.B9]" office:value-type="float" office:value="7.2" calcext:value-type="float">
            <text:p>7,2</text:p>
          </table:table-cell>
          <table:table-cell table:style-name="ce14"/>
          <table:table-cell/>
          <table:table-cell table:style-name="ce34" table:formula="of:=IF([.$I$10]&gt;=7;7;&quot;&quot;)">
            <text:p/>
          </table:table-cell>
          <table:table-cell table:style-name="ce34" table:formula="of:=IF([.$I$10]&gt;=7;VLOOKUP([.R9];[.$K$3:.$M$17];3;FALSE());&quot;&quot;)">
            <text:p/>
          </table:table-cell>
          <table:table-cell table:style-name="ce14" table:formula="of:=IF([.$I$10]&gt;=7;VLOOKUP([.R9];[.$K$3:.$O$17];4;FALSE());&quot;&quot;)">
            <text:p/>
          </table:table-cell>
          <table:table-cell table:style-name="ce170" table:formula="of:=IF([.$I$10]&gt;=7;VLOOKUP([.R9];[.$K$3:.$O$17];5;FALSE());&quot;&quot;)">
            <text:p/>
          </table:table-cell>
          <table:table-cell/>
          <table:table-cell table:style-name="ce43"/>
          <table:table-cell table:style-name="ce46" table:formula="of:=IF([.$I$10]&gt;=6;VLOOKUP([.X7];[.$K$3:.$O$17];4;FALSE());&quot;&quot;)">
            <text:p/>
          </table:table-cell>
          <table:table-cell table:style-name="ce46" table:formula="of:=IF([.$I$10]&gt;=6;VLOOKUP([.X7];[.$K$3:.$O$17];5;FALSE());&quot;&quot;)">
            <text:p/>
          </table:table-cell>
          <table:table-cell table:style-name="ce47"/>
          <table:table-cell table:style-name="ce46" table:formula="of:=IF([.$I$10]&gt;=7;VLOOKUP([.AA7];[.$K$3:.$O$17];4;FALSE());&quot;&quot;)">
            <text:p/>
          </table:table-cell>
          <table:table-cell table:style-name="ce46" table:formula="of:=IF([.$I$10]&gt;=7;VLOOKUP([.AA7];[.$K$3:.$O$17];5;FALSE());&quot;&quot;)">
            <text:p/>
          </table:table-cell>
          <table:table-cell table:style-name="ce47"/>
          <table:table-cell table:style-name="ce46" table:formula="of:=IF([.$I$10]&gt;=8;VLOOKUP([.AD7];[.$K$3:.$O$17];4;FALSE());&quot;&quot;)">
            <text:p/>
          </table:table-cell>
          <table:table-cell table:style-name="ce46" table:formula="of:=IF([.$I$10]&gt;=8;VLOOKUP([.AD7];[.$K$3:.$O$17];5;FALSE());&quot;&quot;)">
            <text:p/>
          </table:table-cell>
          <table:table-cell table:style-name="ce47"/>
          <table:table-cell table:style-name="ce46" table:formula="of:=IF([.$I$10]&gt;=9;VLOOKUP([.AG7];[.$K$3:.$O$17];4;FALSE());&quot;&quot;)">
            <text:p/>
          </table:table-cell>
          <table:table-cell table:style-name="ce46" table:formula="of:=IF([.$I$10]&gt;=9;VLOOKUP([.AG7];[.$K$3:.$O$17];5;FALSE());&quot;&quot;)">
            <text:p/>
          </table:table-cell>
          <table:table-cell table:style-name="ce47"/>
          <table:table-cell table:style-name="ce46" table:formula="of:=IF([.$I$10]&gt;=10;VLOOKUP([.AJ7];[.$K$3:.$O$17];4;FALSE());&quot;&quot;)">
            <text:p/>
          </table:table-cell>
          <table:table-cell table:style-name="ce46" table:formula="of:=IF([.$I$10]&gt;=10;VLOOKUP([.AJ7];[.$K$3:.$O$17];5;FALSE());&quot;&quot;)">
            <text:p/>
          </table:table-cell>
          <table:table-cell table:number-columns-repeated="16347"/>
        </table:table-row>
        <table:table-row table:style-name="ro3">
          <table:table-cell table:style-name="ce11" office:value-type="float" office:value="2.3" calcext:value-type="float">
            <text:p>2,30</text:p>
          </table:table-cell>
          <table:table-cell table:style-name="ce11" office:value-type="float" office:value="5" calcext:value-type="float">
            <text:p>5,0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10]=[.$D$2];[.$B10];NA())" office:value-type="string" office:string-value="" calcext:value-type="error">
            <text:p>#NV</text:p>
          </table:table-cell>
          <table:table-cell table:style-name="ce14" table:formula="of:=IF([.$C10]=[.$E$2];[.$B10];NA())" office:value-type="string" office:string-value="" calcext:value-type="error">
            <text:p>#NV</text:p>
          </table:table-cell>
          <table:table-cell table:style-name="ce170" table:formula="of:=IF([.$C10]=[.$F$2];[.$B10];NA())"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Parameter k: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31" table:formula="of:=COM.MICROSOFT.RANK.EQ([.L10];[.$L$3:.$L$17];1)" office:value-type="float" office:value="15" calcext:value-type="float">
            <text:p>15</text:p>
          </table:table-cell>
          <table:table-cell table:style-name="ce179" table:formula="of:=SQRT(([.$I$3]-[.A10])^2+([.$I$4]-[.B10])^2)+(ROW()/100000000)" office:value-type="float" office:value="1.48660697473185" calcext:value-type="float">
            <text:p>1,48661</text:p>
          </table:table-cell>
          <table:table-cell table:style-name="ce33" table:formula="of:=[.C10]" office:value-type="string" office:string-value="versicolor" calcext:value-type="string">
            <text:p>versicolor</text:p>
          </table:table-cell>
          <table:table-cell table:style-name="ce33" table:formula="of:=[.A10]" office:value-type="float" office:value="2.3" calcext:value-type="float">
            <text:p>2,3</text:p>
          </table:table-cell>
          <table:table-cell table:style-name="ce33" table:formula="of:=[.B10]" office:value-type="float" office:value="5" calcext:value-type="float">
            <text:p>5</text:p>
          </table:table-cell>
          <table:table-cell table:style-name="ce14"/>
          <table:table-cell/>
          <table:table-cell table:style-name="ce34" table:formula="of:=IF([.$I$10]&gt;=8;8;&quot;&quot;)">
            <text:p/>
          </table:table-cell>
          <table:table-cell table:style-name="ce34" table:formula="of:=IF([.$I$10]&gt;=8;VLOOKUP([.R10];[.$K$3:.$M$17];3;FALSE());&quot;&quot;)">
            <text:p/>
          </table:table-cell>
          <table:table-cell table:style-name="ce34" table:formula="of:=IF([.$I$10]&gt;=8;VLOOKUP([.R10];[.$K$3:.$O$17];4;FALSE());&quot;&quot;)">
            <text:p/>
          </table:table-cell>
          <table:table-cell table:style-name="ce39" table:formula="of:=IF([.$I$10]&gt;=8;VLOOKUP([.R10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5.8" calcext:value-type="float">
            <text:p>5,8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11]=[.$D$2];[.$B11];NA())" office:value-type="string" office:string-value="" calcext:value-type="error">
            <text:p>#NV</text:p>
          </table:table-cell>
          <table:table-cell table:style-name="ce14" table:formula="of:=IF([.$C11]=[.$E$2];[.$B11];NA())" office:value-type="string" office:string-value="" calcext:value-type="error">
            <text:p>#NV</text:p>
          </table:table-cell>
          <table:table-cell table:style-name="ce170" table:formula="of:=IF([.$C11]=[.$F$2];[.$B11];NA())" office:value-type="float" office:value="5.8" calcext:value-type="float">
            <text:p>5,8</text:p>
          </table:table-cell>
          <table:table-cell/>
          <table:table-cell table:style-name="ce21" office:value-type="string" calcext:value-type="string" table:number-columns-spanned="2" table:number-rows-spanned="2">
            <text:p>Hinweis: <text:s text:c="41"/>Unterstützt nur k bis 10</text:p>
          </table:table-cell>
          <table:covered-table-cell table:style-name="ce168"/>
          <table:table-cell/>
          <table:table-cell table:style-name="ce31" table:formula="of:=COM.MICROSOFT.RANK.EQ([.L11];[.$L$3:.$L$17];1)" office:value-type="float" office:value="4" calcext:value-type="float">
            <text:p>4</text:p>
          </table:table-cell>
          <table:table-cell table:style-name="ce179" table:formula="of:=SQRT(([.$I$3]-[.A11])^2+([.$I$4]-[.B11])^2)+(ROW()/100000000)" office:value-type="float" office:value="0.728011098928052" calcext:value-type="float">
            <text:p>0,72801</text:p>
          </table:table-cell>
          <table:table-cell table:style-name="ce33" table:formula="of:=[.C11]" office:value-type="string" office:string-value="versicolor" calcext:value-type="string">
            <text:p>versicolor</text:p>
          </table:table-cell>
          <table:table-cell table:style-name="ce33" table:formula="of:=[.A11]" office:value-type="float" office:value="2.7" calcext:value-type="float">
            <text:p>2,7</text:p>
          </table:table-cell>
          <table:table-cell table:style-name="ce33" table:formula="of:=[.B11]" office:value-type="float" office:value="5.8" calcext:value-type="float">
            <text:p>5,8</text:p>
          </table:table-cell>
          <table:table-cell table:style-name="ce14"/>
          <table:table-cell/>
          <table:table-cell table:style-name="ce34" table:formula="of:=IF([.$I$10]&gt;=9;9;&quot;&quot;)">
            <text:p/>
          </table:table-cell>
          <table:table-cell table:style-name="ce34" table:formula="of:=IF([.$I$10]&gt;=9;VLOOKUP([.R11];[.$K$3:.$M$17];3;FALSE());&quot;&quot;)">
            <text:p/>
          </table:table-cell>
          <table:table-cell table:style-name="ce34" table:formula="of:=IF([.$I$10]&gt;=9;VLOOKUP([.R11];[.$K$3:.$O$17];4;FALSE());&quot;&quot;)">
            <text:p/>
          </table:table-cell>
          <table:table-cell table:style-name="ce39" table:formula="of:=IF([.$I$10]&gt;=9;VLOOKUP([.R11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5.7" calcext:value-type="float">
            <text:p>5,7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12]=[.$D$2];[.$B12];NA())" office:value-type="string" office:string-value="" calcext:value-type="error">
            <text:p>#NV</text:p>
          </table:table-cell>
          <table:table-cell table:style-name="ce14" table:formula="of:=IF([.$C12]=[.$E$2];[.$B12];NA())" office:value-type="string" office:string-value="" calcext:value-type="error">
            <text:p>#NV</text:p>
          </table:table-cell>
          <table:table-cell table:style-name="ce170" table:formula="of:=IF([.$C12]=[.$F$2];[.$B12];NA())" office:value-type="float" office:value="5.7" calcext:value-type="float">
            <text:p>5,7</text:p>
          </table:table-cell>
          <table:table-cell/>
          <table:covered-table-cell table:number-columns-repeated="2" table:style-name="ce168"/>
          <table:table-cell/>
          <table:table-cell table:style-name="ce31" table:formula="of:=COM.MICROSOFT.RANK.EQ([.L12];[.$L$3:.$L$17];1)" office:value-type="float" office:value="1" calcext:value-type="float">
            <text:p>1</text:p>
          </table:table-cell>
          <table:table-cell table:style-name="ce179" table:formula="of:=SQRT(([.$I$3]-[.A12])^2+([.$I$4]-[.B12])^2)+(ROW()/100000000)" office:value-type="float" office:value="0.50000012" calcext:value-type="float">
            <text:p>0,50000</text:p>
          </table:table-cell>
          <table:table-cell table:style-name="ce33" table:formula="of:=[.C12]" office:value-type="string" office:string-value="versicolor" calcext:value-type="string">
            <text:p>versicolor</text:p>
          </table:table-cell>
          <table:table-cell table:style-name="ce33" table:formula="of:=[.A12]" office:value-type="float" office:value="3" calcext:value-type="float">
            <text:p>3</text:p>
          </table:table-cell>
          <table:table-cell table:style-name="ce33" table:formula="of:=[.B12]" office:value-type="float" office:value="5.7" calcext:value-type="float">
            <text:p>5,7</text:p>
          </table:table-cell>
          <table:table-cell table:style-name="ce14"/>
          <table:table-cell/>
          <table:table-cell table:style-name="ce34" table:formula="of:=IF([.$I$10]&gt;=10;10;&quot;&quot;)">
            <text:p/>
          </table:table-cell>
          <table:table-cell table:style-name="ce34" table:formula="of:=IF([.$I$10]&gt;=10;VLOOKUP([.R12];[.$K$3:.$M$17];3;FALSE());&quot;&quot;)">
            <text:p/>
          </table:table-cell>
          <table:table-cell table:style-name="ce34" table:formula="of:=IF([.$I$10]&gt;=10;VLOOKUP([.R12];[.$K$3:.$O$17];4;FALSE());&quot;&quot;)">
            <text:p/>
          </table:table-cell>
          <table:table-cell table:style-name="ce39" table:formula="of:=IF([.$I$10]&gt;=10;VLOOKUP([.R12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6.4" calcext:value-type="float">
            <text:p>6,40</text:p>
          </table:table-cell>
          <table:table-cell table:style-name="ce59" office:value-type="string" calcext:value-type="string">
            <text:p>virginica</text:p>
          </table:table-cell>
          <table:table-cell table:style-name="ce14" table:formula="of:=IF([.$C13]=[.$D$2];[.$B13];NA())" office:value-type="string" office:string-value="" calcext:value-type="error">
            <text:p>#NV</text:p>
          </table:table-cell>
          <table:table-cell table:style-name="ce14" table:formula="of:=IF([.$C13]=[.$E$2];[.$B13];NA())" office:value-type="float" office:value="6.4" calcext:value-type="float">
            <text:p>6,4</text:p>
          </table:table-cell>
          <table:table-cell table:style-name="ce170" table:formula="of:=IF([.$C13]=[.$F$2];[.$B13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3];[.$L$3:.$L$17];1)" office:value-type="float" office:value="5" calcext:value-type="float">
            <text:p>5</text:p>
          </table:table-cell>
          <table:table-cell table:style-name="ce179" table:formula="of:=SQRT(([.$I$3]-[.A13])^2+([.$I$4]-[.B13])^2)+(ROW()/100000000)" office:value-type="float" office:value="0.806225904829855" calcext:value-type="float">
            <text:p>0,80623</text:p>
          </table:table-cell>
          <table:table-cell table:style-name="ce33" table:formula="of:=[.C13]" office:value-type="string" office:string-value="virginica" calcext:value-type="string">
            <text:p>virginica</text:p>
          </table:table-cell>
          <table:table-cell table:style-name="ce33" table:formula="of:=[.A13]" office:value-type="float" office:value="2.7" calcext:value-type="float">
            <text:p>2,7</text:p>
          </table:table-cell>
          <table:table-cell table:style-name="ce33" table:formula="of:=[.B13]" office:value-type="float" office:value="6.4" calcext:value-type="float">
            <text:p>6,4</text:p>
          </table:table-cell>
          <table:table-cell table:style-name="ce14"/>
          <table:table-cell/>
          <table:table-cell table:style-name="ce14"/>
          <table:table-cell table:number-columns-repeated="16366"/>
        </table:table-row>
        <table:table-row table:style-name="ro3">
          <table:table-cell table:style-name="ce11" office:value-type="float" office:value="3.2" calcext:value-type="float">
            <text:p>3,20</text:p>
          </table:table-cell>
          <table:table-cell table:style-name="ce11" office:value-type="float" office:value="4.6" calcext:value-type="float">
            <text:p>4,60</text:p>
          </table:table-cell>
          <table:table-cell table:style-name="ce59" office:value-type="string" calcext:value-type="string">
            <text:p>setosa</text:p>
          </table:table-cell>
          <table:table-cell table:style-name="ce14" table:formula="of:=IF([.$C14]=[.$D$2];[.$B14];NA())" office:value-type="float" office:value="4.6" calcext:value-type="float">
            <text:p>4,6</text:p>
          </table:table-cell>
          <table:table-cell table:style-name="ce14" table:formula="of:=IF([.$C14]=[.$E$2];[.$B14];NA())" office:value-type="string" office:string-value="" calcext:value-type="error">
            <text:p>#NV</text:p>
          </table:table-cell>
          <table:table-cell table:style-name="ce170" table:formula="of:=IF([.$C14]=[.$F$2];[.$B14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4];[.$L$3:.$L$17];1)" office:value-type="float" office:value="14" calcext:value-type="float">
            <text:p>14</text:p>
          </table:table-cell>
          <table:table-cell table:style-name="ce179" table:formula="of:=SQRT(([.$I$3]-[.A14])^2+([.$I$4]-[.B14])^2)+(ROW()/100000000)" office:value-type="float" office:value="1.4142137023731" calcext:value-type="float">
            <text:p>1,41421</text:p>
          </table:table-cell>
          <table:table-cell table:style-name="ce33" table:formula="of:=[.C14]" office:value-type="string" office:string-value="setosa" calcext:value-type="string">
            <text:p>setosa</text:p>
          </table:table-cell>
          <table:table-cell table:style-name="ce33" table:formula="of:=[.A14]" office:value-type="float" office:value="3.2" calcext:value-type="float">
            <text:p>3,2</text:p>
          </table:table-cell>
          <table:table-cell table:style-name="ce33" table:formula="of:=[.B14]" office:value-type="float" office:value="4.6" calcext:value-type="float">
            <text:p>4,6</text:p>
          </table:table-cell>
          <table:table-cell table:style-name="ce14"/>
          <table:table-cell/>
          <table:table-cell table:style-name="ce14"/>
          <table:table-cell table:number-columns-repeated="16366"/>
        </table:table-row>
        <table:table-row table:style-name="ro3"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5.6" calcext:value-type="float">
            <text:p>5,6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15]=[.$D$2];[.$B15];NA())" office:value-type="string" office:string-value="" calcext:value-type="error">
            <text:p>#NV</text:p>
          </table:table-cell>
          <table:table-cell table:style-name="ce14" table:formula="of:=IF([.$C15]=[.$E$2];[.$B15];NA())" office:value-type="string" office:string-value="" calcext:value-type="error">
            <text:p>#NV</text:p>
          </table:table-cell>
          <table:table-cell table:style-name="ce170" table:formula="of:=IF([.$C15]=[.$F$2];[.$B15];NA())" office:value-type="float" office:value="5.6" calcext:value-type="float">
            <text:p>5,6</text:p>
          </table:table-cell>
          <table:table-cell table:number-columns-repeated="4"/>
          <table:table-cell table:style-name="ce31" table:formula="of:=COM.MICROSOFT.RANK.EQ([.L15];[.$L$3:.$L$17];1)" office:value-type="float" office:value="8" calcext:value-type="float">
            <text:p>8</text:p>
          </table:table-cell>
          <table:table-cell table:style-name="ce179" table:formula="of:=SQRT(([.$I$3]-[.A15])^2+([.$I$4]-[.B15])^2)+(ROW()/100000000)" office:value-type="float" office:value="0.984885930179611" calcext:value-type="float">
            <text:p>0,98489</text:p>
          </table:table-cell>
          <table:table-cell table:style-name="ce33" table:formula="of:=[.C15]" office:value-type="string" office:string-value="versicolor" calcext:value-type="string">
            <text:p>versicolor</text:p>
          </table:table-cell>
          <table:table-cell table:style-name="ce33" table:formula="of:=[.A15]" office:value-type="float" office:value="2.5" calcext:value-type="float">
            <text:p>2,5</text:p>
          </table:table-cell>
          <table:table-cell table:style-name="ce33" table:formula="of:=[.B15]" office:value-type="float" office:value="5.6" calcext:value-type="float">
            <text:p>5,6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11" office:value-type="float" office:value="3.8" calcext:value-type="float">
            <text:p>3,8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setosa</text:p>
          </table:table-cell>
          <table:table-cell table:style-name="ce14" table:formula="of:=IF([.$C16]=[.$D$2];[.$B16];NA())" office:value-type="float" office:value="5.1" calcext:value-type="float">
            <text:p>5,1</text:p>
          </table:table-cell>
          <table:table-cell table:style-name="ce14" table:formula="of:=IF([.$C16]=[.$E$2];[.$B16];NA())" office:value-type="string" office:string-value="" calcext:value-type="error">
            <text:p>#NV</text:p>
          </table:table-cell>
          <table:table-cell table:style-name="ce170" table:formula="of:=IF([.$C16]=[.$F$2];[.$B16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6];[.$L$3:.$L$17];1)" office:value-type="float" office:value="9" calcext:value-type="float">
            <text:p>9</text:p>
          </table:table-cell>
          <table:table-cell table:style-name="ce179" table:formula="of:=SQRT(([.$I$3]-[.A16])^2+([.$I$4]-[.B16])^2)+(ROW()/100000000)" office:value-type="float" office:value="0.984885940179611" calcext:value-type="float">
            <text:p>0,98489</text:p>
          </table:table-cell>
          <table:table-cell table:style-name="ce33" table:formula="of:=[.C16]" office:value-type="string" office:string-value="setosa" calcext:value-type="string">
            <text:p>setosa</text:p>
          </table:table-cell>
          <table:table-cell table:style-name="ce33" table:formula="of:=[.A16]" office:value-type="float" office:value="3.8" calcext:value-type="float">
            <text:p>3,8</text:p>
          </table:table-cell>
          <table:table-cell table:style-name="ce33" table:formula="of:=[.B16]" office:value-type="float" office:value="5.1" calcext:value-type="float">
            <text:p>5,1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versicolor</text:p>
          </table:table-cell>
          <table:table-cell table:style-name="ce14" table:formula="of:=IF([.$C17]=[.$D$2];[.$B17];NA())" office:value-type="string" office:string-value="" calcext:value-type="error">
            <text:p>#NV</text:p>
          </table:table-cell>
          <table:table-cell table:style-name="ce14" table:formula="of:=IF([.$C17]=[.$E$2];[.$B17];NA())" office:value-type="string" office:string-value="" calcext:value-type="error">
            <text:p>#NV</text:p>
          </table:table-cell>
          <table:table-cell table:style-name="ce170" table:formula="of:=IF([.$C17]=[.$F$2];[.$B17];NA())" office:value-type="float" office:value="5.1" calcext:value-type="float">
            <text:p>5,1</text:p>
          </table:table-cell>
          <table:table-cell table:number-columns-repeated="4"/>
          <table:table-cell table:style-name="ce31" table:formula="of:=COM.MICROSOFT.RANK.EQ([.L17];[.$L$3:.$L$17];1)" office:value-type="float" office:value="13" calcext:value-type="float">
            <text:p>13</text:p>
          </table:table-cell>
          <table:table-cell table:style-name="ce179" table:formula="of:=SQRT(([.$I$3]-[.A17])^2+([.$I$4]-[.B17])^2)+(ROW()/100000000)" office:value-type="float" office:value="1.27279237613579" calcext:value-type="float">
            <text:p>1,27279</text:p>
          </table:table-cell>
          <table:table-cell table:style-name="ce33" table:formula="of:=[.C17]" office:value-type="string" office:string-value="versicolor" calcext:value-type="string">
            <text:p>versicolor</text:p>
          </table:table-cell>
          <table:table-cell table:style-name="ce33" table:formula="of:=[.A17]" office:value-type="float" office:value="2.5" calcext:value-type="float">
            <text:p>2,5</text:p>
          </table:table-cell>
          <table:table-cell table:style-name="ce33" table:formula="of:=[.B17]" office:value-type="float" office:value="5.1" calcext:value-type="float">
            <text:p>5,1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6" table:number-columns-repeated="2"/>
          <table:table-cell table:style-name="ce1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7" table:number-columns-repeated="2"/>
          <table:table-cell table:style-name="ce170"/>
          <table:table-cell table:style-name="ce14" table:number-columns-repeated="2"/>
          <table:table-cell table:style-name="ce170"/>
          <table:table-cell/>
          <table:table-cell>
            <draw:frame table:end-cell-address="Klassifikation.Q42" table:end-x="0.256cm" table:end-y="0.24cm" draw:z-index="0" draw:name="Diagramm 4" draw:style-name="gr1" draw:text-style-name="P1" svg:width="21.209cm" svg:height="13.034cm" svg:x="0cm" svg:y="0.026cm">
              <draw:object draw:notify-on-update-of-ranges="Klassifikation.A3:Klassifikation.A17 Klassifikation.A21:Klassifikation.A21 Klassifikation.D3:Klassifikation.D17 Klassifikation.A3:Klassifikation.A17 Klassifikation.A22:Klassifikation.A22 Klassifikation.E3:Klassifikation.E17 Klassifikation.A3:Klassifikation.A17 Klassifikation.A23:Klassifikation.A23 Klassifikation.F3:Klassifikation.F51 Klassifikation.I3:Klassifikation.I3 Klassifikation.I4:Klassifikation.I4 Klassifikation.X3:Klassifikation.X4 Klassifikation.Y3:Klassifikation.Y4 Klassifikation.AA3:Klassifikation.AA4 Klassifikation.AB3:Klassifikation.AB4 Klassifikation.AD3:Klassifikation.AD4 Klassifikation.AE3:Klassifikation.AE4 Klassifikation.AG3:Klassifikation.AG4 Klassifikation.AH3:Klassifikation.AH4 Klassifikation.AJ3:Klassifikation.AJ4 Klassifikation.AK3:Klassifikation.AK4 Klassifikation.X8:Klassifikation.X9 Klassifikation.Y8:Klassifikation.Y9 Klassifikation.AA8:Klassifikation.AA9 Klassifikation.AB8:Klassifikation.AB9 Klassifikation.AD8:Klassifikation.AD9 Klassifikation.AE8:Klassifikation.AE9 Klassifikation.AG8:Klassifikation.AG9 Klassifikation.AH8:Klassifikation.AH9 Klassifikation.AJ8:Klassifikation.AJ9 Klassifikation.AK8:Klassifikation.AK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  <table:table-row table:style-name="ro3">
          <table:table-cell table:style-name="ce50" office:value-type="string" calcext:value-type="string" table:number-columns-spanned="2" table:number-rows-spanned="1">
            <text:p>Zugelassene Label: </text:p>
          </table:table-cell>
          <table:covered-table-cell table:style-name="ce55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6" office:value-type="string" calcext:value-type="string" table:number-columns-spanned="2" table:number-rows-spanned="1">
            <text:p>setosa</text:p>
          </table:table-cell>
          <table:covered-table-cell table:style-name="ce56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6" office:value-type="string" calcext:value-type="string" table:number-columns-spanned="2" table:number-rows-spanned="1">
            <text:p>virginica</text:p>
          </table:table-cell>
          <table:covered-table-cell table:style-name="ce56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7" office:value-type="string" calcext:value-type="string" table:number-columns-spanned="2" table:number-rows-spanned="1">
            <text:p>versicolor</text:p>
          </table:table-cell>
          <table:covered-table-cell table:style-name="ce57"/>
          <table:table-cell table:style-name="ce58"/>
          <table:table-cell table:style-name="ce14" table:number-columns-repeated="2"/>
          <table:table-cell table:number-columns-repeated="16379"/>
        </table:table-row>
        <table:table-row table:style-name="ro3" table:number-rows-repeated="5">
          <table:table-cell table:style-name="ce58" table:number-columns-repeated="3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76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35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76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35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18" table:number-columns-spanned="3" table:number-rows-spanned="4">
            <draw:frame draw:z-index="1" draw:name="Bild 1" draw:style-name="gr2" draw:text-style-name="P2" svg:width="3.107cm" svg:height="1.651cm" svg:x="2.051cm" svg:y="0.263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35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135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135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58"/>
          <table:table-cell table:style-name="ce14" table:number-columns-repeated="2"/>
          <table:table-cell table:number-columns-repeated="16379"/>
        </table:table-row>
        <table:table-row table:style-name="ro3" table:number-rows-repeated="16">
          <table:table-cell table:style-name="ce58" table:number-columns-repeated="3"/>
          <table:table-cell table:style-name="ce14" table:number-columns-repeated="2"/>
          <table:table-cell table:number-columns-repeated="1637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raining_Dateneingabe" table:style-name="ta2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5" table:number-columns-repeated="16381" table:default-cell-style-name="Default"/>
        <table:table-row table:style-name="ro4">
          <table:table-cell table:style-name="ce221" office:value-type="string" calcext:value-type="string" table:number-columns-spanned="7" table:number-rows-spanned="1">
            <text:p>Training des k-nächsten-Nachbarn-Modells/ Dateneingabe:</text:p>
          </table:table-cell>
          <table:covered-table-cell table:number-columns-repeated="6" table:style-name="ce224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222" office:value-type="string" calcext:value-type="string">
            <text:p>Blattbreite</text:p>
          </table:table-cell>
          <table:table-cell table:style-name="ce222" office:value-type="string" calcext:value-type="string">
            <text:p>Blattlänge</text:p>
          </table:table-cell>
          <table:table-cell table:style-name="ce225" office:value-type="string" calcext:value-type="string">
            <text:p>Erwartetes Label</text:p>
          </table:table-cell>
          <table:table-cell/>
          <table:table-cell table:style-name="ce201" office:value-type="string" calcext:value-type="string" table:number-columns-spanned="2" table:number-rows-spanned="1">
            <text:p>Zugelassene Label:</text:p>
          </table:table-cell>
          <table:covered-table-cell table:style-name="ce201"/>
          <table:table-cell table:number-columns-repeated="16378"/>
        </table:table-row>
        <table:table-row table:style-name="ro3">
          <table:table-cell table:style-name="ce11" office:value-type="float" office:value="3.4" calcext:value-type="float">
            <text:p>3,40</text:p>
          </table:table-cell>
          <table:table-cell table:style-name="ce11" office:value-type="float" office:value="5" calcext:value-type="float">
            <text:p>5,00</text:p>
          </table:table-cell>
          <table:table-cell table:style-name="ce59" office:value-type="string" calcext:value-type="string">
            <text:p>setosa</text:p>
          </table:table-cell>
          <table:table-cell/>
          <table:table-cell table:style-name="ce56" office:value-type="string" calcext:value-type="string" table:number-columns-spanned="2" table:number-rows-spanned="1">
            <text:p>setosa</text:p>
          </table:table-cell>
          <table:covered-table-cell table:style-name="ce56"/>
          <table:table-cell table:number-columns-repeated="16378"/>
        </table:table-row>
        <table:table-row table:style-name="ro3">
          <table:table-cell table:style-name="ce11" office:value-type="float" office:value="2.6" calcext:value-type="float">
            <text:p>2,60</text:p>
          </table:table-cell>
          <table:table-cell table:style-name="ce11" office:value-type="float" office:value="5.5" calcext:value-type="float">
            <text:p>5,50</text:p>
          </table:table-cell>
          <table:table-cell table:style-name="ce59" office:value-type="string" calcext:value-type="string">
            <text:p>versicolor</text:p>
          </table:table-cell>
          <table:table-cell/>
          <table:table-cell table:style-name="ce56" office:value-type="string" calcext:value-type="string" table:number-columns-spanned="2" table:number-rows-spanned="1">
            <text:p>virginica</text:p>
          </table:table-cell>
          <table:covered-table-cell table:style-name="ce56"/>
          <table:table-cell table:number-columns-repeated="16378"/>
        </table:table-row>
        <table:table-row table:style-name="ro3">
          <table:table-cell table:style-name="ce11" office:value-type="float" office:value="3.2" calcext:value-type="float">
            <text:p>3,20</text:p>
          </table:table-cell>
          <table:table-cell table:style-name="ce11" office:value-type="float" office:value="6.5" calcext:value-type="float">
            <text:p>6,50</text:p>
          </table:table-cell>
          <table:table-cell table:style-name="ce59" office:value-type="string" calcext:value-type="string">
            <text:p>virginica</text:p>
          </table:table-cell>
          <table:table-cell/>
          <table:table-cell table:style-name="ce57" office:value-type="string" calcext:value-type="string" table:number-columns-spanned="2" table:number-rows-spanned="1">
            <text:p>versicolor</text:p>
          </table:table-cell>
          <table:covered-table-cell table:style-name="ce57"/>
          <table:table-cell table:number-columns-repeated="16378"/>
        </table:table-row>
        <table:table-row table:style-name="ro3">
          <table:table-cell table:style-name="ce11" office:value-type="float" office:value="3.1" calcext:value-type="float">
            <text:p>3,10</text:p>
          </table:table-cell>
          <table:table-cell table:style-name="ce11" office:value-type="float" office:value="4.8" calcext:value-type="float">
            <text:p>4,80</text:p>
          </table:table-cell>
          <table:table-cell table:style-name="ce59" office:value-type="string" calcext:value-type="string">
            <text:p>setosa</text:p>
          </table:table-cell>
          <table:table-cell/>
          <table:table-cell table:style-name="ce228" table:number-columns-repeated="2"/>
          <table:table-cell table:number-columns-repeated="16378"/>
        </table:table-row>
        <table:table-row table:style-name="ro3">
          <table:table-cell table:style-name="ce11" office:value-type="float" office:value="3.3" calcext:value-type="float">
            <text:p>3,3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setosa</text:p>
          </table:table-cell>
          <table:table-cell table:number-columns-repeated="16381"/>
        </table:table-row>
        <table:table-row table:style-name="ro3">
          <table:table-cell table:style-name="ce11" office:value-type="float" office:value="2.8" calcext:value-type="float">
            <text:p>2,80</text:p>
          </table:table-cell>
          <table:table-cell table:style-name="ce11" office:value-type="float" office:value="6.3" calcext:value-type="float">
            <text:p>6,30</text:p>
          </table:table-cell>
          <table:table-cell table:style-name="ce59" office:value-type="string" calcext:value-type="string">
            <text:p>virginica</text:p>
          </table:table-cell>
          <table:table-cell table:number-columns-repeated="16381"/>
        </table:table-row>
        <table:table-row table:style-name="ro3"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7.2" calcext:value-type="float">
            <text:p>7,20</text:p>
          </table:table-cell>
          <table:table-cell table:style-name="ce59" office:value-type="string" calcext:value-type="string">
            <text:p>virginica</text:p>
          </table:table-cell>
          <table:table-cell table:number-columns-repeated="16381"/>
        </table:table-row>
        <table:table-row table:style-name="ro3">
          <table:table-cell table:style-name="ce11" office:value-type="float" office:value="2.3" calcext:value-type="float">
            <text:p>2,30</text:p>
          </table:table-cell>
          <table:table-cell table:style-name="ce11" office:value-type="float" office:value="5" calcext:value-type="float">
            <text:p>5,00</text:p>
          </table:table-cell>
          <table:table-cell table:style-name="ce59" office:value-type="string" calcext:value-type="string">
            <text:p>versicolor</text:p>
          </table:table-cell>
          <table:table-cell table:number-columns-repeated="16381"/>
        </table:table-row>
        <table:table-row table:style-name="ro3"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5.8" calcext:value-type="float">
            <text:p>5,80</text:p>
          </table:table-cell>
          <table:table-cell table:style-name="ce59" office:value-type="string" calcext:value-type="string">
            <text:p>versicolor</text:p>
          </table:table-cell>
          <table:table-cell table:number-columns-repeated="16381"/>
        </table:table-row>
        <table:table-row table:style-name="ro3"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5.7" calcext:value-type="float">
            <text:p>5,70</text:p>
          </table:table-cell>
          <table:table-cell table:style-name="ce59" office:value-type="string" calcext:value-type="string">
            <text:p>versicolor</text:p>
          </table:table-cell>
          <table:table-cell table:number-columns-repeated="16381"/>
        </table:table-row>
        <table:table-row table:style-name="ro3"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6.4" calcext:value-type="float">
            <text:p>6,40</text:p>
          </table:table-cell>
          <table:table-cell table:style-name="ce59" office:value-type="string" calcext:value-type="string">
            <text:p>virginica</text:p>
          </table:table-cell>
          <table:table-cell table:number-columns-repeated="16381"/>
        </table:table-row>
        <table:table-row table:style-name="ro3">
          <table:table-cell table:style-name="ce11" office:value-type="float" office:value="3.2" calcext:value-type="float">
            <text:p>3,20</text:p>
          </table:table-cell>
          <table:table-cell table:style-name="ce11" office:value-type="float" office:value="4.6" calcext:value-type="float">
            <text:p>4,60</text:p>
          </table:table-cell>
          <table:table-cell table:style-name="ce59" office:value-type="string" calcext:value-type="string">
            <text:p>setosa</text:p>
          </table:table-cell>
          <table:table-cell table:number-columns-repeated="16381"/>
        </table:table-row>
        <table:table-row table:style-name="ro3"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5.6" calcext:value-type="float">
            <text:p>5,60</text:p>
          </table:table-cell>
          <table:table-cell table:style-name="ce59" office:value-type="string" calcext:value-type="string">
            <text:p>versicolor</text:p>
          </table:table-cell>
          <table:table-cell table:number-columns-repeated="16381"/>
        </table:table-row>
        <table:table-row table:style-name="ro3">
          <table:table-cell table:style-name="ce11" office:value-type="float" office:value="3.8" calcext:value-type="float">
            <text:p>3,8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setosa</text:p>
          </table:table-cell>
          <table:table-cell/>
          <table:table-cell table:style-name="ce229" table:number-columns-repeated="2"/>
          <table:table-cell table:style-name="ce170"/>
          <table:table-cell table:number-columns-repeated="16377"/>
        </table:table-row>
        <table:table-row table:style-name="ro3"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5.1" calcext:value-type="float">
            <text:p>5,10</text:p>
          </table:table-cell>
          <table:table-cell table:style-name="ce59" office:value-type="string" calcext:value-type="string">
            <text:p>versicolor</text:p>
          </table:table-cell>
          <table:table-cell table:number-columns-repeated="16381"/>
        </table:table-row>
        <table:table-row table:style-name="ro3" table:number-rows-repeated="9">
          <table:table-cell table:style-name="ce58" table:number-columns-repeated="3"/>
          <table:table-cell table:number-columns-repeated="16381"/>
        </table:table-row>
        <table:table-row table:style-name="ro3">
          <table:table-cell table:style-name="ce58" table:number-columns-repeated="3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76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35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76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35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18" table:number-columns-spanned="3" table:number-rows-spanned="4">
            <draw:frame draw:z-index="0" draw:name="Bild 5" draw:style-name="gr2" draw:text-style-name="P2" svg:width="3.107cm" svg:height="1.651cm" svg:x="2.02cm" svg:y="0.239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35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135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135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58"/>
          <table:table-cell table:number-columns-repeated="4"/>
          <table:table-cell table:style-name="ce229"/>
          <table:table-cell table:number-columns-repeated="16376"/>
        </table:table-row>
        <table:table-row table:style-name="ro3" table:number-rows-repeated="7">
          <table:table-cell table:style-name="ce58" table:number-columns-repeated="3"/>
          <table:table-cell table:number-columns-repeated="4"/>
          <table:table-cell table:style-name="ce229"/>
          <table:table-cell table:number-columns-repeated="16376"/>
        </table:table-row>
        <table:table-row table:style-name="ro3" table:number-rows-repeated="10">
          <table:table-cell table:style-name="ce58" table:number-columns-repeated="3"/>
          <table:table-cell table:number-columns-repeated="16381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estimmung k_Allgemein" table:style-name="ta3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visibility="collapse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5" table:number-columns-repeated="16360" table:default-cell-style-name="Default"/>
        <table:table-row table:style-name="ro1">
          <table:table-cell/>
          <table:table-cell table:style-name="ce207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207"/>
          <table:table-cell table:style-name="ce66" table:number-columns-repeated="2"/>
          <table:table-cell table:style-name="ce170" table:number-columns-repeated="3"/>
          <table:table-cell table:style-name="ce69" office:value-type="string" calcext:value-type="string" table:number-columns-spanned="2" table:number-rows-spanned="2">
            <text:p>Aktueller Validierungs- datenpunkt:</text:p>
          </table:table-cell>
          <table:covered-table-cell table:style-name="ce80"/>
          <table:table-cell table:number-columns-repeated="1637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formula="of:=[$Training_Dateneingabe.A3]" office:value-type="string" office:string-value="Blattbreite" calcext:value-type="string">
            <text:p>Blattbreite</text:p>
          </table:table-cell>
          <table:table-cell table:style-name="ce2" table:formula="of:=[$Training_Dateneingabe.B3]" office:value-type="string" office:string-value="Blattlänge" calcext:value-type="string">
            <text:p>Blattlänge</text:p>
          </table:table-cell>
          <table:table-cell table:style-name="ce126" table:formula="of:=[$Training_Dateneingabe.C3]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etosa" calcext:value-type="string">
            <text:p>setosa</text:p>
          </table:table-cell>
          <table:table-cell table:style-name="ce13" table:formula="of:=[$Training_Dateneingabe.E5]" office:value-type="string" office:string-value="virginica" calcext:value-type="string">
            <text:p>virginica</text:p>
          </table:table-cell>
          <table:table-cell table:style-name="ce13" table:formula="of:=[$Training_Dateneingabe.E6]" office:value-type="string" office:string-value="versicolor" calcext:value-type="string">
            <text:p>versicolor</text:p>
          </table:table-cell>
          <table:table-cell table:number-columns-repeated="2"/>
          <table:covered-table-cell table:style-name="ce70"/>
          <table:covered-table-cell table:style-name="ce81"/>
          <table:table-cell/>
          <table:table-cell table:style-name="ce13"/>
          <table:table-cell table:style-name="ce88" office:value-type="string" calcext:value-type="string">
            <text:p>Label k-ter Nachbar</text:p>
          </table:table-cell>
          <table:table-cell table:style-name="ce91" office:value-type="string" calcext:value-type="string">
            <text:p>Parameter k</text:p>
          </table:table-cell>
          <table:table-cell table:style-name="ce94" office:value-type="string" calcext:value-type="string">
            <text:p>Berechnetes Label für Parameter k</text:p>
          </table:table-cell>
          <table:table-cell table:style-name="ce98" office:value-type="string" calcext:value-type="string">
            <text:p>Korrekt?</text:p>
          </table:table-cell>
          <table:table-cell table:number-columns-repeated="2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6" table:formula="of:=[.$D$2]" office:value-type="string" office:string-value="Erwartetes Label" calcext:value-type="string">
            <text:p>Erwartetes Label</text:p>
          </table:table-cell>
          <table:table-cell table:style-name="ce30" table:formula="of:=[.$B$2]" office:value-type="string" office:string-value="Blattbreite" calcext:value-type="string">
            <text:p>Blattbreite</text:p>
          </table:table-cell>
          <table:table-cell table:style-name="ce30" table:formula="of:=[.$C$2]" office:value-type="string" office:string-value="Blattlänge" calcext:value-type="string">
            <text:p>Blattlänge</text:p>
          </table:table-cell>
          <table:table-cell table:number-columns-repeated="16360"/>
        </table:table-row>
        <table:table-row table:style-name="ro3">
          <table:table-cell table:style-name="ce170" office:value-type="float" office:value="1" calcext:value-type="float">
            <text:p>1</text:p>
          </table:table-cell>
          <table:table-cell table:style-name="ce63" table:formula="of:=[$Training_Dateneingabe.A4]" office:value-type="float" office:value="3.4" calcext:value-type="float">
            <text:p>3,40</text:p>
          </table:table-cell>
          <table:table-cell table:style-name="ce63" table:formula="of:=[$Training_Dateneingabe.B4]" office:value-type="float" office:value="5" calcext:value-type="float">
            <text:p>5,00</text:p>
          </table:table-cell>
          <table:table-cell table:style-name="ce61" table:formula="of:=[$Training_Dateneingabe.C4]" office:value-type="string" office:string-value="setosa" calcext:value-type="string">
            <text:p>setosa</text:p>
          </table:table-cell>
          <table:table-cell table:style-name="ce67" table:formula="of:=IF([.$D3]=[.$E$2];[.$C3];NA())" office:value-type="float" office:value="5" calcext:value-type="float">
            <text:p>5,00</text:p>
          </table:table-cell>
          <table:table-cell table:style-name="ce14" table:formula="of:=IF([.$D3]=[.$F$2];[.$C3];NA())" office:value-type="string" office:string-value="" calcext:value-type="error">
            <text:p>#NV</text:p>
          </table:table-cell>
          <table:table-cell table:style-name="ce170" table:formula="of:=IF([.$D3]=[.$G$2];[.$C3];NA())" office:value-type="string" office:string-value="" calcext:value-type="error">
            <text:p>#NV</text:p>
          </table:table-cell>
          <table:table-cell table:style-name="ce68" table:formula="of:=AND(([.B3]=[.$K$3]);([.C3]=[.$K$4]))" office:value-type="boolean" office:boolean-value="false" calcext:value-type="boolean">
            <text:p>FALSCH</text:p>
          </table:table-cell>
          <table:table-cell/>
          <table:table-cell table:style-name="ce2" table:formula="of:=[.$B$2]" office:value-type="string" office:string-value="Blattbreite" calcext:value-type="string">
            <text:p>Blattbreite</text:p>
          </table:table-cell>
          <table:table-cell table:style-name="ce244" office:value-type="float" office:value="2.7" calcext:value-type="float">
            <text:p>2,70</text:p>
          </table:table-cell>
          <table:table-cell/>
          <table:table-cell table:style-name="ce14"/>
          <table:table-cell table:style-name="ce89" table:formula="of:=VLOOKUP(1;[.$T$3:.$V$12];3;FALSE())" office:value-type="string" office:string-value="virginica" calcext:value-type="string">
            <text:p>virginica</text:p>
          </table:table-cell>
          <table:table-cell table:style-name="ce92" office:value-type="float" office:value="1" calcext:value-type="float">
            <text:p>1</text:p>
          </table:table-cell>
          <table:table-cell table:style-name="ce95" table:formula="of:=[.N3]" office:value-type="string" office:string-value="virginica" calcext:value-type="string">
            <text:p>virginica</text:p>
          </table:table-cell>
          <table:table-cell table:style-name="ce99" table:formula="of:=[.P3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3]&lt;&gt;&quot;&quot;;COM.MICROSOFT.RANK.EQ([.U3];[.$U$3:.$U$14];1);&quot;&quot;)" office:value-type="float" office:value="9" calcext:value-type="float">
            <text:p>9</text:p>
          </table:table-cell>
          <table:table-cell table:style-name="ce32" table:formula="of:=SQRT(([.$K$3]-[.$B3])^2+([.$K$4]-[.$C3])^2)+(ROW()/100000000)" office:value-type="float" office:value="1.56524761424985" calcext:value-type="float">
            <text:p>1,56525</text:p>
          </table:table-cell>
          <table:table-cell table:style-name="ce33" table:formula="of:=IF([.U3]&lt;&gt;&quot;&quot;;[.$D3];&quot;&quot;)" office:value-type="string" office:string-value="setosa" calcext:value-type="string">
            <text:p>setosa</text:p>
          </table:table-cell>
          <table:table-cell table:style-name="ce63" table:formula="of:=IF([.U3]&lt;&gt;&quot;&quot;;[.$B3];&quot;&quot;)" office:value-type="float" office:value="3.4" calcext:value-type="float">
            <text:p>3,40</text:p>
          </table:table-cell>
          <table:table-cell table:style-name="ce63" table:formula="of:=IF([.U3]&lt;&gt;&quot;&quot;;[.$C3];&quot;&quot;)" office:value-type="float" office:value="5" calcext:value-type="float">
            <text:p>5,00</text:p>
          </table:table-cell>
          <table:table-cell table:number-columns-repeated="16360"/>
        </table:table-row>
        <table:table-row table:style-name="ro3">
          <table:table-cell table:style-name="ce170" office:value-type="float" office:value="2" calcext:value-type="float">
            <text:p>2</text:p>
          </table:table-cell>
          <table:table-cell table:style-name="ce63" table:formula="of:=[$Training_Dateneingabe.A5]" office:value-type="float" office:value="2.6" calcext:value-type="float">
            <text:p>2,60</text:p>
          </table:table-cell>
          <table:table-cell table:style-name="ce63" table:formula="of:=[$Training_Dateneingabe.B5]" office:value-type="float" office:value="5.5" calcext:value-type="float">
            <text:p>5,50</text:p>
          </table:table-cell>
          <table:table-cell table:style-name="ce61" table:formula="of:=[$Training_Dateneingabe.C5]" office:value-type="string" office:string-value="versicolor" calcext:value-type="string">
            <text:p>versicolor</text:p>
          </table:table-cell>
          <table:table-cell table:style-name="ce14" table:formula="of:=IF([.$D4]=[.$E$2];[.$C4];NA())" office:value-type="string" office:string-value="" calcext:value-type="error">
            <text:p>#NV</text:p>
          </table:table-cell>
          <table:table-cell table:style-name="ce14" table:formula="of:=IF([.$D4]=[.$F$2];[.$C4];NA())" office:value-type="string" office:string-value="" calcext:value-type="error">
            <text:p>#NV</text:p>
          </table:table-cell>
          <table:table-cell table:style-name="ce170" table:formula="of:=IF([.$D4]=[.$G$2];[.$C4];NA())" office:value-type="float" office:value="5.5" calcext:value-type="float">
            <text:p>5,5</text:p>
          </table:table-cell>
          <table:table-cell table:style-name="ce68" table:formula="of:=AND(([.B4]=[.$K$3]);([.C4]=[.$K$4]))" office:value-type="boolean" office:boolean-value="false" calcext:value-type="boolean">
            <text:p>FALSCH</text:p>
          </table:table-cell>
          <table:table-cell/>
          <table:table-cell table:style-name="ce71" table:formula="of:=[.$C$2]" office:value-type="string" office:string-value="Blattlänge" calcext:value-type="string">
            <text:p>Blattlänge</text:p>
          </table:table-cell>
          <table:table-cell table:style-name="ce245" office:value-type="float" office:value="6.4" calcext:value-type="float">
            <text:p>6,40</text:p>
          </table:table-cell>
          <table:table-cell/>
          <table:table-cell table:style-name="ce14"/>
          <table:table-cell table:style-name="ce89" table:formula="of:=VLOOKUP(2;[.$T$3:.$V$12];3;FALSE())" office:value-type="string" office:string-value="virginica" calcext:value-type="string">
            <text:p>virginica</text:p>
          </table:table-cell>
          <table:table-cell table:style-name="ce92" office:value-type="float" office:value="2" calcext:value-type="float">
            <text:p>2</text:p>
          </table:table-cell>
          <table:table-cell table:style-name="ce95" table:formula="of:=IF([.N3]=[.N4];[.N3];[.N3])" office:value-type="string" office:string-value="virginica" calcext:value-type="string">
            <text:p>virginica</text:p>
          </table:table-cell>
          <table:table-cell table:style-name="ce99" table:formula="of:=[.P4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4]&lt;&gt;&quot;&quot;;COM.MICROSOFT.RANK.EQ([.U4];[.$U$3:.$U$14];1);&quot;&quot;)" office:value-type="float" office:value="6" calcext:value-type="float">
            <text:p>6</text:p>
          </table:table-cell>
          <table:table-cell table:style-name="ce32" table:formula="of:=SQRT(([.$K$3]-[.$B4])^2+([.$K$4]-[.$C4])^2)+(ROW()/100000000)" office:value-type="float" office:value="0.905538553813742" calcext:value-type="float">
            <text:p>0,90554</text:p>
          </table:table-cell>
          <table:table-cell table:style-name="ce33" table:formula="of:=IF([.U4]&lt;&gt;&quot;&quot;;[.$D4];&quot;&quot;)" office:value-type="string" office:string-value="versicolor" calcext:value-type="string">
            <text:p>versicolor</text:p>
          </table:table-cell>
          <table:table-cell table:style-name="ce33" table:formula="of:=IF([.U4]&lt;&gt;&quot;&quot;;[.$B4];&quot;&quot;)" office:value-type="float" office:value="2.6" calcext:value-type="float">
            <text:p>2,6</text:p>
          </table:table-cell>
          <table:table-cell table:style-name="ce33" table:formula="of:=IF([.U4]&lt;&gt;&quot;&quot;;[.$C4];&quot;&quot;)" office:value-type="float" office:value="5.5" calcext:value-type="float">
            <text:p>5,5</text:p>
          </table:table-cell>
          <table:table-cell table:number-columns-repeated="16360"/>
        </table:table-row>
        <table:table-row table:style-name="ro3">
          <table:table-cell table:style-name="ce170" office:value-type="float" office:value="3" calcext:value-type="float">
            <text:p>3</text:p>
          </table:table-cell>
          <table:table-cell table:style-name="ce63" table:formula="of:=[$Training_Dateneingabe.A6]" office:value-type="float" office:value="3.2" calcext:value-type="float">
            <text:p>3,20</text:p>
          </table:table-cell>
          <table:table-cell table:style-name="ce63" table:formula="of:=[$Training_Dateneingabe.B6]" office:value-type="float" office:value="6.5" calcext:value-type="float">
            <text:p>6,50</text:p>
          </table:table-cell>
          <table:table-cell table:style-name="ce61" table:formula="of:=[$Training_Dateneingabe.C6]" office:value-type="string" office:string-value="virginica" calcext:value-type="string">
            <text:p>virginica</text:p>
          </table:table-cell>
          <table:table-cell table:style-name="ce14" table:formula="of:=IF([.$D5]=[.$E$2];[.$C5];NA())" office:value-type="string" office:string-value="" calcext:value-type="error">
            <text:p>#NV</text:p>
          </table:table-cell>
          <table:table-cell table:style-name="ce14" table:formula="of:=IF([.$D5]=[.$F$2];[.$C5];NA())" office:value-type="float" office:value="6.5" calcext:value-type="float">
            <text:p>6,5</text:p>
          </table:table-cell>
          <table:table-cell table:style-name="ce170" table:formula="of:=IF([.$D5]=[.$G$2];[.$C5];NA())" office:value-type="string" office:string-value="" calcext:value-type="error">
            <text:p>#NV</text:p>
          </table:table-cell>
          <table:table-cell table:style-name="ce68" table:formula="of:=AND(([.B5]=[.$K$3]);([.C5]=[.$K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84" table:number-matrix-columns-spanned="1" table:number-matrix-rows-spanned="1" table:formula="of:=VLOOKUP([.K3]&amp;[.K4];CHOOSE({1;2};[.B18:.B22]&amp;[.C18:.C22];[.D18:.D22]);2;0)" office:value-type="string" office:string-value="virginica" calcext:value-type="string" table:number-columns-spanned="1" table:number-rows-spanned="2">
            <text:p>virginica</text:p>
          </table:table-cell>
          <table:table-cell/>
          <table:table-cell table:style-name="ce14"/>
          <table:table-cell table:style-name="ce89" table:formula="of:=VLOOKUP(3;[.$T$3:.$V$12];3;FALSE())" office:value-type="string" office:string-value="versicolor" calcext:value-type="string">
            <text:p>versicolor</text:p>
          </table:table-cell>
          <table:table-cell table:style-name="ce92" office:value-type="float" office:value="3" calcext:value-type="float">
            <text:p>3</text:p>
          </table:table-cell>
          <table:table-cell table:style-name="ce95" table:formula="of:=IF([.N3]=[.N4]=[.N5];[.N3]; IF(OR([.N3]=[.N4];[.N3]=[.N5]);[.N3];IF([.N5]=[.N4];[.N4];[.N3])))" office:value-type="string" office:string-value="virginica" calcext:value-type="string">
            <text:p>virginica</text:p>
          </table:table-cell>
          <table:table-cell table:style-name="ce99" table:formula="of:=[.P5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5]&lt;&gt;&quot;&quot;;COM.MICROSOFT.RANK.EQ([.U5];[.$U$3:.$U$14];1);&quot;&quot;)" office:value-type="float" office:value="2" calcext:value-type="float">
            <text:p>2</text:p>
          </table:table-cell>
          <table:table-cell table:style-name="ce32" table:formula="of:=SQRT(([.$K$3]-[.$B5])^2+([.$K$4]-[.$C5])^2)+(ROW()/100000000)" office:value-type="float" office:value="0.509902001359278" calcext:value-type="float">
            <text:p>0,50990</text:p>
          </table:table-cell>
          <table:table-cell table:style-name="ce33" table:formula="of:=IF([.U5]&lt;&gt;&quot;&quot;;[.$D5];&quot;&quot;)" office:value-type="string" office:string-value="virginica" calcext:value-type="string">
            <text:p>virginica</text:p>
          </table:table-cell>
          <table:table-cell table:style-name="ce33" table:formula="of:=IF([.U5]&lt;&gt;&quot;&quot;;[.$B5];&quot;&quot;)" office:value-type="float" office:value="3.2" calcext:value-type="float">
            <text:p>3,2</text:p>
          </table:table-cell>
          <table:table-cell table:style-name="ce33" table:formula="of:=IF([.U5]&lt;&gt;&quot;&quot;;[.$C5];&quot;&quot;)" office:value-type="float" office:value="6.5" calcext:value-type="float">
            <text:p>6,5</text:p>
          </table:table-cell>
          <table:table-cell table:number-columns-repeated="16360"/>
        </table:table-row>
        <table:table-row table:style-name="ro3">
          <table:table-cell table:style-name="ce170" office:value-type="float" office:value="4" calcext:value-type="float">
            <text:p>4</text:p>
          </table:table-cell>
          <table:table-cell table:style-name="ce63" table:formula="of:=[$Training_Dateneingabe.A7]" office:value-type="float" office:value="3.1" calcext:value-type="float">
            <text:p>3,10</text:p>
          </table:table-cell>
          <table:table-cell table:style-name="ce63" table:formula="of:=[$Training_Dateneingabe.B7]" office:value-type="float" office:value="4.8" calcext:value-type="float">
            <text:p>4,80</text:p>
          </table:table-cell>
          <table:table-cell table:style-name="ce61" table:formula="of:=[$Training_Dateneingabe.C7]" office:value-type="string" office:string-value="setosa" calcext:value-type="string">
            <text:p>setosa</text:p>
          </table:table-cell>
          <table:table-cell table:style-name="ce14" table:formula="of:=IF([.$D6]=[.$E$2];[.$C6];NA())" office:value-type="float" office:value="4.8" calcext:value-type="float">
            <text:p>4,8</text:p>
          </table:table-cell>
          <table:table-cell table:style-name="ce14" table:formula="of:=IF([.$D6]=[.$F$2];[.$C6];NA())" office:value-type="string" office:string-value="" calcext:value-type="error">
            <text:p>#NV</text:p>
          </table:table-cell>
          <table:table-cell table:style-name="ce170" table:formula="of:=IF([.$D6]=[.$G$2];[.$C6];NA())" office:value-type="string" office:string-value="" calcext:value-type="error">
            <text:p>#NV</text:p>
          </table:table-cell>
          <table:table-cell table:style-name="ce68" table:formula="of:=AND(([.B6]=[.$K$3]);([.C6]=[.$K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85"/>
          <table:table-cell/>
          <table:table-cell table:style-name="ce14"/>
          <table:table-cell table:style-name="ce89" table:formula="of:=VLOOKUP(4;[.$T$3:.$V$12];3;FALSE())" office:value-type="string" office:string-value="versicolor" calcext:value-type="string">
            <text:p>versicolor</text:p>
          </table:table-cell>
          <table:table-cell table:style-name="ce92" office:value-type="float" office:value="4" calcext:value-type="float">
            <text:p>4</text:p>
          </table:table-cell>
          <table:table-cell table:style-name="ce96" table:number-matrix-columns-spanned="1" table:number-matrix-rows-spanned="1" table:formula="of:=INDEX([.$N$3]:INDIRECT(&quot;N&quot;&amp;2+4);COM.MICROSOFT.MODE.SNGL(MATCH([.$N$3]:INDIRECT(&quot;N&quot;&amp;2+4);[.$N$3]:INDIRECT(&quot;N&quot;&amp;2+4);0)))" office:value-type="string" office:string-value="virginica" calcext:value-type="string">
            <text:p>virginica</text:p>
          </table:table-cell>
          <table:table-cell table:style-name="ce99" table:formula="of:=[.P6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6]&lt;&gt;&quot;&quot;;COM.MICROSOFT.RANK.EQ([.U6];[.$U$3:.$U$14];1);&quot;&quot;)" office:value-type="float" office:value="10" calcext:value-type="float">
            <text:p>10</text:p>
          </table:table-cell>
          <table:table-cell table:style-name="ce32" table:formula="of:=SQRT(([.$K$3]-[.$B6])^2+([.$K$4]-[.$C6])^2)+(ROW()/100000000)" office:value-type="float" office:value="1.64924231024706" calcext:value-type="float">
            <text:p>1,64924</text:p>
          </table:table-cell>
          <table:table-cell table:style-name="ce33" table:formula="of:=IF([.U6]&lt;&gt;&quot;&quot;;[.$D6];&quot;&quot;)" office:value-type="string" office:string-value="setosa" calcext:value-type="string">
            <text:p>setosa</text:p>
          </table:table-cell>
          <table:table-cell table:style-name="ce33" table:formula="of:=IF([.U6]&lt;&gt;&quot;&quot;;[.$B6];&quot;&quot;)" office:value-type="float" office:value="3.1" calcext:value-type="float">
            <text:p>3,1</text:p>
          </table:table-cell>
          <table:table-cell table:style-name="ce33" table:formula="of:=IF([.U6]&lt;&gt;&quot;&quot;;[.$C6];&quot;&quot;)" office:value-type="float" office:value="4.8" calcext:value-type="float">
            <text:p>4,8</text:p>
          </table:table-cell>
          <table:table-cell table:number-columns-repeated="16360"/>
        </table:table-row>
        <table:table-row table:style-name="ro3">
          <table:table-cell table:style-name="ce170" office:value-type="float" office:value="5" calcext:value-type="float">
            <text:p>5</text:p>
          </table:table-cell>
          <table:table-cell table:style-name="ce63" table:formula="of:=[$Training_Dateneingabe.A8]" office:value-type="float" office:value="3.3" calcext:value-type="float">
            <text:p>3,30</text:p>
          </table:table-cell>
          <table:table-cell table:style-name="ce63" table:formula="of:=[$Training_Dateneingabe.B8]" office:value-type="float" office:value="5.1" calcext:value-type="float">
            <text:p>5,10</text:p>
          </table:table-cell>
          <table:table-cell table:style-name="ce61" table:formula="of:=[$Training_Dateneingabe.C8]" office:value-type="string" office:string-value="setosa" calcext:value-type="string">
            <text:p>setosa</text:p>
          </table:table-cell>
          <table:table-cell table:style-name="ce14" table:formula="of:=IF([.$D7]=[.$E$2];[.$C7];NA())" office:value-type="float" office:value="5.1" calcext:value-type="float">
            <text:p>5,1</text:p>
          </table:table-cell>
          <table:table-cell table:style-name="ce14" table:formula="of:=IF([.$D7]=[.$F$2];[.$C7];NA())" office:value-type="string" office:string-value="" calcext:value-type="error">
            <text:p>#NV</text:p>
          </table:table-cell>
          <table:table-cell table:style-name="ce170" table:formula="of:=IF([.$D7]=[.$G$2];[.$C7];NA())" office:value-type="string" office:string-value="" calcext:value-type="error">
            <text:p>#NV</text:p>
          </table:table-cell>
          <table:table-cell table:style-name="ce68" table:formula="of:=AND(([.B7]=[.$K$3]);([.C7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5;[.$T$3:.$V$12];3;FALSE())" office:value-type="string" office:string-value="virginica" calcext:value-type="string">
            <text:p>virginica</text:p>
          </table:table-cell>
          <table:table-cell table:style-name="ce92" office:value-type="float" office:value="5" calcext:value-type="float">
            <text:p>5</text:p>
          </table:table-cell>
          <table:table-cell table:style-name="ce96" table:number-matrix-columns-spanned="1" table:number-matrix-rows-spanned="1" table:formula="of:=INDEX([.$N$3]:INDIRECT(&quot;N&quot;&amp;2+5);COM.MICROSOFT.MODE.SNGL(MATCH([.$N$3]:INDIRECT(&quot;N&quot;&amp;2+5);[.$N$3]:INDIRECT(&quot;N&quot;&amp;2+5);0)))" office:value-type="string" office:string-value="virginica" calcext:value-type="string">
            <text:p>virginica</text:p>
          </table:table-cell>
          <table:table-cell table:style-name="ce99" table:formula="of:=[.P7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7]&lt;&gt;&quot;&quot;;COM.MICROSOFT.RANK.EQ([.U7];[.$U$3:.$U$14];1);&quot;&quot;)" office:value-type="float" office:value="7" calcext:value-type="float">
            <text:p>7</text:p>
          </table:table-cell>
          <table:table-cell table:style-name="ce32" table:formula="of:=SQRT(([.$K$3]-[.$B7])^2+([.$K$4]-[.$C7])^2)+(ROW()/100000000)" office:value-type="float" office:value="1.43178217632764" calcext:value-type="float">
            <text:p>1,43178</text:p>
          </table:table-cell>
          <table:table-cell table:style-name="ce33" table:formula="of:=IF([.U7]&lt;&gt;&quot;&quot;;[.$D7];&quot;&quot;)" office:value-type="string" office:string-value="setosa" calcext:value-type="string">
            <text:p>setosa</text:p>
          </table:table-cell>
          <table:table-cell table:style-name="ce33" table:formula="of:=IF([.U7]&lt;&gt;&quot;&quot;;[.$B7];&quot;&quot;)" office:value-type="float" office:value="3.3" calcext:value-type="float">
            <text:p>3,3</text:p>
          </table:table-cell>
          <table:table-cell table:style-name="ce33" table:formula="of:=IF([.U7]&lt;&gt;&quot;&quot;;[.$C7];&quot;&quot;)" office:value-type="float" office:value="5.1" calcext:value-type="float">
            <text:p>5,1</text:p>
          </table:table-cell>
          <table:table-cell table:number-columns-repeated="16360"/>
        </table:table-row>
        <table:table-row table:style-name="ro3">
          <table:table-cell table:style-name="ce170" office:value-type="float" office:value="6" calcext:value-type="float">
            <text:p>6</text:p>
          </table:table-cell>
          <table:table-cell table:style-name="ce63" table:formula="of:=[$Training_Dateneingabe.A9]" office:value-type="float" office:value="2.8" calcext:value-type="float">
            <text:p>2,80</text:p>
          </table:table-cell>
          <table:table-cell table:style-name="ce63" table:formula="of:=[$Training_Dateneingabe.B9]" office:value-type="float" office:value="6.3" calcext:value-type="float">
            <text:p>6,30</text:p>
          </table:table-cell>
          <table:table-cell table:style-name="ce61" table:formula="of:=[$Training_Dateneingabe.C9]" office:value-type="string" office:string-value="virginica" calcext:value-type="string">
            <text:p>virginica</text:p>
          </table:table-cell>
          <table:table-cell table:style-name="ce14" table:formula="of:=IF([.$D8]=[.$E$2];[.$C8];NA())" office:value-type="string" office:string-value="" calcext:value-type="error">
            <text:p>#NV</text:p>
          </table:table-cell>
          <table:table-cell table:style-name="ce14" table:formula="of:=IF([.$D8]=[.$F$2];[.$C8];NA())" office:value-type="float" office:value="6.3" calcext:value-type="float">
            <text:p>6,3</text:p>
          </table:table-cell>
          <table:table-cell table:style-name="ce170" table:formula="of:=IF([.$D8]=[.$G$2];[.$C8];NA())" office:value-type="string" office:string-value="" calcext:value-type="error">
            <text:p>#NV</text:p>
          </table:table-cell>
          <table:table-cell table:style-name="ce68" table:formula="of:=AND(([.B8]=[.$K$3]);([.C8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6;[.$T$3:.$V$12];3;FALSE())" office:value-type="string" office:string-value="versicolor" calcext:value-type="string">
            <text:p>versicolor</text:p>
          </table:table-cell>
          <table:table-cell table:style-name="ce92" office:value-type="float" office:value="6" calcext:value-type="float">
            <text:p>6</text:p>
          </table:table-cell>
          <table:table-cell table:style-name="ce96" table:number-matrix-columns-spanned="1" table:number-matrix-rows-spanned="1" table:formula="of:=INDEX([.$N$3]:INDIRECT(&quot;N&quot;&amp;2+6);COM.MICROSOFT.MODE.SNGL(MATCH([.$N$3]:INDIRECT(&quot;N&quot;&amp;2+6);[.$N$3]:INDIRECT(&quot;N&quot;&amp;2+6);0)))" office:value-type="string" office:string-value="virginica" calcext:value-type="string">
            <text:p>virginica</text:p>
          </table:table-cell>
          <table:table-cell table:style-name="ce99" table:formula="of:=[.P8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8]&lt;&gt;&quot;&quot;;COM.MICROSOFT.RANK.EQ([.U8];[.$U$3:.$U$14];1);&quot;&quot;)" office:value-type="float" office:value="1" calcext:value-type="float">
            <text:p>1</text:p>
          </table:table-cell>
          <table:table-cell table:style-name="ce32" table:formula="of:=SQRT(([.$K$3]-[.$B8])^2+([.$K$4]-[.$C8])^2)+(ROW()/100000000)" office:value-type="float" office:value="0.14142143623731" calcext:value-type="float">
            <text:p>0,14142</text:p>
          </table:table-cell>
          <table:table-cell table:style-name="ce33" table:formula="of:=IF([.U8]&lt;&gt;&quot;&quot;;[.$D8];&quot;&quot;)" office:value-type="string" office:string-value="virginica" calcext:value-type="string">
            <text:p>virginica</text:p>
          </table:table-cell>
          <table:table-cell table:style-name="ce33" table:formula="of:=IF([.U8]&lt;&gt;&quot;&quot;;[.$B8];&quot;&quot;)" office:value-type="float" office:value="2.8" calcext:value-type="float">
            <text:p>2,8</text:p>
          </table:table-cell>
          <table:table-cell table:style-name="ce33" table:formula="of:=IF([.U8]&lt;&gt;&quot;&quot;;[.$C8];&quot;&quot;)" office:value-type="float" office:value="6.3" calcext:value-type="float">
            <text:p>6,3</text:p>
          </table:table-cell>
          <table:table-cell table:number-columns-repeated="16360"/>
        </table:table-row>
        <table:table-row table:style-name="ro3">
          <table:table-cell table:style-name="ce170" office:value-type="float" office:value="7" calcext:value-type="float">
            <text:p>7</text:p>
          </table:table-cell>
          <table:table-cell table:style-name="ce63" table:formula="of:=[$Training_Dateneingabe.A10]" office:value-type="float" office:value="3" calcext:value-type="float">
            <text:p>3,00</text:p>
          </table:table-cell>
          <table:table-cell table:style-name="ce63" table:formula="of:=[$Training_Dateneingabe.B10]" office:value-type="float" office:value="7.2" calcext:value-type="float">
            <text:p>7,20</text:p>
          </table:table-cell>
          <table:table-cell table:style-name="ce61" table:formula="of:=[$Training_Dateneingabe.C10]" office:value-type="string" office:string-value="virginica" calcext:value-type="string">
            <text:p>virginica</text:p>
          </table:table-cell>
          <table:table-cell table:style-name="ce14" table:formula="of:=IF([.$D9]=[.$E$2];[.$C9];NA())" office:value-type="string" office:string-value="" calcext:value-type="error">
            <text:p>#NV</text:p>
          </table:table-cell>
          <table:table-cell table:style-name="ce14" table:formula="of:=IF([.$D9]=[.$F$2];[.$C9];NA())" office:value-type="float" office:value="7.2" calcext:value-type="float">
            <text:p>7,2</text:p>
          </table:table-cell>
          <table:table-cell table:style-name="ce170" table:formula="of:=IF([.$D9]=[.$G$2];[.$C9];NA())" office:value-type="string" office:string-value="" calcext:value-type="error">
            <text:p>#NV</text:p>
          </table:table-cell>
          <table:table-cell table:style-name="ce68" table:formula="of:=AND(([.B9]=[.$K$3]);([.C9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7;[.$T$3:.$V$12];3;FALSE())" office:value-type="string" office:string-value="setosa" calcext:value-type="string">
            <text:p>setosa</text:p>
          </table:table-cell>
          <table:table-cell table:style-name="ce92" office:value-type="float" office:value="7" calcext:value-type="float">
            <text:p>7</text:p>
          </table:table-cell>
          <table:table-cell table:style-name="ce96" table:number-matrix-columns-spanned="1" table:number-matrix-rows-spanned="1" table:formula="of:=INDEX([.$N$3]:INDIRECT(&quot;N&quot;&amp;2+7);COM.MICROSOFT.MODE.SNGL(MATCH([.$N$3]:INDIRECT(&quot;N&quot;&amp;2+7);[.$N$3]:INDIRECT(&quot;N&quot;&amp;2+7);0)))" office:value-type="string" office:string-value="virginica" calcext:value-type="string">
            <text:p>virginica</text:p>
          </table:table-cell>
          <table:table-cell table:style-name="ce99" table:formula="of:=[.P9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9]&lt;&gt;&quot;&quot;;COM.MICROSOFT.RANK.EQ([.U9];[.$U$3:.$U$14];1);&quot;&quot;)" office:value-type="float" office:value="5" calcext:value-type="float">
            <text:p>5</text:p>
          </table:table-cell>
          <table:table-cell table:style-name="ce32" table:formula="of:=SQRT(([.$K$3]-[.$B9])^2+([.$K$4]-[.$C9])^2)+(ROW()/100000000)" office:value-type="float" office:value="0.854400464531753" calcext:value-type="float">
            <text:p>0,85440</text:p>
          </table:table-cell>
          <table:table-cell table:style-name="ce33" table:formula="of:=IF([.U9]&lt;&gt;&quot;&quot;;[.$D9];&quot;&quot;)" office:value-type="string" office:string-value="virginica" calcext:value-type="string">
            <text:p>virginica</text:p>
          </table:table-cell>
          <table:table-cell table:style-name="ce33" table:formula="of:=IF([.U9]&lt;&gt;&quot;&quot;;[.$B9];&quot;&quot;)" office:value-type="float" office:value="3" calcext:value-type="float">
            <text:p>3</text:p>
          </table:table-cell>
          <table:table-cell table:style-name="ce33" table:formula="of:=IF([.U9]&lt;&gt;&quot;&quot;;[.$C9];&quot;&quot;)" office:value-type="float" office:value="7.2" calcext:value-type="float">
            <text:p>7,2</text:p>
          </table:table-cell>
          <table:table-cell table:number-columns-repeated="16360"/>
        </table:table-row>
        <table:table-row table:style-name="ro3">
          <table:table-cell table:style-name="ce170" office:value-type="float" office:value="8" calcext:value-type="float">
            <text:p>8</text:p>
          </table:table-cell>
          <table:table-cell table:style-name="ce63" table:formula="of:=[$Training_Dateneingabe.A11]" office:value-type="float" office:value="2.3" calcext:value-type="float">
            <text:p>2,30</text:p>
          </table:table-cell>
          <table:table-cell table:style-name="ce63" table:formula="of:=[$Training_Dateneingabe.B11]" office:value-type="float" office:value="5" calcext:value-type="float">
            <text:p>5,00</text:p>
          </table:table-cell>
          <table:table-cell table:style-name="ce61" table:formula="of:=[$Training_Dateneingabe.C11]" office:value-type="string" office:string-value="versicolor" calcext:value-type="string">
            <text:p>versicolor</text:p>
          </table:table-cell>
          <table:table-cell table:style-name="ce14" table:formula="of:=IF([.$D10]=[.$E$2];[.$C10];NA())" office:value-type="string" office:string-value="" calcext:value-type="error">
            <text:p>#NV</text:p>
          </table:table-cell>
          <table:table-cell table:style-name="ce14" table:formula="of:=IF([.$D10]=[.$F$2];[.$C10];NA())" office:value-type="string" office:string-value="" calcext:value-type="error">
            <text:p>#NV</text:p>
          </table:table-cell>
          <table:table-cell table:style-name="ce170" table:formula="of:=IF([.$D10]=[.$G$2];[.$C10];NA())" office:value-type="float" office:value="5" calcext:value-type="float">
            <text:p>5</text:p>
          </table:table-cell>
          <table:table-cell table:style-name="ce68" table:formula="of:=AND(([.B10]=[.$K$3]);([.C10]=[.$K$4]))" office:value-type="boolean" office:boolean-value="false" calcext:value-type="boolean">
            <text:p>FALSCH</text:p>
          </table:table-cell>
          <table:table-cell/>
          <table:table-cell table:style-name="ce60"/>
          <table:table-cell table:style-name="ce170"/>
          <table:table-cell/>
          <table:table-cell table:style-name="ce14"/>
          <table:table-cell table:style-name="ce89" table:formula="of:=VLOOKUP(8;[.$T$3:.$V$12];3;FALSE())" office:value-type="string" office:string-value="versicolor" calcext:value-type="string">
            <text:p>versicolor</text:p>
          </table:table-cell>
          <table:table-cell table:style-name="ce92" office:value-type="float" office:value="8" calcext:value-type="float">
            <text:p>8</text:p>
          </table:table-cell>
          <table:table-cell table:style-name="ce96" table:number-matrix-columns-spanned="1" table:number-matrix-rows-spanned="1" table:formula="of:=INDEX([.$N$3]:INDIRECT(&quot;N&quot;&amp;2+8);COM.MICROSOFT.MODE.SNGL(MATCH([.$N$3]:INDIRECT(&quot;N&quot;&amp;2+8);[.$N$3]:INDIRECT(&quot;N&quot;&amp;2+8);0)))" office:value-type="string" office:string-value="versicolor" calcext:value-type="string">
            <text:p>versicolor</text:p>
          </table:table-cell>
          <table:table-cell table:style-name="ce99" table:formula="of:=[.P10]=[.$K$5]" office:value-type="float" office:value="0" calcext:value-type="float">
            <text:p>0</text:p>
          </table:table-cell>
          <table:table-cell table:number-columns-repeated="2"/>
          <table:table-cell table:style-name="ce33" table:formula="of:=IF([.U10]&lt;&gt;&quot;&quot;;COM.MICROSOFT.RANK.EQ([.U10];[.$U$3:.$U$14];1);&quot;&quot;)" office:value-type="float" office:value="8" calcext:value-type="float">
            <text:p>8</text:p>
          </table:table-cell>
          <table:table-cell table:style-name="ce32" table:formula="of:=SQRT(([.$K$3]-[.$B10])^2+([.$K$4]-[.$C10])^2)+(ROW()/100000000)" office:value-type="float" office:value="1.4560220778561" calcext:value-type="float">
            <text:p>1,45602</text:p>
          </table:table-cell>
          <table:table-cell table:style-name="ce33" table:formula="of:=IF([.U10]&lt;&gt;&quot;&quot;;[.$D10];&quot;&quot;)" office:value-type="string" office:string-value="versicolor" calcext:value-type="string">
            <text:p>versicolor</text:p>
          </table:table-cell>
          <table:table-cell table:style-name="ce33" table:formula="of:=IF([.U10]&lt;&gt;&quot;&quot;;[.$B10];&quot;&quot;)" office:value-type="float" office:value="2.3" calcext:value-type="float">
            <text:p>2,3</text:p>
          </table:table-cell>
          <table:table-cell table:style-name="ce33" table:formula="of:=IF([.U10]&lt;&gt;&quot;&quot;;[.$C10];&quot;&quot;)" office:value-type="float" office:value="5" calcext:value-type="float">
            <text:p>5</text:p>
          </table:table-cell>
          <table:table-cell table:number-columns-repeated="16360"/>
        </table:table-row>
        <table:table-row table:style-name="ro3">
          <table:table-cell table:style-name="ce170" office:value-type="float" office:value="9" calcext:value-type="float">
            <text:p>9</text:p>
          </table:table-cell>
          <table:table-cell table:style-name="ce63" table:formula="of:=[$Training_Dateneingabe.A12]" office:value-type="float" office:value="2.7" calcext:value-type="float">
            <text:p>2,70</text:p>
          </table:table-cell>
          <table:table-cell table:style-name="ce63" table:formula="of:=[$Training_Dateneingabe.B12]" office:value-type="float" office:value="5.8" calcext:value-type="float">
            <text:p>5,80</text:p>
          </table:table-cell>
          <table:table-cell table:style-name="ce61" table:formula="of:=[$Training_Dateneingabe.C12]" office:value-type="string" office:string-value="versicolor" calcext:value-type="string">
            <text:p>versicolor</text:p>
          </table:table-cell>
          <table:table-cell table:style-name="ce14" table:formula="of:=IF([.$D11]=[.$E$2];[.$C11];NA())" office:value-type="string" office:string-value="" calcext:value-type="error">
            <text:p>#NV</text:p>
          </table:table-cell>
          <table:table-cell table:style-name="ce14" table:formula="of:=IF([.$D11]=[.$F$2];[.$C11];NA())" office:value-type="string" office:string-value="" calcext:value-type="error">
            <text:p>#NV</text:p>
          </table:table-cell>
          <table:table-cell table:style-name="ce170" table:formula="of:=IF([.$D11]=[.$G$2];[.$C11];NA())" office:value-type="float" office:value="5.8" calcext:value-type="float">
            <text:p>5,8</text:p>
          </table:table-cell>
          <table:table-cell table:style-name="ce68" table:formula="of:=AND(([.B11]=[.$K$3]);([.C11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89" table:formula="of:=VLOOKUP(9;[.$T$3:.$V$12];3;FALSE())" office:value-type="string" office:string-value="setosa" calcext:value-type="string">
            <text:p>setosa</text:p>
          </table:table-cell>
          <table:table-cell table:style-name="ce92" office:value-type="float" office:value="9" calcext:value-type="float">
            <text:p>9</text:p>
          </table:table-cell>
          <table:table-cell table:style-name="ce96" table:number-matrix-columns-spanned="1" table:number-matrix-rows-spanned="1" table:formula="of:=INDEX([.$N$3]:INDIRECT(&quot;N&quot;&amp;2+9);COM.MICROSOFT.MODE.SNGL(MATCH([.$N$3]:INDIRECT(&quot;N&quot;&amp;2+9);[.$N$3]:INDIRECT(&quot;N&quot;&amp;2+9);0)))" office:value-type="string" office:string-value="versicolor" calcext:value-type="string">
            <text:p>versicolor</text:p>
          </table:table-cell>
          <table:table-cell table:style-name="ce99" table:formula="of:=[.P11]=[.$K$5]" office:value-type="float" office:value="0" calcext:value-type="float">
            <text:p>0</text:p>
          </table:table-cell>
          <table:table-cell table:number-columns-repeated="2"/>
          <table:table-cell table:style-name="ce33" table:formula="of:=IF([.U11]&lt;&gt;&quot;&quot;;COM.MICROSOFT.RANK.EQ([.U11];[.$U$3:.$U$14];1);&quot;&quot;)" office:value-type="float" office:value="3" calcext:value-type="float">
            <text:p>3</text:p>
          </table:table-cell>
          <table:table-cell table:style-name="ce32" table:formula="of:=SQRT(([.$K$3]-[.$B11])^2+([.$K$4]-[.$C11])^2)+(ROW()/100000000)" office:value-type="float" office:value="0.600000110000001" calcext:value-type="float">
            <text:p>0,60000</text:p>
          </table:table-cell>
          <table:table-cell table:style-name="ce33" table:formula="of:=IF([.U11]&lt;&gt;&quot;&quot;;[.$D11];&quot;&quot;)" office:value-type="string" office:string-value="versicolor" calcext:value-type="string">
            <text:p>versicolor</text:p>
          </table:table-cell>
          <table:table-cell table:style-name="ce33" table:formula="of:=IF([.U11]&lt;&gt;&quot;&quot;;[.$B11];&quot;&quot;)" office:value-type="float" office:value="2.7" calcext:value-type="float">
            <text:p>2,7</text:p>
          </table:table-cell>
          <table:table-cell table:style-name="ce33" table:formula="of:=IF([.U11]&lt;&gt;&quot;&quot;;[.$C11];&quot;&quot;)" office:value-type="float" office:value="5.8" calcext:value-type="float">
            <text:p>5,8</text:p>
          </table:table-cell>
          <table:table-cell table:number-columns-repeated="16360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3" table:formula="of:=[$Training_Dateneingabe.A13]" office:value-type="float" office:value="3" calcext:value-type="float">
            <text:p>3,00</text:p>
          </table:table-cell>
          <table:table-cell table:style-name="ce63" table:formula="of:=[$Training_Dateneingabe.B13]" office:value-type="float" office:value="5.7" calcext:value-type="float">
            <text:p>5,70</text:p>
          </table:table-cell>
          <table:table-cell table:style-name="ce61" table:formula="of:=[$Training_Dateneingabe.C13]" office:value-type="string" office:string-value="versicolor" calcext:value-type="string">
            <text:p>versicolor</text:p>
          </table:table-cell>
          <table:table-cell table:style-name="ce14" table:formula="of:=IF([.$D12]=[.$E$2];[.$C12];NA())" office:value-type="string" office:string-value="" calcext:value-type="error">
            <text:p>#NV</text:p>
          </table:table-cell>
          <table:table-cell table:style-name="ce14" table:formula="of:=IF([.$D12]=[.$F$2];[.$C12];NA())" office:value-type="string" office:string-value="" calcext:value-type="error">
            <text:p>#NV</text:p>
          </table:table-cell>
          <table:table-cell table:style-name="ce170" table:formula="of:=IF([.$D12]=[.$G$2];[.$C12];NA())" office:value-type="float" office:value="5.7" calcext:value-type="float">
            <text:p>5,7</text:p>
          </table:table-cell>
          <table:table-cell table:style-name="ce68" table:formula="of:=AND(([.B12]=[.$K$3]);([.C12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90" table:formula="of:=VLOOKUP(10;[.$T$3:.$V$12];3;FALSE())" office:value-type="string" office:string-value="setosa" calcext:value-type="string">
            <text:p>setosa</text:p>
          </table:table-cell>
          <table:table-cell table:style-name="ce93" office:value-type="float" office:value="10" calcext:value-type="float">
            <text:p>10</text:p>
          </table:table-cell>
          <table:table-cell table:style-name="ce97" table:number-matrix-columns-spanned="1" table:number-matrix-rows-spanned="1" table:formula="of:=INDEX([.$N$3]:INDIRECT(&quot;N&quot;&amp;2+10);COM.MICROSOFT.MODE.SNGL(MATCH([.$N$3]:INDIRECT(&quot;N&quot;&amp;2+10);[.$N$3]:INDIRECT(&quot;N&quot;&amp;2+10);0)))" office:value-type="string" office:string-value="versicolor" calcext:value-type="string">
            <text:p>versicolor</text:p>
          </table:table-cell>
          <table:table-cell table:style-name="ce100" table:formula="of:=[.P12]=[.$K$5]" office:value-type="float" office:value="0" calcext:value-type="float">
            <text:p>0</text:p>
          </table:table-cell>
          <table:table-cell table:number-columns-repeated="2"/>
          <table:table-cell table:style-name="ce33" table:formula="of:=IF([.U12]&lt;&gt;&quot;&quot;;COM.MICROSOFT.RANK.EQ([.U12];[.$U$3:.$U$14];1);&quot;&quot;)" office:value-type="float" office:value="4" calcext:value-type="float">
            <text:p>4</text:p>
          </table:table-cell>
          <table:table-cell table:style-name="ce32" table:formula="of:=SQRT(([.$K$3]-[.$B12])^2+([.$K$4]-[.$C12])^2)+(ROW()/100000000)" office:value-type="float" office:value="0.761577430586391" calcext:value-type="float">
            <text:p>0,76158</text:p>
          </table:table-cell>
          <table:table-cell table:style-name="ce33" table:formula="of:=IF([.U12]&lt;&gt;&quot;&quot;;[.$D12];&quot;&quot;)" office:value-type="string" office:string-value="versicolor" calcext:value-type="string">
            <text:p>versicolor</text:p>
          </table:table-cell>
          <table:table-cell table:style-name="ce33" table:formula="of:=IF([.U12]&lt;&gt;&quot;&quot;;[.$B12];&quot;&quot;)" office:value-type="float" office:value="3" calcext:value-type="float">
            <text:p>3</text:p>
          </table:table-cell>
          <table:table-cell table:style-name="ce33" table:formula="of:=IF([.U12]&lt;&gt;&quot;&quot;;[.$C12];&quot;&quot;)" office:value-type="float" office:value="5.7" calcext:value-type="float">
            <text:p>5,7</text:p>
          </table:table-cell>
          <table:table-cell table:number-columns-repeated="16360"/>
        </table:table-row>
        <table:table-row table:style-name="ro3" table:number-rows-repeated="2">
          <table:table-cell/>
          <table:table-cell table:style-name="ce14" table:number-columns-repeated="5"/>
          <table:table-cell table:style-name="ce170"/>
          <table:table-cell table:number-columns-repeated="12"/>
          <table:table-cell table:style-name="ce14"/>
          <table:table-cell table:style-name="ce101"/>
          <table:table-cell table:style-name="ce14" table:number-columns-repeated="3"/>
          <table:table-cell table:number-columns-repeated="16360"/>
        </table:table-row>
        <table:table-row table:style-name="ro1">
          <table:table-cell/>
          <table:table-cell table:style-name="ce58" table:number-columns-repeated="3"/>
          <table:table-cell table:style-name="ce14" table:number-columns-repeated="2"/>
          <table:table-cell table:style-name="ce170"/>
          <table:table-cell table:number-columns-repeated="2"/>
          <table:table-cell table:style-name="ce75" office:value-type="string" calcext:value-type="string" table:number-columns-spanned="3" table:number-rows-spanned="1">
            <text:p>Bestimmung eines passenden Werts k:</text:p>
          </table:table-cell>
          <table:covered-table-cell table:number-columns-repeated="2" table:style-name="ce86"/>
          <table:table-cell table:number-columns-repeated="16372"/>
        </table:table-row>
        <table:table-row table:style-name="ro7">
          <table:table-cell/>
          <table:table-cell table:style-name="ce1" office:value-type="string" calcext:value-type="string" table:number-columns-spanned="3" table:number-rows-spanned="1">
            <text:p>Validierungsdaten:</text:p>
          </table:table-cell>
          <table:covered-table-cell table:number-columns-repeated="2" table:style-name="ce1"/>
          <table:table-cell table:style-name="ce14" table:number-columns-repeated="2"/>
          <table:table-cell table:number-columns-repeated="3"/>
          <table:table-cell table:style-name="ce227" office:value-type="string" calcext:value-type="string" table:number-columns-spanned="12" table:number-rows-spanned="1">
            <text:p>Wurde das <text:span text:style-name="T1">erwartete Label</text:span><text:span text:style-name="T2"> des </text:span><text:span text:style-name="T3">aktuellen Validierungsdatensatzes</text:span><text:span text:style-name="T2"> für den </text:span><text:span text:style-name="T3">Parameter k</text:span><text:span text:style-name="T2"> korrekt vorhergesagt, tragen Sie bitte ein 'X' in die zugehörige Zelle ein.</text:span></text:p>
          </table:table-cell>
          <table:covered-table-cell table:number-columns-repeated="11" table:style-name="ce227"/>
          <table:table-cell table:number-columns-repeated="1636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formula="of:=[$Training_Dateneingabe.A3]" office:value-type="string" office:string-value="Blattbreite" calcext:value-type="string">
            <text:p>Blattbreite</text:p>
          </table:table-cell>
          <table:table-cell table:style-name="ce2" table:formula="of:=[$Training_Dateneingabe.B3]" office:value-type="string" office:string-value="Blattlänge" calcext:value-type="string">
            <text:p>Blattlänge</text:p>
          </table:table-cell>
          <table:table-cell table:style-name="ce126" table:formula="of:=[$Training_Dateneingabe.C3]" office:value-type="string" office:string-value="Erwartetes Label" calcext:value-type="string">
            <text:p>Erwartetes Label</text:p>
          </table:table-cell>
          <table:table-cell table:style-name="ce14" table:formula="of:=[$Training_Dateneingabe.E4]" office:value-type="string" office:string-value="setosa" calcext:value-type="string">
            <text:p>setosa</text:p>
          </table:table-cell>
          <table:table-cell table:style-name="ce14" table:formula="of:=[$Training_Dateneingabe.E5]" office:value-type="string" office:string-value="virginica" calcext:value-type="string">
            <text:p>virginica</text:p>
          </table:table-cell>
          <table:table-cell table:style-name="ce14" table:formula="of:=[$Training_Dateneingabe.E6]" office:value-type="string" office:string-value="versicolor" calcext:value-type="string">
            <text:p>versicolor</text:p>
          </table:table-cell>
          <table:table-cell table:number-columns-repeated="2"/>
          <table:table-cell table:style-name="ce77" office:value-type="string" calcext:value-type="string">
            <text:p>Nummer ausgelassener Datensatz</text:p>
          </table:table-cell>
          <table:table-cell table:style-name="ce30" office:value-type="string" calcext:value-type="string">
            <text:p>k = 1</text:p>
          </table:table-cell>
          <table:table-cell table:style-name="ce30" office:value-type="string" calcext:value-type="string">
            <text:p>k = 2</text:p>
          </table:table-cell>
          <table:table-cell table:style-name="ce30"/>
          <table:table-cell table:style-name="ce30" office:value-type="string" calcext:value-type="string">
            <text:p>k = 3</text:p>
          </table:table-cell>
          <table:table-cell table:style-name="ce30" office:value-type="string" calcext:value-type="string">
            <text:p>k = 4</text:p>
          </table:table-cell>
          <table:table-cell table:style-name="ce30" office:value-type="string" calcext:value-type="string">
            <text:p>k = 5</text:p>
          </table:table-cell>
          <table:table-cell table:style-name="ce30" office:value-type="string" calcext:value-type="string">
            <text:p>k = 6</text:p>
          </table:table-cell>
          <table:table-cell table:style-name="ce30" office:value-type="string" calcext:value-type="string">
            <text:p>k = 7</text:p>
          </table:table-cell>
          <table:table-cell table:style-name="ce30" office:value-type="string" calcext:value-type="string">
            <text:p>k = 8</text:p>
          </table:table-cell>
          <table:table-cell table:style-name="ce30" office:value-type="string" calcext:value-type="string">
            <text:p>k = 9</text:p>
          </table:table-cell>
          <table:table-cell table:style-name="ce30" office:value-type="string" calcext:value-type="string">
            <text:p>k = 10</text:p>
          </table:table-cell>
          <table:table-cell table:number-columns-repeated="16363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64" table:formula="of:=[$Training_Dateneingabe.A14]" office:value-type="float" office:value="2.7" calcext:value-type="float">
            <text:p>2,70</text:p>
          </table:table-cell>
          <table:table-cell table:style-name="ce64" table:formula="of:=[$Training_Dateneingabe.B14]" office:value-type="float" office:value="6.4" calcext:value-type="float">
            <text:p>6,40</text:p>
          </table:table-cell>
          <table:table-cell table:style-name="ce65" table:formula="of:=[$Training_Dateneingabe.C14]" office:value-type="string" office:string-value="virginica" calcext:value-type="string">
            <text:p>virginica</text:p>
          </table:table-cell>
          <table:table-cell table:style-name="ce14" table:formula="of:=IF([.$D18]=[.$E$17];[.$C18];NA())" office:value-type="string" office:string-value="" calcext:value-type="error">
            <text:p>#NV</text:p>
          </table:table-cell>
          <table:table-cell table:style-name="ce67" table:formula="of:=IF([.$D18]=[.$F$17];[.$C18];NA())" office:value-type="float" office:value="6.4" calcext:value-type="float">
            <text:p>6,40</text:p>
          </table:table-cell>
          <table:table-cell table:style-name="ce14" table:formula="of:=IF([.$D18]=[.$G$17];[.$C18];NA())" office:value-type="string" office:string-value="" calcext:value-type="error">
            <text:p>#NV</text:p>
          </table:table-cell>
          <table:table-cell table:style-name="ce68" table:formula="of:=AND(([.B18]=[.$K$3]);([.C18]=[.$K$4]))" office:value-type="boolean" office:boolean-value="true" calcext:value-type="boolean">
            <text:p>WAHR</text:p>
          </table:table-cell>
          <table:table-cell/>
          <table:table-cell table:style-name="ce78" table:formula="of:=IF([.B3]&lt;&gt;&quot;&quot;;1;&quot;&quot;)" office:value-type="float" office:value="1" calcext:value-type="float">
            <text:p>1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64" table:formula="of:=[$Training_Dateneingabe.A15]" office:value-type="float" office:value="3.2" calcext:value-type="float">
            <text:p>3,20</text:p>
          </table:table-cell>
          <table:table-cell table:style-name="ce64" table:formula="of:=[$Training_Dateneingabe.B15]" office:value-type="float" office:value="4.6" calcext:value-type="float">
            <text:p>4,60</text:p>
          </table:table-cell>
          <table:table-cell table:style-name="ce65" table:formula="of:=[$Training_Dateneingabe.C15]" office:value-type="string" office:string-value="setosa" calcext:value-type="string">
            <text:p>setosa</text:p>
          </table:table-cell>
          <table:table-cell table:style-name="ce67" table:formula="of:=IF([.$D19]=[.$E$17];[.$C19];NA())" office:value-type="float" office:value="4.6" calcext:value-type="float">
            <text:p>4,60</text:p>
          </table:table-cell>
          <table:table-cell table:style-name="ce14" table:formula="of:=IF([.$D19]=[.$F$17];[.$C19];NA())" office:value-type="string" office:string-value="" calcext:value-type="error">
            <text:p>#NV</text:p>
          </table:table-cell>
          <table:table-cell table:style-name="ce14" table:formula="of:=IF([.$D19]=[.$G$17];[.$C19];NA())" office:value-type="string" office:string-value="" calcext:value-type="error">
            <text:p>#NV</text:p>
          </table:table-cell>
          <table:table-cell table:style-name="ce68" table:formula="of:=AND(([.B19]=[.$K$3]);([.C19]=[.$K$4]))" office:value-type="boolean" office:boolean-value="false" calcext:value-type="boolean">
            <text:p>FALSCH</text:p>
          </table:table-cell>
          <table:table-cell/>
          <table:table-cell table:style-name="ce78" table:formula="of:=IF([.B4]&lt;&gt;&quot;&quot;;2;&quot;&quot;)" office:value-type="float" office:value="2" calcext:value-type="float">
            <text:p>2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64" table:formula="of:=[$Training_Dateneingabe.A16]" office:value-type="float" office:value="2.5" calcext:value-type="float">
            <text:p>2,50</text:p>
          </table:table-cell>
          <table:table-cell table:style-name="ce64" table:formula="of:=[$Training_Dateneingabe.B16]" office:value-type="float" office:value="5.6" calcext:value-type="float">
            <text:p>5,60</text:p>
          </table:table-cell>
          <table:table-cell table:style-name="ce65" table:formula="of:=[$Training_Dateneingabe.C16]" office:value-type="string" office:string-value="versicolor" calcext:value-type="string">
            <text:p>versicolor</text:p>
          </table:table-cell>
          <table:table-cell table:style-name="ce14" table:formula="of:=IF([.$D20]=[.$E$17];[.$C20];NA())" office:value-type="string" office:string-value="" calcext:value-type="error">
            <text:p>#NV</text:p>
          </table:table-cell>
          <table:table-cell table:style-name="ce14" table:formula="of:=IF([.$D20]=[.$F$17];[.$C20];NA())" office:value-type="string" office:string-value="" calcext:value-type="error">
            <text:p>#NV</text:p>
          </table:table-cell>
          <table:table-cell table:style-name="ce67" table:formula="of:=IF([.$D20]=[.$G$17];[.$C20];NA())" office:value-type="float" office:value="5.6" calcext:value-type="float">
            <text:p>5,60</text:p>
          </table:table-cell>
          <table:table-cell table:style-name="ce68" table:formula="of:=AND(([.B20]=[.$K$3]);([.C20]=[.$K$4]))" office:value-type="boolean" office:boolean-value="false" calcext:value-type="boolean">
            <text:p>FALSCH</text:p>
          </table:table-cell>
          <table:table-cell/>
          <table:table-cell table:style-name="ce78" table:formula="of:=IF([.B5]&lt;&gt;&quot;&quot;;3;&quot;&quot;)" office:value-type="float" office:value="3" calcext:value-type="float">
            <text:p>3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64" table:formula="of:=[$Training_Dateneingabe.A17]" office:value-type="float" office:value="3.8" calcext:value-type="float">
            <text:p>3,80</text:p>
          </table:table-cell>
          <table:table-cell table:style-name="ce64" table:formula="of:=[$Training_Dateneingabe.B17]" office:value-type="float" office:value="5.1" calcext:value-type="float">
            <text:p>5,10</text:p>
          </table:table-cell>
          <table:table-cell table:style-name="ce65" table:formula="of:=[$Training_Dateneingabe.C17]" office:value-type="string" office:string-value="setosa" calcext:value-type="string">
            <text:p>setosa</text:p>
          </table:table-cell>
          <table:table-cell table:style-name="ce67" table:formula="of:=IF([.$D21]=[.$E$17];[.$C21];NA())" office:value-type="float" office:value="5.1" calcext:value-type="float">
            <text:p>5,10</text:p>
          </table:table-cell>
          <table:table-cell table:style-name="ce14" table:formula="of:=IF([.$D21]=[.$F$17];[.$C21];NA())" office:value-type="string" office:string-value="" calcext:value-type="error">
            <text:p>#NV</text:p>
          </table:table-cell>
          <table:table-cell table:style-name="ce14" table:formula="of:=IF([.$D21]=[.$G$17];[.$C21];NA())" office:value-type="string" office:string-value="" calcext:value-type="error">
            <text:p>#NV</text:p>
          </table:table-cell>
          <table:table-cell table:style-name="ce68" table:formula="of:=AND(([.B21]=[.$K$3]);([.C21]=[.$K$4]))" office:value-type="boolean" office:boolean-value="false" calcext:value-type="boolean">
            <text:p>FALSCH</text:p>
          </table:table-cell>
          <table:table-cell/>
          <table:table-cell table:style-name="ce78" table:formula="of:=IF([.B6]&lt;&gt;&quot;&quot;;4;&quot;&quot;)" office:value-type="float" office:value="4" calcext:value-type="float">
            <text:p>4</text:p>
          </table:table-cell>
          <table:table-cell table:style-name="ce25" table:number-columns-repeated="11"/>
          <table:table-cell table:style-name="ce102"/>
          <table:table-cell table:style-name="ce14"/>
          <table:table-cell table:number-columns-repeated="16361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64" table:formula="of:=[$Training_Dateneingabe.A18]" office:value-type="float" office:value="2.5" calcext:value-type="float">
            <text:p>2,50</text:p>
          </table:table-cell>
          <table:table-cell table:style-name="ce64" table:formula="of:=[$Training_Dateneingabe.B18]" office:value-type="float" office:value="5.1" calcext:value-type="float">
            <text:p>5,10</text:p>
          </table:table-cell>
          <table:table-cell table:style-name="ce65" table:formula="of:=[$Training_Dateneingabe.C18]" office:value-type="string" office:string-value="versicolor" calcext:value-type="string">
            <text:p>versicolor</text:p>
          </table:table-cell>
          <table:table-cell table:style-name="ce14" table:formula="of:=IF([.$D22]=[.$E$17];[.$C22];NA())" office:value-type="string" office:string-value="" calcext:value-type="error">
            <text:p>#NV</text:p>
          </table:table-cell>
          <table:table-cell table:style-name="ce14" table:formula="of:=IF([.$D22]=[.$F$17];[.$C22];NA())" office:value-type="string" office:string-value="" calcext:value-type="error">
            <text:p>#NV</text:p>
          </table:table-cell>
          <table:table-cell table:style-name="ce67" table:formula="of:=IF([.$D22]=[.$G$17];[.$C22];NA())" office:value-type="float" office:value="5.1" calcext:value-type="float">
            <text:p>5,10</text:p>
          </table:table-cell>
          <table:table-cell table:style-name="ce68" table:formula="of:=AND(([.B22]=[.$K$3]);([.C22]=[.$K$4]))" office:value-type="boolean" office:boolean-value="false" calcext:value-type="boolean">
            <text:p>FALSCH</text:p>
          </table:table-cell>
          <table:table-cell/>
          <table:table-cell table:style-name="ce78" table:formula="of:=IF([.B7]&lt;&gt;&quot;&quot;;5;&quot;&quot;)" office:value-type="float" office:value="5" calcext:value-type="float">
            <text:p>5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16378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3"/>
          <table:table-cell table:style-name="ce79" office:value-type="string" calcext:value-type="string">
            <text:p>Korrekt:</text:p>
          </table:table-cell>
          <table:table-cell table:style-name="ce87" table:formula="of:=COUNTA([.K18:.K22])/COUNTA([.$B$18:.$B$22])" office:value-type="percentage" office:value="0" calcext:value-type="percentage">
            <text:p>0 %</text:p>
          </table:table-cell>
          <table:table-cell table:style-name="ce87" table:formula="of:=COUNTA([.L18:.L22])/COUNTA([.$B$18:.$B$22])" office:value-type="percentage" office:value="0" calcext:value-type="percentage">
            <text:p>0 %</text:p>
          </table:table-cell>
          <table:table-cell table:style-name="ce87" table:formula="of:=COUNTA([.M18:.M22])/COUNTA([.$B$18:.$B$22])" office:value-type="percentage" office:value="0" calcext:value-type="percentage">
            <text:p>0 %</text:p>
          </table:table-cell>
          <table:table-cell table:style-name="ce87" table:formula="of:=COUNTA([.N18:.N22])/COUNTA([.$B$18:.$B$22])" office:value-type="percentage" office:value="0" calcext:value-type="percentage">
            <text:p>0 %</text:p>
          </table:table-cell>
          <table:table-cell table:style-name="ce87" table:formula="of:=COUNTA([.O18:.O22])/COUNTA([.$B$18:.$B$22])" office:value-type="percentage" office:value="0" calcext:value-type="percentage">
            <text:p>0 %</text:p>
          </table:table-cell>
          <table:table-cell table:style-name="ce87" table:formula="of:=COUNTA([.P18:.P22])/COUNTA([.$B$18:.$B$22])" office:value-type="percentage" office:value="0" calcext:value-type="percentage">
            <text:p>0 %</text:p>
          </table:table-cell>
          <table:table-cell table:style-name="ce87" table:formula="of:=COUNTA([.Q18:.Q22])/COUNTA([.$B$18:.$B$22])" office:value-type="percentage" office:value="0" calcext:value-type="percentage">
            <text:p>0 %</text:p>
          </table:table-cell>
          <table:table-cell table:style-name="ce87" table:formula="of:=COUNTA([.R18:.R22])/COUNTA([.$B$18:.$B$22])" office:value-type="percentage" office:value="0" calcext:value-type="percentage">
            <text:p>0 %</text:p>
          </table:table-cell>
          <table:table-cell table:style-name="ce87" table:formula="of:=COUNTA([.S18:.S22])/COUNTA([.$B$18:.$B$22])" office:value-type="percentage" office:value="0" calcext:value-type="percentage">
            <text:p>0 %</text:p>
          </table:table-cell>
          <table:table-cell table:style-name="ce87" table:formula="of:=COUNTA([.T18:.T22])/COUNTA([.$B$18:.$B$22])" office:value-type="percentage" office:value="0" calcext:value-type="percentage">
            <text:p>0 %</text:p>
          </table:table-cell>
          <table:table-cell table:style-name="ce87" table:formula="of:=COUNTA([.U18:.U22])/COUNTA([.$B$18:.$B$22])" office:value-type="percentage" office:value="0" calcext:value-type="percentage">
            <text:p>0 %</text:p>
          </table:table-cell>
          <table:table-cell table:number-columns-repeated="16363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215" office:value-type="string" calcext:value-type="string" table:number-columns-spanned="4" table:number-rows-spanned="1">
            <text:p>Das Material wurde erstellt von:</text:p>
          </table:table-cell>
          <table:covered-table-cell table:style-name="ce138"/>
          <table:covered-table-cell table:style-name="ce160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office:value-type="string" calcext:value-type="string" table:number-columns-spanned="4" table:number-rows-spanned="1">
            <text:p>Tobias Fuchs, Wolfgang Pfeffer</text:p>
          </table:table-cell>
          <table:covered-table-cell table:number-columns-repeated="2"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office:value-type="string" calcext:value-type="string" table:number-columns-spanned="4" table:number-rows-spanned="1">
            <text:p>Didaktik der Informatik, Uni Passau</text:p>
          </table:table-cell>
          <table:covered-table-cell table:number-columns-repeated="2"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table:number-columns-spanned="4" table:number-rows-spanned="4"/>
          <table:covered-table-cell table:style-name="ce135">
            <draw:frame draw:z-index="0" draw:name="Bild 2" draw:style-name="gr2" draw:text-style-name="P2" svg:width="3.107cm" svg:height="1.651cm" svg:x="1.428cm" svg:y="0.29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covered-table-cell>
          <table:covered-table-cell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35"/>
          <table:covered-table-cell table:style-name="ce58"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35"/>
          <table:covered-table-cell table:style-name="ce58"/>
          <table:table-cell table:style-name="ce14" table:number-columns-repeated="2"/>
          <table:table-cell table:number-columns-repeated="16378"/>
        </table:table-row>
        <table:table-row table:style-name="ro3">
          <table:covered-table-cell/>
          <table:covered-table-cell table:number-columns-repeated="3" table:style-name="ce58"/>
          <table:table-cell table:style-name="ce14" table:number-columns-repeated="2"/>
          <table:table-cell table:number-columns-repeated="16378"/>
        </table:table-row>
        <table:table-row table:style-name="ro3" table:number-rows-repeated="6">
          <table:table-cell/>
          <table:table-cell table:style-name="ce58" table:number-columns-repeated="3"/>
          <table:table-cell table:style-name="ce14" table:number-columns-repeated="2"/>
          <table:table-cell table:number-columns-repeated="16378"/>
        </table:table-row>
        <table:table-row table:style-name="ro5" table:number-rows-repeated="104853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Bestimmung k_Allgemein'.O3:'Bestimmung k_Allgemein'.O12 'Bestimmung k_Allgemein'.Q3:'Bestimmung k_Allgemein'.Q12">
            <calcext:condition calcext:apply-style-name="ConditionalStyle_7" calcext:value="formula-is([.$Q3]=0)" calcext:base-cell-address="'Bestimmung k_Allgemein'.O3"/>
            <calcext:condition calcext:apply-style-name="ConditionalStyle_6" calcext:value="formula-is([.$Q3]=1)" calcext:base-cell-address="'Bestimmung k_Allgemein'.O3"/>
          </calcext:conditional-format>
          <calcext:conditional-format calcext:target-range-address="'Bestimmung k_Allgemein'.B18:'Bestimmung k_Allgemein'.D22">
            <calcext:condition calcext:apply-style-name="ConditionalStyle_5" calcext:value="formula-is([.$H18]=1)" calcext:base-cell-address="'Bestimmung k_Allgemein'.B18"/>
          </calcext:conditional-format>
        </calcext:conditional-formats>
      </table:table>
      <table:table table:name="Bestimmung k_Leave One Out" table:style-name="ta4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visibility="collapse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16368" table:default-cell-style-name="Default"/>
        <table:table-row table:style-name="ro1">
          <table:table-cell/>
          <table:table-cell table:style-name="ce207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207"/>
          <table:table-cell table:style-name="ce66" table:number-columns-repeated="2"/>
          <table:table-cell table:style-name="ce170" table:number-columns-repeated="3"/>
          <table:table-cell table:style-name="ce16" office:value-type="string" calcext:value-type="string" table:number-columns-spanned="2" table:number-rows-spanned="2">
            <text:p>The One to Leave Out:</text:p>
          </table:table-cell>
          <table:covered-table-cell table:style-name="ce23"/>
          <table:table-cell table:number-columns-repeated="1637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number-matrix-columns-spanned="3" table:number-matrix-rows-spanned="16" table:formula="of:=[$Training_Dateneingabe.A3:.C18]" office:value-type="string" office:string-value="Blattbreite" calcext:value-type="string">
            <text:p>Blattbreite</text:p>
          </table:table-cell>
          <table:table-cell table:style-name="ce2" office:value-type="string" office:string-value="Blattlänge" calcext:value-type="string">
            <text:p>Blattlänge</text:p>
          </table:table-cell>
          <table:table-cell table:style-name="ce126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etosa" calcext:value-type="string">
            <text:p>setosa</text:p>
          </table:table-cell>
          <table:table-cell table:style-name="ce13" table:formula="of:=[$Training_Dateneingabe.E5]" office:value-type="string" office:string-value="virginica" calcext:value-type="string">
            <text:p>virginica</text:p>
          </table:table-cell>
          <table:table-cell table:style-name="ce13" table:formula="of:=[$Training_Dateneingabe.E6]" office:value-type="string" office:string-value="versicolor" calcext:value-type="string">
            <text:p>versicolor</text:p>
          </table:table-cell>
          <table:table-cell table:number-columns-repeated="2"/>
          <table:covered-table-cell table:style-name="ce17"/>
          <table:covered-table-cell table:style-name="ce24"/>
          <table:table-cell/>
          <table:table-cell table:style-name="ce13"/>
          <table:table-cell table:style-name="ce88" office:value-type="string" calcext:value-type="string">
            <text:p>Label k-ter Nachbar</text:p>
          </table:table-cell>
          <table:table-cell table:style-name="ce91" office:value-type="string" calcext:value-type="string">
            <text:p>Parameter k</text:p>
          </table:table-cell>
          <table:table-cell table:style-name="ce94" office:value-type="string" calcext:value-type="string">
            <text:p>Berechnetes Label für Parameter k</text:p>
          </table:table-cell>
          <table:table-cell table:style-name="ce98" office:value-type="string" calcext:value-type="string">
            <text:p>Korrekt?</text:p>
          </table:table-cell>
          <table:table-cell table:number-columns-repeated="2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6" table:formula="of:=[.$D$2]" office:value-type="string" office:string-value="Erwartetes Label" calcext:value-type="string">
            <text:p>Erwartetes Label</text:p>
          </table:table-cell>
          <table:table-cell table:style-name="ce30" table:formula="of:=[.$B$2]" office:value-type="string" office:string-value="Blattbreite" calcext:value-type="string">
            <text:p>Blattbreite</text:p>
          </table:table-cell>
          <table:table-cell table:style-name="ce30" table:formula="of:=[.$C$2]" office:value-type="string" office:string-value="Blattlänge" calcext:value-type="string">
            <text:p>Blattlänge</text:p>
          </table:table-cell>
          <table:table-cell table:number-columns-repeated="1636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68" office:value-type="float" office:value="3.4" calcext:value-type="float">
            <text:p>3,40</text:p>
          </table:table-cell>
          <table:table-cell table:style-name="ce268" office:value-type="float" office:value="5" calcext:value-type="float">
            <text:p>5,00</text:p>
          </table:table-cell>
          <table:table-cell table:style-name="ce103" office:value-type="string" office:string-value="setosa" calcext:value-type="string">
            <text:p>setosa</text:p>
          </table:table-cell>
          <table:table-cell table:style-name="ce14" table:formula="of:=IF([.$D3]=[.$E$2];[.$C3];NA())" office:value-type="float" office:value="5" calcext:value-type="float">
            <text:p>5</text:p>
          </table:table-cell>
          <table:table-cell table:style-name="ce14" table:formula="of:=IF([.$D3]=[.$F$2];[.$C3];NA())" office:value-type="string" office:string-value="" calcext:value-type="error">
            <text:p>#NV</text:p>
          </table:table-cell>
          <table:table-cell table:style-name="ce170" table:formula="of:=IF([.$D3]=[.$G$2];[.$C3];NA())" office:value-type="string" office:string-value="" calcext:value-type="error">
            <text:p>#NV</text:p>
          </table:table-cell>
          <table:table-cell table:style-name="ce68" table:formula="of:=AND(([.B3]=[.$K$3]);([.C3]=[.$K$4]))" office:value-type="boolean" office:boolean-value="true" calcext:value-type="boolean">
            <text:p>WAHR</text:p>
          </table:table-cell>
          <table:table-cell/>
          <table:table-cell table:style-name="ce2" table:formula="of:=[.$B$2]" office:value-type="string" office:string-value="Blattbreite" calcext:value-type="string">
            <text:p>Blattbreite</text:p>
          </table:table-cell>
          <table:table-cell table:style-name="ce25" office:value-type="float" office:value="3.4" calcext:value-type="float">
            <text:p>3,4</text:p>
          </table:table-cell>
          <table:table-cell/>
          <table:table-cell table:style-name="ce14"/>
          <table:table-cell table:style-name="ce110" table:formula="of:=VLOOKUP(1;[.$T$3:.$V$17];3;FALSE())" office:value-type="string" office:string-value="setosa" calcext:value-type="string">
            <text:p>setosa</text:p>
          </table:table-cell>
          <table:table-cell table:style-name="ce112" office:value-type="float" office:value="1" calcext:value-type="float">
            <text:p>1</text:p>
          </table:table-cell>
          <table:table-cell table:style-name="ce95" table:formula="of:=[.N3]" office:value-type="string" office:string-value="setosa" calcext:value-type="string">
            <text:p>setosa</text:p>
          </table:table-cell>
          <table:table-cell table:style-name="ce114" table:formula="of:=[.P3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3]&lt;&gt;&quot;&quot;;COM.MICROSOFT.RANK.EQ([.U3];[.$U$3:.$U$17];1);&quot;&quot;)">
            <text:p/>
          </table:table-cell>
          <table:table-cell table:style-name="ce32" table:formula="of:=IF(SQRT(([.$K$3]-[.$B3])^2+([.$K$4]-[.$C3])^2)&lt;&gt;0; SQRT(([.$K$3]-[.$B3])^2+([.$K$4]-[.$C3])^2)+(ROW()/100000000); &quot;&quot;)">
            <text:p/>
          </table:table-cell>
          <table:table-cell table:style-name="ce116" table:formula="of:=IF([.U3]&lt;&gt;&quot;&quot;;[.$D3];&quot;&quot;)">
            <text:p/>
          </table:table-cell>
          <table:table-cell table:style-name="ce116" table:formula="of:=IF([.U3]&lt;&gt;&quot;&quot;;[.$B3];&quot;&quot;)">
            <text:p/>
          </table:table-cell>
          <table:table-cell table:style-name="ce116" table:formula="of:=IF([.U3]&lt;&gt;&quot;&quot;;[.$C3];&quot;&quot;)">
            <text:p/>
          </table:table-cell>
          <table:table-cell table:number-columns-repeated="1636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69" office:value-type="float" office:value="2.6" calcext:value-type="float">
            <text:p>2,60</text:p>
          </table:table-cell>
          <table:table-cell table:style-name="ce269" office:value-type="float" office:value="5.5" calcext:value-type="float">
            <text:p>5,50</text:p>
          </table:table-cell>
          <table:table-cell table:style-name="ce104" office:value-type="string" office:string-value="versicolor" calcext:value-type="string">
            <text:p>versicolor</text:p>
          </table:table-cell>
          <table:table-cell table:style-name="ce14" table:formula="of:=IF([.$D4]=[.$E$2];[.$C4];NA())" office:value-type="string" office:string-value="" calcext:value-type="error">
            <text:p>#NV</text:p>
          </table:table-cell>
          <table:table-cell table:style-name="ce14" table:formula="of:=IF([.$D4]=[.$F$2];[.$C4];NA())" office:value-type="string" office:string-value="" calcext:value-type="error">
            <text:p>#NV</text:p>
          </table:table-cell>
          <table:table-cell table:style-name="ce170" table:formula="of:=IF([.$D4]=[.$G$2];[.$C4];NA())" office:value-type="float" office:value="5.5" calcext:value-type="float">
            <text:p>5,5</text:p>
          </table:table-cell>
          <table:table-cell table:style-name="ce68" table:formula="of:=AND(([.B4]=[.$K$3]);([.C4]=[.$K$4]))" office:value-type="boolean" office:boolean-value="false" calcext:value-type="boolean">
            <text:p>FALSCH</text:p>
          </table:table-cell>
          <table:table-cell/>
          <table:table-cell table:style-name="ce71" table:formula="of:=[.$C$2]" office:value-type="string" office:string-value="Blattlänge" calcext:value-type="string">
            <text:p>Blattlänge</text:p>
          </table:table-cell>
          <table:table-cell table:style-name="ce107" office:value-type="float" office:value="5" calcext:value-type="float">
            <text:p>5</text:p>
          </table:table-cell>
          <table:table-cell/>
          <table:table-cell table:style-name="ce14"/>
          <table:table-cell table:style-name="ce110" table:formula="of:=VLOOKUP(2;[.$T$3:.$V$17];3;FALSE())" office:value-type="string" office:string-value="setosa" calcext:value-type="string">
            <text:p>setosa</text:p>
          </table:table-cell>
          <table:table-cell table:style-name="ce112" office:value-type="float" office:value="2" calcext:value-type="float">
            <text:p>2</text:p>
          </table:table-cell>
          <table:table-cell table:style-name="ce95" table:formula="of:=IF([.N3]=[.N4];[.N3];[.N3])" office:value-type="string" office:string-value="setosa" calcext:value-type="string">
            <text:p>setosa</text:p>
          </table:table-cell>
          <table:table-cell table:style-name="ce114" table:formula="of:=[.P4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4]&lt;&gt;&quot;&quot;;COM.MICROSOFT.RANK.EQ([.U4];[.$U$3:.$U$17];1);&quot;&quot;)" office:value-type="float" office:value="7" calcext:value-type="float">
            <text:p>7</text:p>
          </table:table-cell>
          <table:table-cell table:style-name="ce32" table:formula="of:=IF(SQRT(([.$K$3]-[.$B4])^2+([.$K$4]-[.$C4])^2)&lt;&gt;0; SQRT(([.$K$3]-[.$B4])^2+([.$K$4]-[.$C4])^2)+(ROW()/100000000); &quot;&quot;)" office:value-type="float" office:value="0.94339815320566" calcext:value-type="float">
            <text:p>0,94340</text:p>
          </table:table-cell>
          <table:table-cell table:style-name="ce116" table:formula="of:=IF([.U4]&lt;&gt;&quot;&quot;;[.$D4];&quot;&quot;)" office:value-type="string" office:string-value="versicolor" calcext:value-type="string">
            <text:p>versicolor</text:p>
          </table:table-cell>
          <table:table-cell table:style-name="ce33" table:formula="of:=IF([.U4]&lt;&gt;&quot;&quot;;[.$B4];&quot;&quot;)" office:value-type="float" office:value="2.6" calcext:value-type="float">
            <text:p>2,6</text:p>
          </table:table-cell>
          <table:table-cell table:style-name="ce33" table:formula="of:=IF([.U4]&lt;&gt;&quot;&quot;;[.$C4];&quot;&quot;)" office:value-type="float" office:value="5.5" calcext:value-type="float">
            <text:p>5,5</text:p>
          </table:table-cell>
          <table:table-cell table:number-columns-repeated="1636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269" office:value-type="float" office:value="3.2" calcext:value-type="float">
            <text:p>3,20</text:p>
          </table:table-cell>
          <table:table-cell table:style-name="ce269" office:value-type="float" office:value="6.5" calcext:value-type="float">
            <text:p>6,50</text:p>
          </table:table-cell>
          <table:table-cell table:style-name="ce104" office:value-type="string" office:string-value="virginica" calcext:value-type="string">
            <text:p>virginica</text:p>
          </table:table-cell>
          <table:table-cell table:style-name="ce14" table:formula="of:=IF([.$D5]=[.$E$2];[.$C5];NA())" office:value-type="string" office:string-value="" calcext:value-type="error">
            <text:p>#NV</text:p>
          </table:table-cell>
          <table:table-cell table:style-name="ce14" table:formula="of:=IF([.$D5]=[.$F$2];[.$C5];NA())" office:value-type="float" office:value="6.5" calcext:value-type="float">
            <text:p>6,5</text:p>
          </table:table-cell>
          <table:table-cell table:style-name="ce170" table:formula="of:=IF([.$D5]=[.$G$2];[.$C5];NA())" office:value-type="string" office:string-value="" calcext:value-type="error">
            <text:p>#NV</text:p>
          </table:table-cell>
          <table:table-cell table:style-name="ce68" table:formula="of:=AND(([.B5]=[.$K$3]);([.C5]=[.$K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108" table:number-matrix-columns-spanned="1" table:number-matrix-rows-spanned="1" table:formula="of:=VLOOKUP([.K3]&amp;[.K4];CHOOSE({1;2};[.B3:.B17]&amp;[.C3:.C17];[.D3:.D17]);2;0)" office:value-type="string" office:string-value="setosa" calcext:value-type="string" table:number-columns-spanned="1" table:number-rows-spanned="2">
            <text:p>setosa</text:p>
          </table:table-cell>
          <table:table-cell/>
          <table:table-cell table:style-name="ce14"/>
          <table:table-cell table:style-name="ce110" table:formula="of:=VLOOKUP(3;[.$T$3:.$V$17];3;FALSE())" office:value-type="string" office:string-value="setosa" calcext:value-type="string">
            <text:p>setosa</text:p>
          </table:table-cell>
          <table:table-cell table:style-name="ce112" office:value-type="float" office:value="3" calcext:value-type="float">
            <text:p>3</text:p>
          </table:table-cell>
          <table:table-cell table:style-name="ce95" table:formula="of:=IF([.N3]=[.N4]=[.N5];[.N3]; IF(OR([.N3]=[.N4];[.N3]=[.N5]);[.N3];IF([.N5]=[.N4];[.N4];[.N3])))" office:value-type="string" office:string-value="setosa" calcext:value-type="string">
            <text:p>setosa</text:p>
          </table:table-cell>
          <table:table-cell table:style-name="ce114" table:formula="of:=[.P5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5]&lt;&gt;&quot;&quot;;COM.MICROSOFT.RANK.EQ([.U5];[.$U$3:.$U$17];1);&quot;&quot;)" office:value-type="float" office:value="12" calcext:value-type="float">
            <text:p>12</text:p>
          </table:table-cell>
          <table:table-cell table:style-name="ce32" table:formula="of:=IF(SQRT(([.$K$3]-[.$B5])^2+([.$K$4]-[.$C5])^2)&lt;&gt;0; SQRT(([.$K$3]-[.$B5])^2+([.$K$4]-[.$C5])^2)+(ROW()/100000000); &quot;&quot;)" office:value-type="float" office:value="1.51327464504216" calcext:value-type="float">
            <text:p>1,51327</text:p>
          </table:table-cell>
          <table:table-cell table:style-name="ce116" table:formula="of:=IF([.U5]&lt;&gt;&quot;&quot;;[.$D5];&quot;&quot;)" office:value-type="string" office:string-value="virginica" calcext:value-type="string">
            <text:p>virginica</text:p>
          </table:table-cell>
          <table:table-cell table:style-name="ce33" table:formula="of:=IF([.U5]&lt;&gt;&quot;&quot;;[.$B5];&quot;&quot;)" office:value-type="float" office:value="3.2" calcext:value-type="float">
            <text:p>3,2</text:p>
          </table:table-cell>
          <table:table-cell table:style-name="ce33" table:formula="of:=IF([.U5]&lt;&gt;&quot;&quot;;[.$C5];&quot;&quot;)" office:value-type="float" office:value="6.5" calcext:value-type="float">
            <text:p>6,5</text:p>
          </table:table-cell>
          <table:table-cell table:number-columns-repeated="1636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269" office:value-type="float" office:value="3.1" calcext:value-type="float">
            <text:p>3,10</text:p>
          </table:table-cell>
          <table:table-cell table:style-name="ce269" office:value-type="float" office:value="4.8" calcext:value-type="float">
            <text:p>4,80</text:p>
          </table:table-cell>
          <table:table-cell table:style-name="ce104" office:value-type="string" office:string-value="setosa" calcext:value-type="string">
            <text:p>setosa</text:p>
          </table:table-cell>
          <table:table-cell table:style-name="ce14" table:formula="of:=IF([.$D6]=[.$E$2];[.$C6];NA())" office:value-type="float" office:value="4.8" calcext:value-type="float">
            <text:p>4,8</text:p>
          </table:table-cell>
          <table:table-cell table:style-name="ce14" table:formula="of:=IF([.$D6]=[.$F$2];[.$C6];NA())" office:value-type="string" office:string-value="" calcext:value-type="error">
            <text:p>#NV</text:p>
          </table:table-cell>
          <table:table-cell table:style-name="ce170" table:formula="of:=IF([.$D6]=[.$G$2];[.$C6];NA())" office:value-type="string" office:string-value="" calcext:value-type="error">
            <text:p>#NV</text:p>
          </table:table-cell>
          <table:table-cell table:style-name="ce68" table:formula="of:=AND(([.B6]=[.$K$3]);([.C6]=[.$K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109"/>
          <table:table-cell/>
          <table:table-cell table:style-name="ce14"/>
          <table:table-cell table:style-name="ce110" table:formula="of:=VLOOKUP(4;[.$T$3:.$V$17];3;FALSE())" office:value-type="string" office:string-value="setosa" calcext:value-type="string">
            <text:p>setosa</text:p>
          </table:table-cell>
          <table:table-cell table:style-name="ce112" office:value-type="float" office:value="4" calcext:value-type="float">
            <text:p>4</text:p>
          </table:table-cell>
          <table:table-cell table:style-name="ce96" table:number-matrix-columns-spanned="1" table:number-matrix-rows-spanned="1" table:formula="of:=INDEX([.$N$3]:INDIRECT(&quot;N&quot;&amp;2+4);COM.MICROSOFT.MODE.SNGL(MATCH([.$N$3]:INDIRECT(&quot;N&quot;&amp;2+4);[.$N$3]:INDIRECT(&quot;N&quot;&amp;2+4);0)))" office:value-type="string" office:string-value="setosa" calcext:value-type="string">
            <text:p>setosa</text:p>
          </table:table-cell>
          <table:table-cell table:style-name="ce114" table:formula="of:=[.P6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6]&lt;&gt;&quot;&quot;;COM.MICROSOFT.RANK.EQ([.U6];[.$U$3:.$U$17];1);&quot;&quot;)" office:value-type="float" office:value="2" calcext:value-type="float">
            <text:p>2</text:p>
          </table:table-cell>
          <table:table-cell table:style-name="ce32" table:formula="of:=IF(SQRT(([.$K$3]-[.$B6])^2+([.$K$4]-[.$C6])^2)&lt;&gt;0; SQRT(([.$K$3]-[.$B6])^2+([.$K$4]-[.$C6])^2)+(ROW()/100000000); &quot;&quot;)" office:value-type="float" office:value="0.360555187546399" calcext:value-type="float">
            <text:p>0,36056</text:p>
          </table:table-cell>
          <table:table-cell table:style-name="ce116" table:formula="of:=IF([.U6]&lt;&gt;&quot;&quot;;[.$D6];&quot;&quot;)" office:value-type="string" office:string-value="setosa" calcext:value-type="string">
            <text:p>setosa</text:p>
          </table:table-cell>
          <table:table-cell table:style-name="ce33" table:formula="of:=IF([.U6]&lt;&gt;&quot;&quot;;[.$B6];&quot;&quot;)" office:value-type="float" office:value="3.1" calcext:value-type="float">
            <text:p>3,1</text:p>
          </table:table-cell>
          <table:table-cell table:style-name="ce33" table:formula="of:=IF([.U6]&lt;&gt;&quot;&quot;;[.$C6];&quot;&quot;)" office:value-type="float" office:value="4.8" calcext:value-type="float">
            <text:p>4,8</text:p>
          </table:table-cell>
          <table:table-cell table:number-columns-repeated="1636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269" office:value-type="float" office:value="3.3" calcext:value-type="float">
            <text:p>3,30</text:p>
          </table:table-cell>
          <table:table-cell table:style-name="ce269" office:value-type="float" office:value="5.1" calcext:value-type="float">
            <text:p>5,10</text:p>
          </table:table-cell>
          <table:table-cell table:style-name="ce104" office:value-type="string" office:string-value="setosa" calcext:value-type="string">
            <text:p>setosa</text:p>
          </table:table-cell>
          <table:table-cell table:style-name="ce14" table:formula="of:=IF([.$D7]=[.$E$2];[.$C7];NA())" office:value-type="float" office:value="5.1" calcext:value-type="float">
            <text:p>5,1</text:p>
          </table:table-cell>
          <table:table-cell table:style-name="ce14" table:formula="of:=IF([.$D7]=[.$F$2];[.$C7];NA())" office:value-type="string" office:string-value="" calcext:value-type="error">
            <text:p>#NV</text:p>
          </table:table-cell>
          <table:table-cell table:style-name="ce170" table:formula="of:=IF([.$D7]=[.$G$2];[.$C7];NA())" office:value-type="string" office:string-value="" calcext:value-type="error">
            <text:p>#NV</text:p>
          </table:table-cell>
          <table:table-cell table:style-name="ce68" table:formula="of:=AND(([.B7]=[.$K$3]);([.C7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5;[.$T$3:.$V$17];3;FALSE())" office:value-type="string" office:string-value="versicolor" calcext:value-type="string">
            <text:p>versicolor</text:p>
          </table:table-cell>
          <table:table-cell table:style-name="ce112" office:value-type="float" office:value="5" calcext:value-type="float">
            <text:p>5</text:p>
          </table:table-cell>
          <table:table-cell table:style-name="ce96" table:number-matrix-columns-spanned="1" table:number-matrix-rows-spanned="1" table:formula="of:=INDEX([.$N$3]:INDIRECT(&quot;N&quot;&amp;2+5);COM.MICROSOFT.MODE.SNGL(MATCH([.$N$3]:INDIRECT(&quot;N&quot;&amp;2+5);[.$N$3]:INDIRECT(&quot;N&quot;&amp;2+5);0)))" office:value-type="string" office:string-value="setosa" calcext:value-type="string">
            <text:p>setosa</text:p>
          </table:table-cell>
          <table:table-cell table:style-name="ce114" table:formula="of:=[.P7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7]&lt;&gt;&quot;&quot;;COM.MICROSOFT.RANK.EQ([.U7];[.$U$3:.$U$17];1);&quot;&quot;)" office:value-type="float" office:value="1" calcext:value-type="float">
            <text:p>1</text:p>
          </table:table-cell>
          <table:table-cell table:style-name="ce32" table:formula="of:=IF(SQRT(([.$K$3]-[.$B7])^2+([.$K$4]-[.$C7])^2)&lt;&gt;0; SQRT(([.$K$3]-[.$B7])^2+([.$K$4]-[.$C7])^2)+(ROW()/100000000); &quot;&quot;)" office:value-type="float" office:value="0.141421426237309" calcext:value-type="float">
            <text:p>0,14142</text:p>
          </table:table-cell>
          <table:table-cell table:style-name="ce116" table:formula="of:=IF([.U7]&lt;&gt;&quot;&quot;;[.$D7];&quot;&quot;)" office:value-type="string" office:string-value="setosa" calcext:value-type="string">
            <text:p>setosa</text:p>
          </table:table-cell>
          <table:table-cell table:style-name="ce33" table:formula="of:=IF([.U7]&lt;&gt;&quot;&quot;;[.$B7];&quot;&quot;)" office:value-type="float" office:value="3.3" calcext:value-type="float">
            <text:p>3,3</text:p>
          </table:table-cell>
          <table:table-cell table:style-name="ce33" table:formula="of:=IF([.U7]&lt;&gt;&quot;&quot;;[.$C7];&quot;&quot;)" office:value-type="float" office:value="5.1" calcext:value-type="float">
            <text:p>5,1</text:p>
          </table:table-cell>
          <table:table-cell table:number-columns-repeated="1636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269" office:value-type="float" office:value="2.8" calcext:value-type="float">
            <text:p>2,80</text:p>
          </table:table-cell>
          <table:table-cell table:style-name="ce269" office:value-type="float" office:value="6.3" calcext:value-type="float">
            <text:p>6,30</text:p>
          </table:table-cell>
          <table:table-cell table:style-name="ce104" office:value-type="string" office:string-value="virginica" calcext:value-type="string">
            <text:p>virginica</text:p>
          </table:table-cell>
          <table:table-cell table:style-name="ce14" table:formula="of:=IF([.$D8]=[.$E$2];[.$C8];NA())" office:value-type="string" office:string-value="" calcext:value-type="error">
            <text:p>#NV</text:p>
          </table:table-cell>
          <table:table-cell table:style-name="ce14" table:formula="of:=IF([.$D8]=[.$F$2];[.$C8];NA())" office:value-type="float" office:value="6.3" calcext:value-type="float">
            <text:p>6,3</text:p>
          </table:table-cell>
          <table:table-cell table:style-name="ce170" table:formula="of:=IF([.$D8]=[.$G$2];[.$C8];NA())" office:value-type="string" office:string-value="" calcext:value-type="error">
            <text:p>#NV</text:p>
          </table:table-cell>
          <table:table-cell table:style-name="ce68" table:formula="of:=AND(([.B8]=[.$K$3]);([.C8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6;[.$T$3:.$V$17];3;FALSE())" office:value-type="string" office:string-value="versicolor" calcext:value-type="string">
            <text:p>versicolor</text:p>
          </table:table-cell>
          <table:table-cell table:style-name="ce112" office:value-type="float" office:value="6" calcext:value-type="float">
            <text:p>6</text:p>
          </table:table-cell>
          <table:table-cell table:style-name="ce96" table:number-matrix-columns-spanned="1" table:number-matrix-rows-spanned="1" table:formula="of:=INDEX([.$N$3]:INDIRECT(&quot;N&quot;&amp;2+6);COM.MICROSOFT.MODE.SNGL(MATCH([.$N$3]:INDIRECT(&quot;N&quot;&amp;2+6);[.$N$3]:INDIRECT(&quot;N&quot;&amp;2+6);0)))" office:value-type="string" office:string-value="setosa" calcext:value-type="string">
            <text:p>setosa</text:p>
          </table:table-cell>
          <table:table-cell table:style-name="ce114" table:formula="of:=[.P8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8]&lt;&gt;&quot;&quot;;COM.MICROSOFT.RANK.EQ([.U8];[.$U$3:.$U$17];1);&quot;&quot;)" office:value-type="float" office:value="11" calcext:value-type="float">
            <text:p>11</text:p>
          </table:table-cell>
          <table:table-cell table:style-name="ce32" table:formula="of:=IF(SQRT(([.$K$3]-[.$B8])^2+([.$K$4]-[.$C8])^2)&lt;&gt;0; SQRT(([.$K$3]-[.$B8])^2+([.$K$4]-[.$C8])^2)+(ROW()/100000000); &quot;&quot;)" office:value-type="float" office:value="1.43178218632764" calcext:value-type="float">
            <text:p>1,43178</text:p>
          </table:table-cell>
          <table:table-cell table:style-name="ce116" table:formula="of:=IF([.U8]&lt;&gt;&quot;&quot;;[.$D8];&quot;&quot;)" office:value-type="string" office:string-value="virginica" calcext:value-type="string">
            <text:p>virginica</text:p>
          </table:table-cell>
          <table:table-cell table:style-name="ce33" table:formula="of:=IF([.U8]&lt;&gt;&quot;&quot;;[.$B8];&quot;&quot;)" office:value-type="float" office:value="2.8" calcext:value-type="float">
            <text:p>2,8</text:p>
          </table:table-cell>
          <table:table-cell table:style-name="ce33" table:formula="of:=IF([.U8]&lt;&gt;&quot;&quot;;[.$C8];&quot;&quot;)" office:value-type="float" office:value="6.3" calcext:value-type="float">
            <text:p>6,3</text:p>
          </table:table-cell>
          <table:table-cell table:number-columns-repeated="1636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269" office:value-type="float" office:value="3" calcext:value-type="float">
            <text:p>3,00</text:p>
          </table:table-cell>
          <table:table-cell table:style-name="ce269" office:value-type="float" office:value="7.2" calcext:value-type="float">
            <text:p>7,20</text:p>
          </table:table-cell>
          <table:table-cell table:style-name="ce104" office:value-type="string" office:string-value="virginica" calcext:value-type="string">
            <text:p>virginica</text:p>
          </table:table-cell>
          <table:table-cell table:style-name="ce14" table:formula="of:=IF([.$D9]=[.$E$2];[.$C9];NA())" office:value-type="string" office:string-value="" calcext:value-type="error">
            <text:p>#NV</text:p>
          </table:table-cell>
          <table:table-cell table:style-name="ce14" table:formula="of:=IF([.$D9]=[.$F$2];[.$C9];NA())" office:value-type="float" office:value="7.2" calcext:value-type="float">
            <text:p>7,2</text:p>
          </table:table-cell>
          <table:table-cell table:style-name="ce170" table:formula="of:=IF([.$D9]=[.$G$2];[.$C9];NA())" office:value-type="string" office:string-value="" calcext:value-type="error">
            <text:p>#NV</text:p>
          </table:table-cell>
          <table:table-cell table:style-name="ce68" table:formula="of:=AND(([.B9]=[.$K$3]);([.C9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7;[.$T$3:.$V$17];3;FALSE())" office:value-type="string" office:string-value="versicolor" calcext:value-type="string">
            <text:p>versicolor</text:p>
          </table:table-cell>
          <table:table-cell table:style-name="ce112" office:value-type="float" office:value="7" calcext:value-type="float">
            <text:p>7</text:p>
          </table:table-cell>
          <table:table-cell table:style-name="ce96" table:number-matrix-columns-spanned="1" table:number-matrix-rows-spanned="1" table:formula="of:=INDEX([.$N$3]:INDIRECT(&quot;N&quot;&amp;2+7);COM.MICROSOFT.MODE.SNGL(MATCH([.$N$3]:INDIRECT(&quot;N&quot;&amp;2+7);[.$N$3]:INDIRECT(&quot;N&quot;&amp;2+7);0)))" office:value-type="string" office:string-value="setosa" calcext:value-type="string">
            <text:p>setosa</text:p>
          </table:table-cell>
          <table:table-cell table:style-name="ce114" table:formula="of:=[.P9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9]&lt;&gt;&quot;&quot;;COM.MICROSOFT.RANK.EQ([.U9];[.$U$3:.$U$17];1);&quot;&quot;)" office:value-type="float" office:value="14" calcext:value-type="float">
            <text:p>14</text:p>
          </table:table-cell>
          <table:table-cell table:style-name="ce32" table:formula="of:=IF(SQRT(([.$K$3]-[.$B9])^2+([.$K$4]-[.$C9])^2)&lt;&gt;0; SQRT(([.$K$3]-[.$B9])^2+([.$K$4]-[.$C9])^2)+(ROW()/100000000); &quot;&quot;)" office:value-type="float" office:value="2.23606806749979" calcext:value-type="float">
            <text:p>2,23607</text:p>
          </table:table-cell>
          <table:table-cell table:style-name="ce116" table:formula="of:=IF([.U9]&lt;&gt;&quot;&quot;;[.$D9];&quot;&quot;)" office:value-type="string" office:string-value="virginica" calcext:value-type="string">
            <text:p>virginica</text:p>
          </table:table-cell>
          <table:table-cell table:style-name="ce33" table:formula="of:=IF([.U9]&lt;&gt;&quot;&quot;;[.$B9];&quot;&quot;)" office:value-type="float" office:value="3" calcext:value-type="float">
            <text:p>3</text:p>
          </table:table-cell>
          <table:table-cell table:style-name="ce33" table:formula="of:=IF([.U9]&lt;&gt;&quot;&quot;;[.$C9];&quot;&quot;)" office:value-type="float" office:value="7.2" calcext:value-type="float">
            <text:p>7,2</text:p>
          </table:table-cell>
          <table:table-cell table:number-columns-repeated="1636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269" office:value-type="float" office:value="2.3" calcext:value-type="float">
            <text:p>2,30</text:p>
          </table:table-cell>
          <table:table-cell table:style-name="ce269" office:value-type="float" office:value="5" calcext:value-type="float">
            <text:p>5,00</text:p>
          </table:table-cell>
          <table:table-cell table:style-name="ce104" office:value-type="string" office:string-value="versicolor" calcext:value-type="string">
            <text:p>versicolor</text:p>
          </table:table-cell>
          <table:table-cell table:style-name="ce14" table:formula="of:=IF([.$D10]=[.$E$2];[.$C10];NA())" office:value-type="string" office:string-value="" calcext:value-type="error">
            <text:p>#NV</text:p>
          </table:table-cell>
          <table:table-cell table:style-name="ce14" table:formula="of:=IF([.$D10]=[.$F$2];[.$C10];NA())" office:value-type="string" office:string-value="" calcext:value-type="error">
            <text:p>#NV</text:p>
          </table:table-cell>
          <table:table-cell table:style-name="ce170" table:formula="of:=IF([.$D10]=[.$G$2];[.$C10];NA())" office:value-type="float" office:value="5" calcext:value-type="float">
            <text:p>5</text:p>
          </table:table-cell>
          <table:table-cell table:style-name="ce68" table:formula="of:=AND(([.B10]=[.$K$3]);([.C10]=[.$K$4]))" office:value-type="boolean" office:boolean-value="false" calcext:value-type="boolean">
            <text:p>FALSCH</text:p>
          </table:table-cell>
          <table:table-cell/>
          <table:table-cell table:style-name="ce60"/>
          <table:table-cell table:style-name="ce170"/>
          <table:table-cell/>
          <table:table-cell table:style-name="ce14"/>
          <table:table-cell table:style-name="ce110" table:formula="of:=VLOOKUP(8;[.$T$3:.$V$17];3;FALSE())" office:value-type="string" office:string-value="versicolor" calcext:value-type="string">
            <text:p>versicolor</text:p>
          </table:table-cell>
          <table:table-cell table:style-name="ce112" office:value-type="float" office:value="8" calcext:value-type="float">
            <text:p>8</text:p>
          </table:table-cell>
          <table:table-cell table:style-name="ce96" table:number-matrix-columns-spanned="1" table:number-matrix-rows-spanned="1" table:formula="of:=INDEX([.$N$3]:INDIRECT(&quot;N&quot;&amp;2+8);COM.MICROSOFT.MODE.SNGL(MATCH([.$N$3]:INDIRECT(&quot;N&quot;&amp;2+8);[.$N$3]:INDIRECT(&quot;N&quot;&amp;2+8);0)))" office:value-type="string" office:string-value="setosa" calcext:value-type="string">
            <text:p>setosa</text:p>
          </table:table-cell>
          <table:table-cell table:style-name="ce114" table:formula="of:=[.P10]=[.$K$5]" office:value-type="float" office:value="1" calcext:value-type="float">
            <text:p>1</text:p>
          </table:table-cell>
          <table:table-cell table:number-columns-repeated="2"/>
          <table:table-cell table:style-name="ce33" table:formula="of:=IF([.U10]&lt;&gt;&quot;&quot;;COM.MICROSOFT.RANK.EQ([.U10];[.$U$3:.$U$17];1);&quot;&quot;)" office:value-type="float" office:value="10" calcext:value-type="float">
            <text:p>10</text:p>
          </table:table-cell>
          <table:table-cell table:style-name="ce32" table:formula="of:=IF(SQRT(([.$K$3]-[.$B10])^2+([.$K$4]-[.$C10])^2)&lt;&gt;0; SQRT(([.$K$3]-[.$B10])^2+([.$K$4]-[.$C10])^2)+(ROW()/100000000); &quot;&quot;)" office:value-type="float" office:value="1.1000001" calcext:value-type="float">
            <text:p>1,10000</text:p>
          </table:table-cell>
          <table:table-cell table:style-name="ce116" table:formula="of:=IF([.U10]&lt;&gt;&quot;&quot;;[.$D10];&quot;&quot;)" office:value-type="string" office:string-value="versicolor" calcext:value-type="string">
            <text:p>versicolor</text:p>
          </table:table-cell>
          <table:table-cell table:style-name="ce33" table:formula="of:=IF([.U10]&lt;&gt;&quot;&quot;;[.$B10];&quot;&quot;)" office:value-type="float" office:value="2.3" calcext:value-type="float">
            <text:p>2,3</text:p>
          </table:table-cell>
          <table:table-cell table:style-name="ce33" table:formula="of:=IF([.U10]&lt;&gt;&quot;&quot;;[.$C10];&quot;&quot;)" office:value-type="float" office:value="5" calcext:value-type="float">
            <text:p>5</text:p>
          </table:table-cell>
          <table:table-cell table:number-columns-repeated="1636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269" office:value-type="float" office:value="2.7" calcext:value-type="float">
            <text:p>2,70</text:p>
          </table:table-cell>
          <table:table-cell table:style-name="ce269" office:value-type="float" office:value="5.8" calcext:value-type="float">
            <text:p>5,80</text:p>
          </table:table-cell>
          <table:table-cell table:style-name="ce104" office:value-type="string" office:string-value="versicolor" calcext:value-type="string">
            <text:p>versicolor</text:p>
          </table:table-cell>
          <table:table-cell table:style-name="ce14" table:formula="of:=IF([.$D11]=[.$E$2];[.$C11];NA())" office:value-type="string" office:string-value="" calcext:value-type="error">
            <text:p>#NV</text:p>
          </table:table-cell>
          <table:table-cell table:style-name="ce14" table:formula="of:=IF([.$D11]=[.$F$2];[.$C11];NA())" office:value-type="string" office:string-value="" calcext:value-type="error">
            <text:p>#NV</text:p>
          </table:table-cell>
          <table:table-cell table:style-name="ce170" table:formula="of:=IF([.$D11]=[.$G$2];[.$C11];NA())" office:value-type="float" office:value="5.8" calcext:value-type="float">
            <text:p>5,8</text:p>
          </table:table-cell>
          <table:table-cell table:style-name="ce68" table:formula="of:=AND(([.B11]=[.$K$3]);([.C11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110" table:formula="of:=VLOOKUP(9;[.$T$3:.$V$17];3;FALSE())" office:value-type="string" office:string-value="versicolor" calcext:value-type="string">
            <text:p>versicolor</text:p>
          </table:table-cell>
          <table:table-cell table:style-name="ce112" office:value-type="float" office:value="9" calcext:value-type="float">
            <text:p>9</text:p>
          </table:table-cell>
          <table:table-cell table:style-name="ce96" table:number-matrix-columns-spanned="1" table:number-matrix-rows-spanned="1" table:formula="of:=INDEX([.$N$3]:INDIRECT(&quot;N&quot;&amp;2+9);COM.MICROSOFT.MODE.SNGL(MATCH([.$N$3]:INDIRECT(&quot;N&quot;&amp;2+9);[.$N$3]:INDIRECT(&quot;N&quot;&amp;2+9);0)))" office:value-type="string" office:string-value="versicolor" calcext:value-type="string">
            <text:p>versicolor</text:p>
          </table:table-cell>
          <table:table-cell table:style-name="ce114" table:formula="of:=[.P11]=[.$K$5]" office:value-type="float" office:value="0" calcext:value-type="float">
            <text:p>0</text:p>
          </table:table-cell>
          <table:table-cell table:number-columns-repeated="2"/>
          <table:table-cell table:style-name="ce33" table:formula="of:=IF([.U11]&lt;&gt;&quot;&quot;;COM.MICROSOFT.RANK.EQ([.U11];[.$U$3:.$U$17];1);&quot;&quot;)" office:value-type="float" office:value="8" calcext:value-type="float">
            <text:p>8</text:p>
          </table:table-cell>
          <table:table-cell table:style-name="ce32" table:formula="of:=IF(SQRT(([.$K$3]-[.$B11])^2+([.$K$4]-[.$C11])^2)&lt;&gt;0; SQRT(([.$K$3]-[.$B11])^2+([.$K$4]-[.$C11])^2)+(ROW()/100000000); &quot;&quot;)" office:value-type="float" office:value="1.06301469127346" calcext:value-type="float">
            <text:p>1,06301</text:p>
          </table:table-cell>
          <table:table-cell table:style-name="ce116" table:formula="of:=IF([.U11]&lt;&gt;&quot;&quot;;[.$D11];&quot;&quot;)" office:value-type="string" office:string-value="versicolor" calcext:value-type="string">
            <text:p>versicolor</text:p>
          </table:table-cell>
          <table:table-cell table:style-name="ce33" table:formula="of:=IF([.U11]&lt;&gt;&quot;&quot;;[.$B11];&quot;&quot;)" office:value-type="float" office:value="2.7" calcext:value-type="float">
            <text:p>2,7</text:p>
          </table:table-cell>
          <table:table-cell table:style-name="ce33" table:formula="of:=IF([.U11]&lt;&gt;&quot;&quot;;[.$C11];&quot;&quot;)" office:value-type="float" office:value="5.8" calcext:value-type="float">
            <text:p>5,8</text:p>
          </table:table-cell>
          <table:table-cell table:number-columns-repeated="1636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269" office:value-type="float" office:value="3" calcext:value-type="float">
            <text:p>3,00</text:p>
          </table:table-cell>
          <table:table-cell table:style-name="ce269" office:value-type="float" office:value="5.7" calcext:value-type="float">
            <text:p>5,70</text:p>
          </table:table-cell>
          <table:table-cell table:style-name="ce104" office:value-type="string" office:string-value="versicolor" calcext:value-type="string">
            <text:p>versicolor</text:p>
          </table:table-cell>
          <table:table-cell table:style-name="ce14" table:formula="of:=IF([.$D12]=[.$E$2];[.$C12];NA())" office:value-type="string" office:string-value="" calcext:value-type="error">
            <text:p>#NV</text:p>
          </table:table-cell>
          <table:table-cell table:style-name="ce14" table:formula="of:=IF([.$D12]=[.$F$2];[.$C12];NA())" office:value-type="string" office:string-value="" calcext:value-type="error">
            <text:p>#NV</text:p>
          </table:table-cell>
          <table:table-cell table:style-name="ce170" table:formula="of:=IF([.$D12]=[.$G$2];[.$C12];NA())" office:value-type="float" office:value="5.7" calcext:value-type="float">
            <text:p>5,7</text:p>
          </table:table-cell>
          <table:table-cell table:style-name="ce68" table:formula="of:=AND(([.B12]=[.$K$3]);([.C12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111" table:formula="of:=VLOOKUP(10;[.$T$3:.$V$17];3;FALSE())" office:value-type="string" office:string-value="versicolor" calcext:value-type="string">
            <text:p>versicolor</text:p>
          </table:table-cell>
          <table:table-cell table:style-name="ce113" office:value-type="float" office:value="10" calcext:value-type="float">
            <text:p>10</text:p>
          </table:table-cell>
          <table:table-cell table:style-name="ce96" table:number-matrix-columns-spanned="1" table:number-matrix-rows-spanned="1" table:formula="of:=INDEX([.$N$3]:INDIRECT(&quot;N&quot;&amp;2+10);COM.MICROSOFT.MODE.SNGL(MATCH([.$N$3]:INDIRECT(&quot;N&quot;&amp;2+10);[.$N$3]:INDIRECT(&quot;N&quot;&amp;2+10);0)))" office:value-type="string" office:string-value="versicolor" calcext:value-type="string">
            <text:p>versicolor</text:p>
          </table:table-cell>
          <table:table-cell table:style-name="ce115" table:formula="of:=[.P12]=[.$K$5]" office:value-type="float" office:value="0" calcext:value-type="float">
            <text:p>0</text:p>
          </table:table-cell>
          <table:table-cell table:number-columns-repeated="2"/>
          <table:table-cell table:style-name="ce33" table:formula="of:=IF([.U12]&lt;&gt;&quot;&quot;;COM.MICROSOFT.RANK.EQ([.U12];[.$U$3:.$U$17];1);&quot;&quot;)" office:value-type="float" office:value="5" calcext:value-type="float">
            <text:p>5</text:p>
          </table:table-cell>
          <table:table-cell table:style-name="ce32" table:formula="of:=IF(SQRT(([.$K$3]-[.$B12])^2+([.$K$4]-[.$C12])^2)&lt;&gt;0; SQRT(([.$K$3]-[.$B12])^2+([.$K$4]-[.$C12])^2)+(ROW()/100000000); &quot;&quot;)" office:value-type="float" office:value="0.806225894829855" calcext:value-type="float">
            <text:p>0,80623</text:p>
          </table:table-cell>
          <table:table-cell table:style-name="ce116" table:formula="of:=IF([.U12]&lt;&gt;&quot;&quot;;[.$D12];&quot;&quot;)" office:value-type="string" office:string-value="versicolor" calcext:value-type="string">
            <text:p>versicolor</text:p>
          </table:table-cell>
          <table:table-cell table:style-name="ce33" table:formula="of:=IF([.U12]&lt;&gt;&quot;&quot;;[.$B12];&quot;&quot;)" office:value-type="float" office:value="3" calcext:value-type="float">
            <text:p>3</text:p>
          </table:table-cell>
          <table:table-cell table:style-name="ce33" table:formula="of:=IF([.U12]&lt;&gt;&quot;&quot;;[.$C12];&quot;&quot;)" office:value-type="float" office:value="5.7" calcext:value-type="float">
            <text:p>5,7</text:p>
          </table:table-cell>
          <table:table-cell table:number-columns-repeated="1636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269" office:value-type="float" office:value="2.7" calcext:value-type="float">
            <text:p>2,70</text:p>
          </table:table-cell>
          <table:table-cell table:style-name="ce269" office:value-type="float" office:value="6.4" calcext:value-type="float">
            <text:p>6,40</text:p>
          </table:table-cell>
          <table:table-cell table:style-name="ce104" office:value-type="string" office:string-value="virginica" calcext:value-type="string">
            <text:p>virginica</text:p>
          </table:table-cell>
          <table:table-cell table:style-name="ce14" table:formula="of:=IF([.$D13]=[.$E$2];[.$C13];NA())" office:value-type="string" office:string-value="" calcext:value-type="error">
            <text:p>#NV</text:p>
          </table:table-cell>
          <table:table-cell table:style-name="ce14" table:formula="of:=IF([.$D13]=[.$F$2];[.$C13];NA())" office:value-type="float" office:value="6.4" calcext:value-type="float">
            <text:p>6,4</text:p>
          </table:table-cell>
          <table:table-cell table:style-name="ce170" table:formula="of:=IF([.$D13]=[.$G$2];[.$C13];NA())" office:value-type="string" office:string-value="" calcext:value-type="error">
            <text:p>#NV</text:p>
          </table:table-cell>
          <table:table-cell table:style-name="ce68" table:formula="of:=AND(([.B13]=[.$K$3]);([.C13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3]&lt;&gt;&quot;&quot;;COM.MICROSOFT.RANK.EQ([.U13];[.$U$3:.$U$17];1);&quot;&quot;)" office:value-type="float" office:value="13" calcext:value-type="float">
            <text:p>13</text:p>
          </table:table-cell>
          <table:table-cell table:style-name="ce32" table:formula="of:=IF(SQRT(([.$K$3]-[.$B13])^2+([.$K$4]-[.$C13])^2)&lt;&gt;0; SQRT(([.$K$3]-[.$B13])^2+([.$K$4]-[.$C13])^2)+(ROW()/100000000); &quot;&quot;)" office:value-type="float" office:value="1.56524771424985" calcext:value-type="float">
            <text:p>1,56525</text:p>
          </table:table-cell>
          <table:table-cell table:style-name="ce116" table:formula="of:=IF([.U13]&lt;&gt;&quot;&quot;;[.$D13];&quot;&quot;)" office:value-type="string" office:string-value="virginica" calcext:value-type="string">
            <text:p>virginica</text:p>
          </table:table-cell>
          <table:table-cell table:style-name="ce33" table:formula="of:=IF([.U13]&lt;&gt;&quot;&quot;;[.$B13];&quot;&quot;)" office:value-type="float" office:value="2.7" calcext:value-type="float">
            <text:p>2,7</text:p>
          </table:table-cell>
          <table:table-cell table:style-name="ce33" table:formula="of:=IF([.U13]&lt;&gt;&quot;&quot;;[.$C13];&quot;&quot;)" office:value-type="float" office:value="6.4" calcext:value-type="float">
            <text:p>6,4</text:p>
          </table:table-cell>
          <table:table-cell table:number-columns-repeated="16360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269" office:value-type="float" office:value="3.2" calcext:value-type="float">
            <text:p>3,20</text:p>
          </table:table-cell>
          <table:table-cell table:style-name="ce269" office:value-type="float" office:value="4.6" calcext:value-type="float">
            <text:p>4,60</text:p>
          </table:table-cell>
          <table:table-cell table:style-name="ce104" office:value-type="string" office:string-value="setosa" calcext:value-type="string">
            <text:p>setosa</text:p>
          </table:table-cell>
          <table:table-cell table:style-name="ce14" table:formula="of:=IF([.$D14]=[.$E$2];[.$C14];NA())" office:value-type="float" office:value="4.6" calcext:value-type="float">
            <text:p>4,6</text:p>
          </table:table-cell>
          <table:table-cell table:style-name="ce14" table:formula="of:=IF([.$D14]=[.$F$2];[.$C14];NA())" office:value-type="string" office:string-value="" calcext:value-type="error">
            <text:p>#NV</text:p>
          </table:table-cell>
          <table:table-cell table:style-name="ce170" table:formula="of:=IF([.$D14]=[.$G$2];[.$C14];NA())" office:value-type="string" office:string-value="" calcext:value-type="error">
            <text:p>#NV</text:p>
          </table:table-cell>
          <table:table-cell table:style-name="ce68" table:formula="of:=AND(([.B14]=[.$K$3]);([.C14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4]&lt;&gt;&quot;&quot;;COM.MICROSOFT.RANK.EQ([.U14];[.$U$3:.$U$17];1);&quot;&quot;)" office:value-type="float" office:value="4" calcext:value-type="float">
            <text:p>4</text:p>
          </table:table-cell>
          <table:table-cell table:style-name="ce32" table:formula="of:=IF(SQRT(([.$K$3]-[.$B14])^2+([.$K$4]-[.$C14])^2)&lt;&gt;0; SQRT(([.$K$3]-[.$B14])^2+([.$K$4]-[.$C14])^2)+(ROW()/100000000); &quot;&quot;)" office:value-type="float" office:value="0.447213735499958" calcext:value-type="float">
            <text:p>0,44721</text:p>
          </table:table-cell>
          <table:table-cell table:style-name="ce116" table:formula="of:=IF([.U14]&lt;&gt;&quot;&quot;;[.$D14];&quot;&quot;)" office:value-type="string" office:string-value="setosa" calcext:value-type="string">
            <text:p>setosa</text:p>
          </table:table-cell>
          <table:table-cell table:style-name="ce33" table:formula="of:=IF([.U14]&lt;&gt;&quot;&quot;;[.$B14];&quot;&quot;)" office:value-type="float" office:value="3.2" calcext:value-type="float">
            <text:p>3,2</text:p>
          </table:table-cell>
          <table:table-cell table:style-name="ce33" table:formula="of:=IF([.U14]&lt;&gt;&quot;&quot;;[.$C14];&quot;&quot;)" office:value-type="float" office:value="4.6" calcext:value-type="float">
            <text:p>4,6</text:p>
          </table:table-cell>
          <table:table-cell table:number-columns-repeated="1636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269" office:value-type="float" office:value="2.5" calcext:value-type="float">
            <text:p>2,50</text:p>
          </table:table-cell>
          <table:table-cell table:style-name="ce269" office:value-type="float" office:value="5.6" calcext:value-type="float">
            <text:p>5,60</text:p>
          </table:table-cell>
          <table:table-cell table:style-name="ce104" office:value-type="string" office:string-value="versicolor" calcext:value-type="string">
            <text:p>versicolor</text:p>
          </table:table-cell>
          <table:table-cell table:style-name="ce14" table:formula="of:=IF([.$D15]=[.$E$2];[.$C15];NA())" office:value-type="string" office:string-value="" calcext:value-type="error">
            <text:p>#NV</text:p>
          </table:table-cell>
          <table:table-cell table:style-name="ce14" table:formula="of:=IF([.$D15]=[.$F$2];[.$C15];NA())" office:value-type="string" office:string-value="" calcext:value-type="error">
            <text:p>#NV</text:p>
          </table:table-cell>
          <table:table-cell table:style-name="ce170" table:formula="of:=IF([.$D15]=[.$G$2];[.$C15];NA())" office:value-type="float" office:value="5.6" calcext:value-type="float">
            <text:p>5,6</text:p>
          </table:table-cell>
          <table:table-cell table:style-name="ce68" table:formula="of:=AND(([.B15]=[.$K$3]);([.C15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5]&lt;&gt;&quot;&quot;;COM.MICROSOFT.RANK.EQ([.U15];[.$U$3:.$U$17];1);&quot;&quot;)" office:value-type="float" office:value="9" calcext:value-type="float">
            <text:p>9</text:p>
          </table:table-cell>
          <table:table-cell table:style-name="ce32" table:formula="of:=IF(SQRT(([.$K$3]-[.$B15])^2+([.$K$4]-[.$C15])^2)&lt;&gt;0; SQRT(([.$K$3]-[.$B15])^2+([.$K$4]-[.$C15])^2)+(ROW()/100000000); &quot;&quot;)" office:value-type="float" office:value="1.0816655326392" calcext:value-type="float">
            <text:p>1,08167</text:p>
          </table:table-cell>
          <table:table-cell table:style-name="ce116" table:formula="of:=IF([.U15]&lt;&gt;&quot;&quot;;[.$D15];&quot;&quot;)" office:value-type="string" office:string-value="versicolor" calcext:value-type="string">
            <text:p>versicolor</text:p>
          </table:table-cell>
          <table:table-cell table:style-name="ce33" table:formula="of:=IF([.U15]&lt;&gt;&quot;&quot;;[.$B15];&quot;&quot;)" office:value-type="float" office:value="2.5" calcext:value-type="float">
            <text:p>2,5</text:p>
          </table:table-cell>
          <table:table-cell table:style-name="ce33" table:formula="of:=IF([.U15]&lt;&gt;&quot;&quot;;[.$C15];&quot;&quot;)" office:value-type="float" office:value="5.6" calcext:value-type="float">
            <text:p>5,6</text:p>
          </table:table-cell>
          <table:table-cell table:number-columns-repeated="16360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269" office:value-type="float" office:value="3.8" calcext:value-type="float">
            <text:p>3,80</text:p>
          </table:table-cell>
          <table:table-cell table:style-name="ce269" office:value-type="float" office:value="5.1" calcext:value-type="float">
            <text:p>5,10</text:p>
          </table:table-cell>
          <table:table-cell table:style-name="ce104" office:value-type="string" office:string-value="setosa" calcext:value-type="string">
            <text:p>setosa</text:p>
          </table:table-cell>
          <table:table-cell table:style-name="ce14" table:formula="of:=IF([.$D16]=[.$E$2];[.$C16];NA())" office:value-type="float" office:value="5.1" calcext:value-type="float">
            <text:p>5,1</text:p>
          </table:table-cell>
          <table:table-cell table:style-name="ce14" table:formula="of:=IF([.$D16]=[.$F$2];[.$C16];NA())" office:value-type="string" office:string-value="" calcext:value-type="error">
            <text:p>#NV</text:p>
          </table:table-cell>
          <table:table-cell table:style-name="ce170" table:formula="of:=IF([.$D16]=[.$G$2];[.$C16];NA())" office:value-type="string" office:string-value="" calcext:value-type="error">
            <text:p>#NV</text:p>
          </table:table-cell>
          <table:table-cell table:style-name="ce68" table:formula="of:=AND(([.B16]=[.$K$3]);([.C16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6]&lt;&gt;&quot;&quot;;COM.MICROSOFT.RANK.EQ([.U16];[.$U$3:.$U$17];1);&quot;&quot;)" office:value-type="float" office:value="3" calcext:value-type="float">
            <text:p>3</text:p>
          </table:table-cell>
          <table:table-cell table:style-name="ce32" table:formula="of:=IF(SQRT(([.$K$3]-[.$B16])^2+([.$K$4]-[.$C16])^2)&lt;&gt;0; SQRT(([.$K$3]-[.$B16])^2+([.$K$4]-[.$C16])^2)+(ROW()/100000000); &quot;&quot;)" office:value-type="float" office:value="0.412310722561766" calcext:value-type="float">
            <text:p>0,41231</text:p>
          </table:table-cell>
          <table:table-cell table:style-name="ce116" table:formula="of:=IF([.U16]&lt;&gt;&quot;&quot;;[.$D16];&quot;&quot;)" office:value-type="string" office:string-value="setosa" calcext:value-type="string">
            <text:p>setosa</text:p>
          </table:table-cell>
          <table:table-cell table:style-name="ce33" table:formula="of:=IF([.U16]&lt;&gt;&quot;&quot;;[.$B16];&quot;&quot;)" office:value-type="float" office:value="3.8" calcext:value-type="float">
            <text:p>3,8</text:p>
          </table:table-cell>
          <table:table-cell table:style-name="ce33" table:formula="of:=IF([.U16]&lt;&gt;&quot;&quot;;[.$C16];&quot;&quot;)" office:value-type="float" office:value="5.1" calcext:value-type="float">
            <text:p>5,1</text:p>
          </table:table-cell>
          <table:table-cell table:number-columns-repeated="1636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270" office:value-type="float" office:value="2.5" calcext:value-type="float">
            <text:p>2,50</text:p>
          </table:table-cell>
          <table:table-cell table:style-name="ce270" office:value-type="float" office:value="5.1" calcext:value-type="float">
            <text:p>5,10</text:p>
          </table:table-cell>
          <table:table-cell table:style-name="ce105" office:value-type="string" office:string-value="versicolor" calcext:value-type="string">
            <text:p>versicolor</text:p>
          </table:table-cell>
          <table:table-cell table:style-name="ce14" table:formula="of:=IF([.$D17]=[.$E$2];[.$C17];NA())" office:value-type="string" office:string-value="" calcext:value-type="error">
            <text:p>#NV</text:p>
          </table:table-cell>
          <table:table-cell table:style-name="ce14" table:formula="of:=IF([.$D17]=[.$F$2];[.$C17];NA())" office:value-type="string" office:string-value="" calcext:value-type="error">
            <text:p>#NV</text:p>
          </table:table-cell>
          <table:table-cell table:style-name="ce170" table:formula="of:=IF([.$D17]=[.$G$2];[.$C17];NA())" office:value-type="float" office:value="5.1" calcext:value-type="float">
            <text:p>5,1</text:p>
          </table:table-cell>
          <table:table-cell table:style-name="ce68" table:formula="of:=AND(([.B17]=[.$K$3]);([.C17]=[.$K$4]))" office:value-type="boolean" office:boolean-value="false" calcext:value-type="boolean">
            <text:p>FALSCH</text:p>
          </table:table-cell>
          <table:table-cell table:number-columns-repeated="11"/>
          <table:table-cell table:style-name="ce116" table:formula="of:=IF([.U17]&lt;&gt;&quot;&quot;;COM.MICROSOFT.RANK.EQ([.U17];[.$U$3:.$U$17];1);&quot;&quot;)" office:value-type="float" office:value="6" calcext:value-type="float">
            <text:p>6</text:p>
          </table:table-cell>
          <table:table-cell table:style-name="ce32" table:formula="of:=IF(SQRT(([.$K$3]-[.$B17])^2+([.$K$4]-[.$C17])^2)&lt;&gt;0; SQRT(([.$K$3]-[.$B17])^2+([.$K$4]-[.$C17])^2)+(ROW()/100000000); &quot;&quot;)" office:value-type="float" office:value="0.905538683813742" calcext:value-type="float">
            <text:p>0,90554</text:p>
          </table:table-cell>
          <table:table-cell table:style-name="ce116" table:formula="of:=IF([.U17]&lt;&gt;&quot;&quot;;[.$D17];&quot;&quot;)" office:value-type="string" office:string-value="versicolor" calcext:value-type="string">
            <text:p>versicolor</text:p>
          </table:table-cell>
          <table:table-cell table:style-name="ce116" table:formula="of:=IF([.U17]&lt;&gt;&quot;&quot;;[.$B17];&quot;&quot;)" office:value-type="float" office:value="2.5" calcext:value-type="float">
            <text:p>2,5</text:p>
          </table:table-cell>
          <table:table-cell table:style-name="ce116" table:formula="of:=IF([.U17]&lt;&gt;&quot;&quot;;[.$C17];&quot;&quot;)" office:value-type="float" office:value="5.1" calcext:value-type="float">
            <text:p>5,1</text:p>
          </table:table-cell>
          <table:table-cell table:number-columns-repeated="16360"/>
        </table:table-row>
        <table:table-row table:style-name="ro1">
          <table:table-cell/>
          <table:table-cell table:style-name="ce58" table:number-columns-repeated="3"/>
          <table:table-cell table:style-name="ce14" table:number-columns-repeated="2"/>
          <table:table-cell table:style-name="ce170"/>
          <table:table-cell table:number-columns-repeated="2"/>
          <table:table-cell table:style-name="ce75" office:value-type="string" calcext:value-type="string" table:number-columns-spanned="3" table:number-rows-spanned="1">
            <text:p>Bestimmung eines passenden Werts k:</text:p>
          </table:table-cell>
          <table:covered-table-cell table:number-columns-repeated="2" table:style-name="ce86"/>
          <table:table-cell table:number-columns-repeated="16372"/>
        </table:table-row>
        <table:table-row table:style-name="ro7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227" office:value-type="string" calcext:value-type="string" table:number-columns-spanned="12" table:number-rows-spanned="1">
            <text:p>Wurde das <text:span text:style-name="T1">erwartete Label</text:span><text:span text:style-name="T2"> des </text:span><text:span text:style-name="T3">betrachteten(left out) Datensatzes</text:span><text:span text:style-name="T2"> für den </text:span><text:span text:style-name="T3">Parameter k</text:span><text:span text:style-name="T2"> korrekt vorhergesagt, tragen Sie bitte ein 'X' in die zugehörige Zelle ein.</text:span></text:p>
          </table:table-cell>
          <table:covered-table-cell table:number-columns-repeated="11" table:style-name="ce227"/>
          <table:table-cell table:number-columns-repeated="16363"/>
        </table:table-row>
        <table:table-row table:style-name="ro6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106" office:value-type="string" calcext:value-type="string">
            <text:p>Nummer ausgelassener Datensatz</text:p>
          </table:table-cell>
          <table:table-cell table:style-name="ce30" office:value-type="string" calcext:value-type="string">
            <text:p>k = 1</text:p>
          </table:table-cell>
          <table:table-cell table:style-name="ce30" office:value-type="string" calcext:value-type="string">
            <text:p>k = 2</text:p>
          </table:table-cell>
          <table:table-cell table:style-name="ce30"/>
          <table:table-cell table:style-name="ce30" office:value-type="string" calcext:value-type="string">
            <text:p>k = 3</text:p>
          </table:table-cell>
          <table:table-cell table:style-name="ce30" office:value-type="string" calcext:value-type="string">
            <text:p>k = 4</text:p>
          </table:table-cell>
          <table:table-cell table:style-name="ce30" office:value-type="string" calcext:value-type="string">
            <text:p>k = 5</text:p>
          </table:table-cell>
          <table:table-cell table:style-name="ce30" office:value-type="string" calcext:value-type="string">
            <text:p>k = 6</text:p>
          </table:table-cell>
          <table:table-cell table:style-name="ce30" office:value-type="string" calcext:value-type="string">
            <text:p>k = 7</text:p>
          </table:table-cell>
          <table:table-cell table:style-name="ce30" office:value-type="string" calcext:value-type="string">
            <text:p>k = 8</text:p>
          </table:table-cell>
          <table:table-cell table:style-name="ce30" office:value-type="string" calcext:value-type="string">
            <text:p>k = 9</text:p>
          </table:table-cell>
          <table:table-cell table:style-name="ce30" office:value-type="string" calcext:value-type="string">
            <text:p>k = 10</text:p>
          </table:table-cell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3]&lt;&gt;&quot;&quot;;1;&quot;&quot;)" office:value-type="float" office:value="1" calcext:value-type="float">
            <text:p>1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4]&lt;&gt;&quot;&quot;;2;&quot;&quot;)" office:value-type="float" office:value="2" calcext:value-type="float">
            <text:p>2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5]&lt;&gt;&quot;&quot;;3;&quot;&quot;)" office:value-type="float" office:value="3" calcext:value-type="float">
            <text:p>3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6]&lt;&gt;&quot;&quot;;4;&quot;&quot;)" office:value-type="float" office:value="4" calcext:value-type="float">
            <text:p>4</text:p>
          </table:table-cell>
          <table:table-cell table:style-name="ce25" table:number-columns-repeated="11"/>
          <table:table-cell table:style-name="ce102"/>
          <table:table-cell table:style-name="ce14"/>
          <table:table-cell table:number-columns-repeated="16361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7]&lt;&gt;&quot;&quot;;5;&quot;&quot;)" office:value-type="float" office:value="5" calcext:value-type="float">
            <text:p>5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8]&lt;&gt;&quot;&quot;;6;&quot;&quot;)" office:value-type="float" office:value="6" calcext:value-type="float">
            <text:p>6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9]&lt;&gt;&quot;&quot;;7;&quot;&quot;)" office:value-type="float" office:value="7" calcext:value-type="float">
            <text:p>7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0]&lt;&gt;&quot;&quot;;8;&quot;&quot;)"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1]&lt;&gt;&quot;&quot;;9;&quot;&quot;)" office:value-type="float" office:value="9" calcext:value-type="float">
            <text:p>9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2]&lt;&gt;&quot;&quot;;10;&quot;&quot;)" office:value-type="float" office:value="10" calcext:value-type="float">
            <text:p>10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3]&lt;&gt;&quot;&quot;;11;&quot;&quot;)" office:value-type="float" office:value="11" calcext:value-type="float">
            <text:p>11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4]&lt;&gt;&quot;&quot;;12;&quot;&quot;)" office:value-type="float" office:value="12" calcext:value-type="float">
            <text:p>12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5]&lt;&gt;&quot;&quot;;13;&quot;&quot;)" office:value-type="float" office:value="13" calcext:value-type="float">
            <text:p>13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6]&lt;&gt;&quot;&quot;;14;&quot;&quot;)" office:value-type="float" office:value="14" calcext:value-type="float">
            <text:p>14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8" table:formula="of:=IF([.B17]&lt;&gt;&quot;&quot;;15;&quot;&quot;)" office:value-type="float" office:value="15" calcext:value-type="float">
            <text:p>15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16378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3"/>
          <table:table-cell table:style-name="ce79" office:value-type="string" calcext:value-type="string">
            <text:p>Korrekt:</text:p>
          </table:table-cell>
          <table:table-cell table:style-name="ce87" table:formula="of:=COUNTA([.K21:.K35])/COUNTA([.$B$3:.$B$17])" office:value-type="percentage" office:value="0" calcext:value-type="percentage">
            <text:p>0 %</text:p>
          </table:table-cell>
          <table:table-cell table:style-name="ce87" table:formula="of:=COUNTA([.L21:.L35])/COUNTA([.$B$3:.$B$17])" office:value-type="percentage" office:value="0" calcext:value-type="percentage">
            <text:p>0 %</text:p>
          </table:table-cell>
          <table:table-cell table:style-name="ce87" table:formula="of:=COUNTA([.M21:.M35])/COUNTA([.$B$3:.$B$17])" office:value-type="percentage" office:value="0" calcext:value-type="percentage">
            <text:p>0 %</text:p>
          </table:table-cell>
          <table:table-cell table:style-name="ce87" table:formula="of:=COUNTA([.N21:.N35])/COUNTA([.$B$3:.$B$17])" office:value-type="percentage" office:value="0" calcext:value-type="percentage">
            <text:p>0 %</text:p>
          </table:table-cell>
          <table:table-cell table:style-name="ce87" table:formula="of:=COUNTA([.O21:.O35])/COUNTA([.$B$3:.$B$17])" office:value-type="percentage" office:value="0" calcext:value-type="percentage">
            <text:p>0 %</text:p>
          </table:table-cell>
          <table:table-cell table:style-name="ce87" table:formula="of:=COUNTA([.P21:.P35])/COUNTA([.$B$3:.$B$17])" office:value-type="percentage" office:value="0" calcext:value-type="percentage">
            <text:p>0 %</text:p>
          </table:table-cell>
          <table:table-cell table:style-name="ce87" table:formula="of:=COUNTA([.Q21:.Q35])/COUNTA([.$B$3:.$B$17])" office:value-type="percentage" office:value="0" calcext:value-type="percentage">
            <text:p>0 %</text:p>
          </table:table-cell>
          <table:table-cell table:style-name="ce87" table:formula="of:=COUNTA([.R21:.R35])/COUNTA([.$B$3:.$B$17])" office:value-type="percentage" office:value="0" calcext:value-type="percentage">
            <text:p>0 %</text:p>
          </table:table-cell>
          <table:table-cell table:style-name="ce87" table:formula="of:=COUNTA([.S21:.S35])/COUNTA([.$B$3:.$B$17])" office:value-type="percentage" office:value="0" calcext:value-type="percentage">
            <text:p>0 %</text:p>
          </table:table-cell>
          <table:table-cell table:style-name="ce87" table:formula="of:=COUNTA([.T21:.T35])/COUNTA([.$B$3:.$B$17])" office:value-type="percentage" office:value="0" calcext:value-type="percentage">
            <text:p>0 %</text:p>
          </table:table-cell>
          <table:table-cell table:style-name="ce117" table:formula="of:=COUNTA([.U21:.U35])/COUNTA([.$B$3:.$B$17])" office:value-type="percentage" office:value="0" calcext:value-type="percentage">
            <text:p>0 %</text:p>
          </table:table-cell>
          <table:table-cell table:number-columns-repeated="16363"/>
        </table:table-row>
        <table:table-row table:style-name="ro3">
          <table:table-cell/>
          <table:table-cell table:style-name="ce58" table:number-columns-repeated="3"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215" office:value-type="string" calcext:value-type="string" table:number-columns-spanned="4" table:number-rows-spanned="1">
            <text:p>Das Material wurde erstellt von:</text:p>
          </table:table-cell>
          <table:covered-table-cell table:style-name="ce138"/>
          <table:covered-table-cell table:style-name="ce160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office:value-type="string" calcext:value-type="string" table:number-columns-spanned="4" table:number-rows-spanned="1">
            <text:p>Tobias Fuchs, Wolfgang Pfeffer</text:p>
          </table:table-cell>
          <table:covered-table-cell table:number-columns-repeated="2"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office:value-type="string" calcext:value-type="string" table:number-columns-spanned="4" table:number-rows-spanned="1">
            <text:p>Didaktik der Informatik, Uni Passau</text:p>
          </table:table-cell>
          <table:covered-table-cell table:number-columns-repeated="2"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18" table:number-columns-spanned="4" table:number-rows-spanned="4"/>
          <table:covered-table-cell table:style-name="ce135">
            <draw:frame draw:z-index="0" draw:name="Bild 4" draw:style-name="gr2" draw:text-style-name="P2" svg:width="3.107cm" svg:height="1.651cm" svg:x="1.275cm" svg:y="0.293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covered-table-cell>
          <table:covered-table-cell table:style-name="ce135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35"/>
          <table:covered-table-cell table:style-name="ce58"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35"/>
          <table:covered-table-cell table:style-name="ce58"/>
          <table:table-cell table:style-name="ce14" table:number-columns-repeated="2"/>
          <table:table-cell table:number-columns-repeated="16378"/>
        </table:table-row>
        <table:table-row table:style-name="ro3">
          <table:covered-table-cell/>
          <table:covered-table-cell table:number-columns-repeated="3" table:style-name="ce58"/>
          <table:table-cell table:style-name="ce14" table:number-columns-repeated="2"/>
          <table:table-cell table:number-columns-repeated="16378"/>
        </table:table-row>
        <table:table-row table:style-name="ro3" table:number-rows-repeated="6">
          <table:table-cell/>
          <table:table-cell table:style-name="ce58" table:number-columns-repeated="3"/>
          <table:table-cell table:style-name="ce14" table:number-columns-repeated="2"/>
          <table:table-cell table:number-columns-repeated="16378"/>
        </table:table-row>
        <table:table-row table:style-name="ro5" table:number-rows-repeated="1048524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Bestimmung k_Leave One Out'.B3:'Bestimmung k_Leave One Out'.D17">
            <calcext:condition calcext:apply-style-name="ConditionalStyle_4" calcext:value="formula-is([.$H3]=1)" calcext:base-cell-address="'Bestimmung k_Leave One Out'.B3"/>
          </calcext:conditional-format>
          <calcext:conditional-format calcext:target-range-address="'Bestimmung k_Leave One Out'.O3:'Bestimmung k_Leave One Out'.O12 'Bestimmung k_Leave One Out'.Q3:'Bestimmung k_Leave One Out'.Q12">
            <calcext:condition calcext:apply-style-name="ConditionalStyle_3" calcext:value="formula-is([.$Q3]=0)" calcext:base-cell-address="'Bestimmung k_Leave One Out'.O3"/>
            <calcext:condition calcext:apply-style-name="ConditionalStyle_2" calcext:value="formula-is([.$Q3]=1)" calcext:base-cell-address="'Bestimmung k_Leave One Out'.O3"/>
          </calcext:conditional-format>
        </calcext:conditional-formats>
      </table:table>
      <table:table table:name="Testen_Konfusionsmatrix" table:style-name="ta5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9" table:visibility="collapse" table:number-columns-repeated="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4" table:visibility="collapse" table:number-columns-repeated="3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4" table:default-cell-style-name="Default"/>
        <table:table-column table:style-name="co9" table:visibility="collapse" table:number-columns-repeated="2" table:default-cell-style-name="Default"/>
        <table:table-column table:style-name="co4" table:default-cell-style-name="Default"/>
        <table:table-column table:style-name="co29" table:visibility="collapse" table:default-cell-style-name="Default"/>
        <table:table-column table:style-name="co9" table:visibility="collapse" table:number-columns-repeated="14" table:default-cell-style-name="Default"/>
        <table:table-column table:style-name="co5" table:number-columns-repeated="16340" table:default-cell-style-name="Default"/>
        <table:table-row table:style-name="ro4">
          <table:table-cell table:style-name="ce1" office:value-type="string" calcext:value-type="string" table:number-columns-spanned="3" table:number-rows-spanned="1">
            <text:p>Testdaten:</text:p>
          </table:table-cell>
          <table:covered-table-cell table:number-columns-repeated="2" table:style-name="ce1"/>
          <table:table-cell table:style-name="ce12" table:number-columns-repeated="4"/>
          <table:table-cell/>
          <table:table-cell table:style-name="ce16" office:value-type="string" calcext:value-type="string" table:number-columns-spanned="2" table:number-rows-spanned="2">
            <text:p>Aktueller Testdatensatz</text:p>
          </table:table-cell>
          <table:covered-table-cell table:style-name="ce23"/>
          <table:table-cell table:style-name="ce12" table:number-columns-repeated="2"/>
          <table:table-cell table:style-name="ce139"/>
          <table:table-cell/>
          <table:table-cell table:style-name="ce36" office:value-type="string" calcext:value-type="string" table:number-columns-spanned="1" table:number-rows-spanned="2">
            <text:p>Label k-ter Nachbar</text:p>
          </table:table-cell>
          <table:table-cell/>
          <table:table-cell table:style-name="ce142" office:value-type="string" calcext:value-type="string">
            <text:p>Trainingsdaten:</text:p>
          </table:table-cell>
          <table:table-cell table:number-columns-repeated="12"/>
          <table:table-cell table:style-name="ce41" office:value-type="string" calcext:value-type="string">
            <text:p>Hilfsdaten für Verbinder</text:p>
          </table:table-cell>
          <table:table-cell table:style-name="ce44" table:number-columns-repeated="14"/>
          <table:table-cell table:number-columns-repeated="16340"/>
        </table:table-row>
        <table:table-row table:style-name="ro8">
          <table:table-cell table:style-name="ce2" table:formula="of:=[$Training_Dateneingabe.A3]" office:value-type="string" office:string-value="Blattbreite" calcext:value-type="string">
            <text:p>Blattbreite</text:p>
          </table:table-cell>
          <table:table-cell table:style-name="ce2" table:formula="of:=[$Training_Dateneingabe.B3]" office:value-type="string" office:string-value="Blattlänge" calcext:value-type="string">
            <text:p>Blattlänge</text:p>
          </table:table-cell>
          <table:table-cell table:style-name="ce126" office:value-type="string" calcext:value-type="string">
            <text:p>Erwartetes Label</text:p>
          </table:table-cell>
          <table:table-cell table:style-name="ce13" table:formula="of:=[$Training_Dateneingabe.E4]" office:value-type="string" office:string-value="setosa" calcext:value-type="string">
            <text:p>setosa</text:p>
          </table:table-cell>
          <table:table-cell table:style-name="ce13" table:formula="of:=[$Training_Dateneingabe.E5]" office:value-type="string" office:string-value="virginica" calcext:value-type="string">
            <text:p>virginica</text:p>
          </table:table-cell>
          <table:table-cell table:style-name="ce13" table:formula="of:=[$Training_Dateneingabe.E6]" office:value-type="string" office:string-value="versicolor" calcext:value-type="string">
            <text:p>versicolor</text:p>
          </table:table-cell>
          <table:table-cell table:style-name="ce13"/>
          <table:table-cell/>
          <table:covered-table-cell table:style-name="ce17"/>
          <table:covered-table-cell table:style-name="ce24"/>
          <table:table-cell table:style-name="ce12" table:number-columns-repeated="2"/>
          <table:table-cell table:style-name="ce139"/>
          <table:table-cell/>
          <table:covered-table-cell table:style-name="ce141"/>
          <table:table-cell/>
          <table:table-cell table:style-name="ce2" table:formula="of:=[.A2]" office:value-type="string" office:string-value="Blattbreite" calcext:value-type="string">
            <text:p>Blattbreite</text:p>
          </table:table-cell>
          <table:table-cell table:style-name="ce2" table:formula="of:=[.B2]" office:value-type="string" office:string-value="Blattlänge" calcext:value-type="string">
            <text:p>Blattlänge</text:p>
          </table:table-cell>
          <table:table-cell table:style-name="ce126" table:formula="of:=[.C2]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etosa" calcext:value-type="string">
            <text:p>setosa</text:p>
          </table:table-cell>
          <table:table-cell table:style-name="ce13" table:formula="of:=[$Training_Dateneingabe.E5]" office:value-type="string" office:string-value="virginica" calcext:value-type="string">
            <text:p>virginica</text:p>
          </table:table-cell>
          <table:table-cell table:style-name="ce14" table:formula="of:=[$Training_Dateneingabe.E6]" office:value-type="string" office:string-value="versicolor" calcext:value-type="string">
            <text:p>versicolor</text:p>
          </table:table-cell>
          <table:table-cell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 zum Testdatensatz</text:p>
          </table:table-cell>
          <table:table-cell table:style-name="ce36" table:formula="of:=[.S2]" office:value-type="string" office:string-value="Erwartetes Label" calcext:value-type="string">
            <text:p>Erwartetes Label</text:p>
          </table:table-cell>
          <table:table-cell table:style-name="ce147" table:formula="of:=[$Training_Dateneingabe.A3]" office:value-type="string" office:string-value="Blattbreite" calcext:value-type="string">
            <text:p>Blattbreite</text:p>
          </table:table-cell>
          <table:table-cell table:style-name="ce147" table:formula="of:=[$Training_Dateneingabe.B3]" office:value-type="string" office:string-value="Blattlänge" calcext:value-type="string">
            <text:p>Blattlänge</text:p>
          </table:table-cell>
          <table:table-cell/>
          <table:table-cell table:style-name="ce149" office:value-type="string" calcext:value-type="string">
            <text:p>k-nächste Punkt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6340"/>
        </table:table-row>
        <table:table-row table:style-name="ro3">
          <table:table-cell table:style-name="ce288" office:value-type="float" office:value="2.4" calcext:value-type="float">
            <text:p>2,40</text:p>
          </table:table-cell>
          <table:table-cell table:style-name="ce288" office:value-type="float" office:value="4.9" calcext:value-type="float">
            <text:p>4,90</text:p>
          </table:table-cell>
          <table:table-cell table:style-name="ce290" office:value-type="string" calcext:value-type="string">
            <text:p>versicolor</text:p>
          </table:table-cell>
          <table:table-cell table:style-name="ce170" table:formula="of:=IF([.$C3]=[.$D$2];[.$B3];NA())" office:value-type="string" office:string-value="" calcext:value-type="error">
            <text:p>#NV</text:p>
          </table:table-cell>
          <table:table-cell table:style-name="ce170" table:formula="of:=IF([.$C3]=[.$E$2];[.$B3];NA())" office:value-type="string" office:string-value="" calcext:value-type="error">
            <text:p>#NV</text:p>
          </table:table-cell>
          <table:table-cell table:style-name="ce170" table:formula="of:=IF([.$C3]=[.$F$2];[.$B3];NA())" office:value-type="float" office:value="4.9" calcext:value-type="float">
            <text:p>4,9</text:p>
          </table:table-cell>
          <table:table-cell table:style-name="ce120" table:formula="of:=AND(([.A3]=[.$J$3]);([.B3]=[.$J$4]))" office:value-type="boolean" office:boolean-value="true" calcext:value-type="boolean">
            <text:p>WAHR</text:p>
          </table:table-cell>
          <table:table-cell/>
          <table:table-cell table:style-name="ce2" table:formula="of:=[.$A$2]" office:value-type="string" office:string-value="Blattbreite" calcext:value-type="string">
            <text:p>Blattbreite</text:p>
          </table:table-cell>
          <table:table-cell table:style-name="ce82" office:value-type="float" office:value="2.4" calcext:value-type="float">
            <text:p>2,4</text:p>
          </table:table-cell>
          <table:table-cell table:style-name="ce14"/>
          <table:table-cell table:style-name="ce136" office:value-type="string" calcext:value-type="string" table:number-columns-spanned="1" table:number-rows-spanned="2">
            <text:p>Berechnetes Label:</text:p>
          </table:table-cell>
          <table:table-cell table:style-name="ce140"/>
          <table:table-cell table:style-name="ce170" table:formula="of:=IF([.$J$11]&gt;=1;1;&quot;&quot;)" office:value-type="float" office:value="1" calcext:value-type="float">
            <text:p>1</text:p>
          </table:table-cell>
          <table:table-cell table:style-name="ce14" table:formula="of:=IF([.$J$11]&gt;=1;VLOOKUP([.N3];[.$X$3:.$Z$17];3;FALSE());&quot;&quot;)" office:value-type="string" office:string-value="versicolor" calcext:value-type="string">
            <text:p>versicolor</text:p>
          </table:table-cell>
          <table:table-cell/>
          <table:table-cell table:style-name="ce144" table:formula="of:=[$Training_Dateneingabe.A4]" office:value-type="float" office:value="3.4" calcext:value-type="float">
            <text:p>3</text:p>
          </table:table-cell>
          <table:table-cell table:style-name="ce144" table:formula="of:=[$Training_Dateneingabe.B4]" office:value-type="float" office:value="5" calcext:value-type="float">
            <text:p>5</text:p>
          </table:table-cell>
          <table:table-cell table:style-name="ce61" table:formula="of:=[$Training_Dateneingabe.C4]" office:value-type="string" office:string-value="setosa" calcext:value-type="string">
            <text:p>setosa</text:p>
          </table:table-cell>
          <table:table-cell table:style-name="ce14" table:formula="of:=IF([.$S3]=[.$T$2];[.$R3];NA())" office:value-type="float" office:value="5" calcext:value-type="float">
            <text:p>5</text:p>
          </table:table-cell>
          <table:table-cell table:style-name="ce14" table:formula="of:=IF([.$S3]=[.$U$2];[.$R3];NA())" office:value-type="string" office:string-value="" calcext:value-type="error">
            <text:p>#NV</text:p>
          </table:table-cell>
          <table:table-cell table:style-name="ce14" table:formula="of:=IF([.$S3]=[.$V$2];[.$R3];NA())" office:value-type="string" office:string-value="" calcext:value-type="error">
            <text:p>#NV</text:p>
          </table:table-cell>
          <table:table-cell/>
          <table:table-cell table:style-name="ce31" table:formula="of:=COM.MICROSOFT.RANK.EQ([.Y3];[.$Y$3:.$Y$17];1)" office:value-type="float" office:value="10" calcext:value-type="float">
            <text:p>10</text:p>
          </table:table-cell>
          <table:table-cell table:style-name="ce32" table:formula="of:=SQRT(([.$J$3]-[.$Q3])^2+([.$J$4]-[.$R3])^2)+(ROW()/100000000)" office:value-type="float" office:value="1.00498759211209" calcext:value-type="float">
            <text:p>1,00499</text:p>
          </table:table-cell>
          <table:table-cell table:style-name="ce33" table:formula="of:=[.S3]" office:value-type="string" office:string-value="setosa" calcext:value-type="string">
            <text:p>setosa</text:p>
          </table:table-cell>
          <table:table-cell table:style-name="ce148" table:formula="of:=[.Q3]" office:value-type="float" office:value="3.4" calcext:value-type="float">
            <text:p>3,40</text:p>
          </table:table-cell>
          <table:table-cell table:style-name="ce148" table:formula="of:=[.R3]" office:value-type="float" office:value="5" calcext:value-type="float">
            <text:p>5,00</text:p>
          </table:table-cell>
          <table:table-cell/>
          <table:table-cell table:style-name="ce43"/>
          <table:table-cell table:style-name="ce45" table:formula="of:=IF([.$J$11]&gt;=1;[.$J$3];&quot;&quot;)" office:value-type="float" office:value="2.4" calcext:value-type="float">
            <text:p>2,40</text:p>
          </table:table-cell>
          <table:table-cell table:style-name="ce45" table:formula="of:=IF([.$J$11]&gt;=1;[.$J$4];&quot;&quot;)" office:value-type="float" office:value="4.9" calcext:value-type="float">
            <text:p>4,90</text:p>
          </table:table-cell>
          <table:table-cell table:style-name="ce45"/>
          <table:table-cell table:style-name="ce45" table:formula="of:=IF([.$J$11]&gt;=2;[.$J$3];&quot;&quot;)" office:value-type="float" office:value="2.4" calcext:value-type="float">
            <text:p>2,40</text:p>
          </table:table-cell>
          <table:table-cell table:style-name="ce45" table:formula="of:=IF([.$J$11]&gt;=2;[.$J$4];&quot;&quot;)" office:value-type="float" office:value="4.9" calcext:value-type="float">
            <text:p>4,90</text:p>
          </table:table-cell>
          <table:table-cell table:style-name="ce45"/>
          <table:table-cell table:style-name="ce45" table:formula="of:=IF([.$J$11]&gt;=3;[.$J$3];&quot;&quot;)" office:value-type="float" office:value="2.4" calcext:value-type="float">
            <text:p>2,40</text:p>
          </table:table-cell>
          <table:table-cell table:style-name="ce45" table:formula="of:=IF([.$J$11]&gt;=3;[.$J$4];&quot;&quot;)" office:value-type="float" office:value="4.9" calcext:value-type="float">
            <text:p>4,90</text:p>
          </table:table-cell>
          <table:table-cell table:style-name="ce49"/>
          <table:table-cell table:style-name="ce45" table:formula="of:=IF([.$J$11]&gt;=4;[.$J$3];&quot;&quot;)" office:value-type="float" office:value="2.4" calcext:value-type="float">
            <text:p>2,40</text:p>
          </table:table-cell>
          <table:table-cell table:style-name="ce45" table:formula="of:=IF([.$J$11]&gt;=4;[.$J$4];&quot;&quot;)" office:value-type="float" office:value="4.9" calcext:value-type="float">
            <text:p>4,90</text:p>
          </table:table-cell>
          <table:table-cell table:style-name="ce49"/>
          <table:table-cell table:style-name="ce45" table:formula="of:=IF([.$J$11]&gt;=5;[.$J$3];&quot;&quot;)">
            <text:p/>
          </table:table-cell>
          <table:table-cell table:style-name="ce45" table:formula="of:=IF([.$J$11]&gt;=5;[.$J$4];&quot;&quot;)">
            <text:p/>
          </table:table-cell>
          <table:table-cell table:number-columns-repeated="16340"/>
        </table:table-row>
        <table:table-row table:style-name="ro3">
          <table:table-cell table:style-name="ce288" office:value-type="float" office:value="3.7" calcext:value-type="float">
            <text:p>3,70</text:p>
          </table:table-cell>
          <table:table-cell table:style-name="ce288" office:value-type="float" office:value="5.3" calcext:value-type="float">
            <text:p>5,30</text:p>
          </table:table-cell>
          <table:table-cell table:style-name="ce290" office:value-type="string" calcext:value-type="string">
            <text:p>setosa</text:p>
          </table:table-cell>
          <table:table-cell table:style-name="ce7" table:formula="of:=IF([.$C4]=[.$D$2];[.$B4];NA())" office:value-type="float" office:value="5.3" calcext:value-type="float">
            <text:p>5</text:p>
          </table:table-cell>
          <table:table-cell table:style-name="ce170" table:formula="of:=IF([.$C4]=[.$E$2];[.$B4];NA())" office:value-type="string" office:string-value="" calcext:value-type="error">
            <text:p>#NV</text:p>
          </table:table-cell>
          <table:table-cell table:style-name="ce170" table:formula="of:=IF([.$C4]=[.$F$2];[.$B4];NA())" office:value-type="string" office:string-value="" calcext:value-type="error">
            <text:p>#NV</text:p>
          </table:table-cell>
          <table:table-cell table:style-name="ce120" table:formula="of:=AND(([.A4]=[.$J$3]);([.B4]=[.$J$4]))" office:value-type="boolean" office:boolean-value="false" calcext:value-type="boolean">
            <text:p>FALSCH</text:p>
          </table:table-cell>
          <table:table-cell/>
          <table:table-cell table:style-name="ce71" table:formula="of:=[.$B$2]" office:value-type="string" office:string-value="Blattlänge" calcext:value-type="string">
            <text:p>Blattlänge</text:p>
          </table:table-cell>
          <table:table-cell table:style-name="ce83" office:value-type="float" office:value="4.9" calcext:value-type="float">
            <text:p>4,9</text:p>
          </table:table-cell>
          <table:table-cell table:style-name="ce14"/>
          <table:covered-table-cell table:style-name="ce137"/>
          <table:table-cell table:style-name="ce140"/>
          <table:table-cell table:style-name="ce170" table:formula="of:=IF([.$J$11]&gt;=2;2;&quot;&quot;)" office:value-type="float" office:value="2" calcext:value-type="float">
            <text:p>2</text:p>
          </table:table-cell>
          <table:table-cell table:style-name="ce14" table:formula="of:=IF([.$J$11]&gt;=2;VLOOKUP([.N4];[.$X$3:.$Z$17];3;FALSE());&quot;&quot;)" office:value-type="string" office:string-value="versicolor" calcext:value-type="string">
            <text:p>versicolor</text:p>
          </table:table-cell>
          <table:table-cell/>
          <table:table-cell table:style-name="ce144" table:formula="of:=[$Training_Dateneingabe.A5]" office:value-type="float" office:value="2.6" calcext:value-type="float">
            <text:p>3</text:p>
          </table:table-cell>
          <table:table-cell table:style-name="ce144" table:formula="of:=[$Training_Dateneingabe.B5]" office:value-type="float" office:value="5.5" calcext:value-type="float">
            <text:p>6</text:p>
          </table:table-cell>
          <table:table-cell table:style-name="ce61" table:formula="of:=[$Training_Dateneingabe.C5]" office:value-type="string" office:string-value="versicolor" calcext:value-type="string">
            <text:p>versicolor</text:p>
          </table:table-cell>
          <table:table-cell table:style-name="ce146" table:formula="of:=IF([.$S4]=[.$T$2];[.$R4];NA())" office:value-type="string" office:string-value="" calcext:value-type="error">
            <text:p>#NV</text:p>
          </table:table-cell>
          <table:table-cell table:style-name="ce14" table:formula="of:=IF([.$S4]=[.$U$2];[.$R4];NA())" office:value-type="string" office:string-value="" calcext:value-type="error">
            <text:p>#NV</text:p>
          </table:table-cell>
          <table:table-cell table:style-name="ce14" table:formula="of:=IF([.$S4]=[.$V$2];[.$R4];NA())" office:value-type="float" office:value="5.5" calcext:value-type="float">
            <text:p>5,5</text:p>
          </table:table-cell>
          <table:table-cell/>
          <table:table-cell table:style-name="ce31" table:formula="of:=COM.MICROSOFT.RANK.EQ([.Y4];[.$Y$3:.$Y$17];1)" office:value-type="float" office:value="3" calcext:value-type="float">
            <text:p>3</text:p>
          </table:table-cell>
          <table:table-cell table:style-name="ce32" table:formula="of:=SQRT(([.$J$3]-[.$Q4])^2+([.$J$4]-[.$R4])^2)+(ROW()/100000000)" office:value-type="float" office:value="0.632455572033676" calcext:value-type="float">
            <text:p>0,63246</text:p>
          </table:table-cell>
          <table:table-cell table:style-name="ce33" table:formula="of:=[.S4]" office:value-type="string" office:string-value="versicolor" calcext:value-type="string">
            <text:p>versicolor</text:p>
          </table:table-cell>
          <table:table-cell table:style-name="ce148" table:formula="of:=[.Q4]" office:value-type="float" office:value="2.6" calcext:value-type="float">
            <text:p>2,60</text:p>
          </table:table-cell>
          <table:table-cell table:style-name="ce148" table:formula="of:=[.R4]" office:value-type="float" office:value="5.5" calcext:value-type="float">
            <text:p>5,50</text:p>
          </table:table-cell>
          <table:table-cell/>
          <table:table-cell table:style-name="ce43"/>
          <table:table-cell table:style-name="ce46" table:formula="of:=IF([.$J$11]&gt;=1;VLOOKUP([.AE2];[.$X$3:.$AB$17];4;FALSE());&quot;&quot;)" office:value-type="float" office:value="2.3" calcext:value-type="float">
            <text:p>2,30</text:p>
          </table:table-cell>
          <table:table-cell table:style-name="ce46" table:formula="of:=IF([.$J$11]&gt;=1;VLOOKUP([.AE2];[.$X$3:.$AB$17];5;FALSE());&quot;&quot;)" office:value-type="float" office:value="5" calcext:value-type="float">
            <text:p>5,00</text:p>
          </table:table-cell>
          <table:table-cell table:style-name="ce46"/>
          <table:table-cell table:style-name="ce46" table:formula="of:=IF([.$J$11]&gt;=2;VLOOKUP([.AH2];[.$X$3:.$AB$17];4;FALSE());&quot;&quot;)" office:value-type="float" office:value="2.5" calcext:value-type="float">
            <text:p>2,50</text:p>
          </table:table-cell>
          <table:table-cell table:style-name="ce46" table:formula="of:=IF([.$J$11]&gt;=2;VLOOKUP([.AH2];[.$X$3:.$AB$17];5;FALSE());&quot;&quot;)" office:value-type="float" office:value="5.1" calcext:value-type="float">
            <text:p>5,10</text:p>
          </table:table-cell>
          <table:table-cell table:style-name="ce46"/>
          <table:table-cell table:style-name="ce46" table:formula="of:=IF([.$J$11]&gt;=3;VLOOKUP([.AK2];[.$X$3:.$AB$17];4;FALSE());&quot;&quot;)" office:value-type="float" office:value="2.6" calcext:value-type="float">
            <text:p>2,60</text:p>
          </table:table-cell>
          <table:table-cell table:style-name="ce46" table:formula="of:=IF([.$J$11]&gt;=3;VLOOKUP([.AK2];[.$X$3:.$AB$17];5;FALSE());&quot;&quot;)" office:value-type="float" office:value="5.5" calcext:value-type="float">
            <text:p>5,50</text:p>
          </table:table-cell>
          <table:table-cell table:style-name="ce47"/>
          <table:table-cell table:style-name="ce46" table:formula="of:=IF([.$J$11]&gt;=4;VLOOKUP([.AN2];[.$X$3:.$AB$17];4;FALSE());&quot;&quot;)" office:value-type="float" office:value="3.1" calcext:value-type="float">
            <text:p>3,10</text:p>
          </table:table-cell>
          <table:table-cell table:style-name="ce46" table:formula="of:=IF([.$J$11]&gt;=4;VLOOKUP([.AN2];[.$X$3:.$AB$17];5;FALSE());&quot;&quot;)" office:value-type="float" office:value="4.8" calcext:value-type="float">
            <text:p>4,80</text:p>
          </table:table-cell>
          <table:table-cell table:style-name="ce47"/>
          <table:table-cell table:style-name="ce46" table:formula="of:=IF([.$J$11]&gt;=5;VLOOKUP([.AQ2];[.$X$3:.$AB$17];4;FALSE());&quot;&quot;)">
            <text:p/>
          </table:table-cell>
          <table:table-cell table:style-name="ce46" table:formula="of:=IF([.$J$11]&gt;=5;VLOOKUP([.AQ2];[.$X$3:.$AB$17];5;FALSE());&quot;&quot;)">
            <text:p/>
          </table:table-cell>
          <table:table-cell table:number-columns-repeated="16340"/>
        </table:table-row>
        <table:table-row table:style-name="ro3">
          <table:table-cell table:style-name="ce288" office:value-type="float" office:value="2.8" calcext:value-type="float">
            <text:p>2,80</text:p>
          </table:table-cell>
          <table:table-cell table:style-name="ce288" office:value-type="float" office:value="7.4" calcext:value-type="float">
            <text:p>7,40</text:p>
          </table:table-cell>
          <table:table-cell table:style-name="ce290" office:value-type="string" calcext:value-type="string">
            <text:p>virginica</text:p>
          </table:table-cell>
          <table:table-cell table:style-name="ce7" table:formula="of:=IF([.$C5]=[.$D$2];[.$B5];NA())" office:value-type="string" office:string-value="" calcext:value-type="error">
            <text:p>#NV</text:p>
          </table:table-cell>
          <table:table-cell table:style-name="ce170" table:formula="of:=IF([.$C5]=[.$E$2];[.$B5];NA())" office:value-type="float" office:value="7.4" calcext:value-type="float">
            <text:p>7,4</text:p>
          </table:table-cell>
          <table:table-cell table:style-name="ce170" table:formula="of:=IF([.$C5]=[.$F$2];[.$B5];NA())" office:value-type="string" office:string-value="" calcext:value-type="error">
            <text:p>#NV</text:p>
          </table:table-cell>
          <table:table-cell table:style-name="ce120" table:formula="of:=AND(([.A5]=[.$J$3]);([.B5]=[.$J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129" table:number-matrix-columns-spanned="1" table:number-matrix-rows-spanned="1" table:formula="of:=VLOOKUP([.J3]&amp;[.J4];CHOOSE({1;2};[.A3:.A7]&amp;[.B3:.B7];[.C3:.C7]);2;0)" office:value-type="string" office:string-value="versicolor" calcext:value-type="string" table:number-columns-spanned="1" table:number-rows-spanned="2">
            <text:p>versicolor</text:p>
          </table:table-cell>
          <table:table-cell table:style-name="ce13"/>
          <table:table-cell table:style-name="ce308" table:number-matrix-columns-spanned="1" table:number-matrix-rows-spanned="1" table:formula="of:=IF([.J11]&lt;=2;[.O3];IF([.J11]=3;IF([.O3]=[.O4]=[.O5];[.O3]; IF(OR([.O3]=[.O4];[.O3]=[.O5]);[.O3];IF([.O4]=[.O5];[.O4];[.O3])));INDEX([.$O$3]:INDIRECT(&quot;O&quot;&amp;2+[.J11]);COM.MICROSOFT.MODE.SNGL(MATCH([.$O$3]:INDIRECT(&quot;O&quot;&amp;2+[.J11]);[.$O$3]:INDIRECT(&quot;O&quot;&amp;2+[.J11]);0)))))" office:value-type="string" office:string-value="versicolor" calcext:value-type="string" table:number-columns-spanned="1" table:number-rows-spanned="2">
            <text:p>versicolor</text:p>
          </table:table-cell>
          <table:table-cell table:style-name="ce139"/>
          <table:table-cell table:style-name="ce170" table:formula="of:=IF([.$J$11]&gt;=3;3;&quot;&quot;)" office:value-type="float" office:value="3" calcext:value-type="float">
            <text:p>3</text:p>
          </table:table-cell>
          <table:table-cell table:style-name="ce14" table:formula="of:=IF([.$J$11]&gt;=3;VLOOKUP([.N5];[.$X$3:.$Z$17];3;FALSE());&quot;&quot;)" office:value-type="string" office:string-value="versicolor" calcext:value-type="string">
            <text:p>versicolor</text:p>
          </table:table-cell>
          <table:table-cell/>
          <table:table-cell table:style-name="ce144" table:formula="of:=[$Training_Dateneingabe.A6]" office:value-type="float" office:value="3.2" calcext:value-type="float">
            <text:p>3</text:p>
          </table:table-cell>
          <table:table-cell table:style-name="ce144" table:formula="of:=[$Training_Dateneingabe.B6]" office:value-type="float" office:value="6.5" calcext:value-type="float">
            <text:p>7</text:p>
          </table:table-cell>
          <table:table-cell table:style-name="ce61" table:formula="of:=[$Training_Dateneingabe.C6]" office:value-type="string" office:string-value="virginica" calcext:value-type="string">
            <text:p>virginica</text:p>
          </table:table-cell>
          <table:table-cell table:style-name="ce14" table:formula="of:=IF([.$S5]=[.$T$2];[.$R5];NA())" office:value-type="string" office:string-value="" calcext:value-type="error">
            <text:p>#NV</text:p>
          </table:table-cell>
          <table:table-cell table:style-name="ce146" table:formula="of:=IF([.$S5]=[.$U$2];[.$R5];NA())" office:value-type="float" office:value="6.5" calcext:value-type="float">
            <text:p>7</text:p>
          </table:table-cell>
          <table:table-cell table:style-name="ce14" table:formula="of:=IF([.$S5]=[.$V$2];[.$R5];NA())" office:value-type="string" office:string-value="" calcext:value-type="error">
            <text:p>#NV</text:p>
          </table:table-cell>
          <table:table-cell/>
          <table:table-cell table:style-name="ce31" table:formula="of:=COM.MICROSOFT.RANK.EQ([.Y5];[.$Y$3:.$Y$17];1)" office:value-type="float" office:value="14" calcext:value-type="float">
            <text:p>14</text:p>
          </table:table-cell>
          <table:table-cell table:style-name="ce32" table:formula="of:=SQRT(([.$J$3]-[.$Q5])^2+([.$J$4]-[.$R5])^2)+(ROW()/100000000)" office:value-type="float" office:value="1.78885443199983" calcext:value-type="float">
            <text:p>1,78885</text:p>
          </table:table-cell>
          <table:table-cell table:style-name="ce33" table:formula="of:=[.S5]" office:value-type="string" office:string-value="virginica" calcext:value-type="string">
            <text:p>virginica</text:p>
          </table:table-cell>
          <table:table-cell table:style-name="ce148" table:formula="of:=[.Q5]" office:value-type="float" office:value="3.2" calcext:value-type="float">
            <text:p>3,20</text:p>
          </table:table-cell>
          <table:table-cell table:style-name="ce148" table:formula="of:=[.R5]" office:value-type="float" office:value="6.5" calcext:value-type="float">
            <text:p>6,50</text:p>
          </table:table-cell>
          <table:table-cell/>
          <table:table-cell table:style-name="ce43"/>
          <table:table-cell table:style-name="ce47" table:number-columns-repeated="14"/>
          <table:table-cell table:number-columns-repeated="16340"/>
        </table:table-row>
        <table:table-row table:style-name="ro3">
          <table:table-cell table:style-name="ce288" office:value-type="float" office:value="3" calcext:value-type="float">
            <text:p>3,00</text:p>
          </table:table-cell>
          <table:table-cell table:style-name="ce288" office:value-type="float" office:value="6" calcext:value-type="float">
            <text:p>6,00</text:p>
          </table:table-cell>
          <table:table-cell table:style-name="ce290" office:value-type="string" calcext:value-type="string">
            <text:p>virginica</text:p>
          </table:table-cell>
          <table:table-cell table:style-name="ce170" table:formula="of:=IF([.$C6]=[.$D$2];[.$B6];NA())" office:value-type="string" office:string-value="" calcext:value-type="error">
            <text:p>#NV</text:p>
          </table:table-cell>
          <table:table-cell table:style-name="ce7" table:formula="of:=IF([.$C6]=[.$E$2];[.$B6];NA())" office:value-type="float" office:value="6" calcext:value-type="float">
            <text:p>6</text:p>
          </table:table-cell>
          <table:table-cell table:style-name="ce170" table:formula="of:=IF([.$C6]=[.$F$2];[.$B6];NA())" office:value-type="string" office:string-value="" calcext:value-type="error">
            <text:p>#NV</text:p>
          </table:table-cell>
          <table:table-cell table:style-name="ce120" table:formula="of:=AND(([.A6]=[.$J$3]);([.B6]=[.$J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130"/>
          <table:table-cell table:style-name="ce13"/>
          <table:covered-table-cell table:style-name="ce308"/>
          <table:table-cell table:style-name="ce139"/>
          <table:table-cell table:style-name="ce170" table:formula="of:=IF([.$J$11]&gt;=4;4;&quot;&quot;)" office:value-type="float" office:value="4" calcext:value-type="float">
            <text:p>4</text:p>
          </table:table-cell>
          <table:table-cell table:style-name="ce14" table:formula="of:=IF([.$J$11]&gt;=4;VLOOKUP([.N6];[.$X$3:.$Z$17];3;FALSE());&quot;&quot;)" office:value-type="string" office:string-value="setosa" calcext:value-type="string">
            <text:p>setosa</text:p>
          </table:table-cell>
          <table:table-cell/>
          <table:table-cell table:style-name="ce144" table:formula="of:=[$Training_Dateneingabe.A7]" office:value-type="float" office:value="3.1" calcext:value-type="float">
            <text:p>3</text:p>
          </table:table-cell>
          <table:table-cell table:style-name="ce144" table:formula="of:=[$Training_Dateneingabe.B7]" office:value-type="float" office:value="4.8" calcext:value-type="float">
            <text:p>5</text:p>
          </table:table-cell>
          <table:table-cell table:style-name="ce61" table:formula="of:=[$Training_Dateneingabe.C7]" office:value-type="string" office:string-value="setosa" calcext:value-type="string">
            <text:p>setosa</text:p>
          </table:table-cell>
          <table:table-cell table:style-name="ce146" table:formula="of:=IF([.$S6]=[.$T$2];[.$R6];NA())" office:value-type="float" office:value="4.8" calcext:value-type="float">
            <text:p>5</text:p>
          </table:table-cell>
          <table:table-cell table:style-name="ce14" table:formula="of:=IF([.$S6]=[.$U$2];[.$R6];NA())" office:value-type="string" office:string-value="" calcext:value-type="error">
            <text:p>#NV</text:p>
          </table:table-cell>
          <table:table-cell table:style-name="ce14" table:formula="of:=IF([.$S6]=[.$V$2];[.$R6];NA())" office:value-type="string" office:string-value="" calcext:value-type="error">
            <text:p>#NV</text:p>
          </table:table-cell>
          <table:table-cell/>
          <table:table-cell table:style-name="ce31" table:formula="of:=COM.MICROSOFT.RANK.EQ([.Y6];[.$Y$3:.$Y$17];1)" office:value-type="float" office:value="4" calcext:value-type="float">
            <text:p>4</text:p>
          </table:table-cell>
          <table:table-cell table:style-name="ce32" table:formula="of:=SQRT(([.$J$3]-[.$Q6])^2+([.$J$4]-[.$R6])^2)+(ROW()/100000000)" office:value-type="float" office:value="0.707106841186548" calcext:value-type="float">
            <text:p>0,70711</text:p>
          </table:table-cell>
          <table:table-cell table:style-name="ce33" table:formula="of:=[.S6]" office:value-type="string" office:string-value="setosa" calcext:value-type="string">
            <text:p>setosa</text:p>
          </table:table-cell>
          <table:table-cell table:style-name="ce148" table:formula="of:=[.Q6]" office:value-type="float" office:value="3.1" calcext:value-type="float">
            <text:p>3,10</text:p>
          </table:table-cell>
          <table:table-cell table:style-name="ce148" table:formula="of:=[.R6]" office:value-type="float" office:value="4.8" calcext:value-type="float">
            <text:p>4,80</text:p>
          </table:table-cell>
          <table:table-cell/>
          <table:table-cell table:style-name="ce43"/>
          <table:table-cell table:style-name="ce47" table:number-columns-repeated="14"/>
          <table:table-cell table:number-columns-repeated="16340"/>
        </table:table-row>
        <table:table-row table:style-name="ro3">
          <table:table-cell table:style-name="ce288" office:value-type="float" office:value="2.2" calcext:value-type="float">
            <text:p>2,20</text:p>
          </table:table-cell>
          <table:table-cell table:style-name="ce288" office:value-type="float" office:value="6" calcext:value-type="float">
            <text:p>6,00</text:p>
          </table:table-cell>
          <table:table-cell table:style-name="ce290" office:value-type="string" calcext:value-type="string">
            <text:p>versicolor</text:p>
          </table:table-cell>
          <table:table-cell table:style-name="ce170" table:formula="of:=IF([.$C7]=[.$D$2];[.$B7];NA())" office:value-type="string" office:string-value="" calcext:value-type="error">
            <text:p>#NV</text:p>
          </table:table-cell>
          <table:table-cell table:style-name="ce170" table:formula="of:=IF([.$C7]=[.$E$2];[.$B7];NA())" office:value-type="string" office:string-value="" calcext:value-type="error">
            <text:p>#NV</text:p>
          </table:table-cell>
          <table:table-cell table:style-name="ce7" table:formula="of:=IF([.$C7]=[.$F$2];[.$B7];NA())" office:value-type="float" office:value="6" calcext:value-type="float">
            <text:p>6</text:p>
          </table:table-cell>
          <table:table-cell table:style-name="ce120" table:formula="of:=AND(([.A7]=[.$J$3]);([.B7]=[.$J$4]))" office:value-type="boolean" office:boolean-value="false" calcext:value-type="boolean">
            <text:p>FALSCH</text:p>
          </table:table-cell>
          <table:table-cell table:number-columns-repeated="5"/>
          <table:table-cell table:style-name="ce139"/>
          <table:table-cell table:style-name="ce170" table:formula="of:=IF([.$J$11]&gt;=5;5;&quot;&quot;)">
            <text:p/>
          </table:table-cell>
          <table:table-cell table:style-name="ce14" table:formula="of:=IF([.$J$11]&gt;=5;VLOOKUP([.N7];[.$X$3:.$Z$17];3;FALSE());&quot;&quot;)">
            <text:p/>
          </table:table-cell>
          <table:table-cell/>
          <table:table-cell table:style-name="ce144" table:formula="of:=[$Training_Dateneingabe.A8]" office:value-type="float" office:value="3.3" calcext:value-type="float">
            <text:p>3</text:p>
          </table:table-cell>
          <table:table-cell table:style-name="ce144" table:formula="of:=[$Training_Dateneingabe.B8]" office:value-type="float" office:value="5.1" calcext:value-type="float">
            <text:p>5</text:p>
          </table:table-cell>
          <table:table-cell table:style-name="ce61" table:formula="of:=[$Training_Dateneingabe.C8]" office:value-type="string" office:string-value="setosa" calcext:value-type="string">
            <text:p>setosa</text:p>
          </table:table-cell>
          <table:table-cell table:style-name="ce146" table:formula="of:=IF([.$S7]=[.$T$2];[.$R7];NA())" office:value-type="float" office:value="5.1" calcext:value-type="float">
            <text:p>5</text:p>
          </table:table-cell>
          <table:table-cell table:style-name="ce14" table:formula="of:=IF([.$S7]=[.$U$2];[.$R7];NA())" office:value-type="string" office:string-value="" calcext:value-type="error">
            <text:p>#NV</text:p>
          </table:table-cell>
          <table:table-cell table:style-name="ce14" table:formula="of:=IF([.$S7]=[.$V$2];[.$R7];NA())" office:value-type="string" office:string-value="" calcext:value-type="error">
            <text:p>#NV</text:p>
          </table:table-cell>
          <table:table-cell/>
          <table:table-cell table:style-name="ce31" table:formula="of:=COM.MICROSOFT.RANK.EQ([.Y7];[.$Y$3:.$Y$17];1)" office:value-type="float" office:value="7" calcext:value-type="float">
            <text:p>7</text:p>
          </table:table-cell>
          <table:table-cell table:style-name="ce32" table:formula="of:=SQRT(([.$J$3]-[.$Q7])^2+([.$J$4]-[.$R7])^2)+(ROW()/100000000)" office:value-type="float" office:value="0.921954515729289" calcext:value-type="float">
            <text:p>0,92195</text:p>
          </table:table-cell>
          <table:table-cell table:style-name="ce33" table:formula="of:=[.S7]" office:value-type="string" office:string-value="setosa" calcext:value-type="string">
            <text:p>setosa</text:p>
          </table:table-cell>
          <table:table-cell table:style-name="ce148" table:formula="of:=[.Q7]" office:value-type="float" office:value="3.3" calcext:value-type="float">
            <text:p>3,30</text:p>
          </table:table-cell>
          <table:table-cell table:style-name="ce148" table:formula="of:=[.R7]" office:value-type="float" office:value="5.1" calcext:value-type="float">
            <text:p>5,10</text:p>
          </table:table-cell>
          <table:table-cell/>
          <table:table-cell table:style-name="ce43"/>
          <table:table-cell table:style-name="ce48" office:value-type="float" office:value="6" calcext:value-type="float">
            <text:p>6</text:p>
          </table:table-cell>
          <table:table-cell table:style-name="ce48" table:number-columns-repeated="2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48" office:value-type="float" office:value="9" calcext:value-type="float">
            <text:p>9</text:p>
          </table:table-cell>
          <table:table-cell table:style-name="ce48" table:number-columns-repeated="2"/>
          <table:table-cell table:style-name="ce48" office:value-type="float" office:value="10" calcext:value-type="float">
            <text:p>10</text:p>
          </table:table-cell>
          <table:table-cell table:style-name="ce48"/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6;6;&quot;&quot;)">
            <text:p/>
          </table:table-cell>
          <table:table-cell table:style-name="ce14" table:formula="of:=IF([.$J$11]&gt;=6;VLOOKUP([.N8];[.$X$3:.$Z$17];3;FALSE());&quot;&quot;)">
            <text:p/>
          </table:table-cell>
          <table:table-cell/>
          <table:table-cell table:style-name="ce144" table:formula="of:=[$Training_Dateneingabe.A9]" office:value-type="float" office:value="2.8" calcext:value-type="float">
            <text:p>3</text:p>
          </table:table-cell>
          <table:table-cell table:style-name="ce144" table:formula="of:=[$Training_Dateneingabe.B9]" office:value-type="float" office:value="6.3" calcext:value-type="float">
            <text:p>6</text:p>
          </table:table-cell>
          <table:table-cell table:style-name="ce61" table:formula="of:=[$Training_Dateneingabe.C9]" office:value-type="string" office:string-value="virginica" calcext:value-type="string">
            <text:p>virginica</text:p>
          </table:table-cell>
          <table:table-cell table:style-name="ce146" table:formula="of:=IF([.$S8]=[.$T$2];[.$R8];NA())" office:value-type="string" office:string-value="" calcext:value-type="error">
            <text:p>#NV</text:p>
          </table:table-cell>
          <table:table-cell table:style-name="ce14" table:formula="of:=IF([.$S8]=[.$U$2];[.$R8];NA())" office:value-type="float" office:value="6.3" calcext:value-type="float">
            <text:p>6,3</text:p>
          </table:table-cell>
          <table:table-cell table:style-name="ce14" table:formula="of:=IF([.$S8]=[.$V$2];[.$R8];NA())" office:value-type="string" office:string-value="" calcext:value-type="error">
            <text:p>#NV</text:p>
          </table:table-cell>
          <table:table-cell/>
          <table:table-cell table:style-name="ce31" table:formula="of:=COM.MICROSOFT.RANK.EQ([.Y8];[.$Y$3:.$Y$17];1)" office:value-type="float" office:value="12" calcext:value-type="float">
            <text:p>12</text:p>
          </table:table-cell>
          <table:table-cell table:style-name="ce32" table:formula="of:=SQRT(([.$J$3]-[.$Q8])^2+([.$J$4]-[.$R8])^2)+(ROW()/100000000)" office:value-type="float" office:value="1.4560220578561" calcext:value-type="float">
            <text:p>1,45602</text:p>
          </table:table-cell>
          <table:table-cell table:style-name="ce33" table:formula="of:=[.S8]" office:value-type="string" office:string-value="virginica" calcext:value-type="string">
            <text:p>virginica</text:p>
          </table:table-cell>
          <table:table-cell table:style-name="ce148" table:formula="of:=[.Q8]" office:value-type="float" office:value="2.8" calcext:value-type="float">
            <text:p>2,80</text:p>
          </table:table-cell>
          <table:table-cell table:style-name="ce148" table:formula="of:=[.R8]" office:value-type="float" office:value="6.3" calcext:value-type="float">
            <text:p>6,30</text:p>
          </table:table-cell>
          <table:table-cell/>
          <table:table-cell table:style-name="ce43"/>
          <table:table-cell table:style-name="ce46" table:formula="of:=IF([.$J$11]&gt;=6;[.$J$3];&quot;&quot;)">
            <text:p/>
          </table:table-cell>
          <table:table-cell table:style-name="ce46" table:formula="of:=IF([.$J$11]&gt;=6;[.$J$4];&quot;&quot;)">
            <text:p/>
          </table:table-cell>
          <table:table-cell table:style-name="ce47"/>
          <table:table-cell table:style-name="ce46" table:formula="of:=IF([.$J$11]&gt;=7;[.$J$3];&quot;&quot;)">
            <text:p/>
          </table:table-cell>
          <table:table-cell table:style-name="ce46" table:formula="of:=IF([.$J$11]&gt;=7;[.$J$4];&quot;&quot;)">
            <text:p/>
          </table:table-cell>
          <table:table-cell table:style-name="ce47"/>
          <table:table-cell table:style-name="ce46" table:formula="of:=IF([.$J$11]&gt;=8;[.$J$3];&quot;&quot;)">
            <text:p/>
          </table:table-cell>
          <table:table-cell table:style-name="ce46" table:formula="of:=IF([.$J$11]&gt;=8;[.$J$4];&quot;&quot;)">
            <text:p/>
          </table:table-cell>
          <table:table-cell table:style-name="ce47"/>
          <table:table-cell table:style-name="ce46" table:formula="of:=IF([.$J$11]&gt;=9;[.$J$3];&quot;&quot;)">
            <text:p/>
          </table:table-cell>
          <table:table-cell table:style-name="ce46" table:formula="of:=IF([.$J$11]&gt;=9;[.$J$4];&quot;&quot;)">
            <text:p/>
          </table:table-cell>
          <table:table-cell table:style-name="ce47"/>
          <table:table-cell table:style-name="ce46" table:formula="of:=IF([.$J$11]&gt;=10;[.$J$3];&quot;&quot;)">
            <text:p/>
          </table:table-cell>
          <table:table-cell table:style-name="ce46" table:formula="of:=IF([.$J$11]&gt;=10;[.$J$4];&quot;&quot;)">
            <text:p/>
          </table:table-cell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7;7;&quot;&quot;)">
            <text:p/>
          </table:table-cell>
          <table:table-cell table:style-name="ce14" table:formula="of:=IF([.$J$11]&gt;=7;VLOOKUP([.N9];[.$X$3:.$Z$17];3;FALSE());&quot;&quot;)">
            <text:p/>
          </table:table-cell>
          <table:table-cell/>
          <table:table-cell table:style-name="ce144" table:formula="of:=[$Training_Dateneingabe.A10]" office:value-type="float" office:value="3" calcext:value-type="float">
            <text:p>3</text:p>
          </table:table-cell>
          <table:table-cell table:style-name="ce144" table:formula="of:=[$Training_Dateneingabe.B10]" office:value-type="float" office:value="7.2" calcext:value-type="float">
            <text:p>7</text:p>
          </table:table-cell>
          <table:table-cell table:style-name="ce61" table:formula="of:=[$Training_Dateneingabe.C10]" office:value-type="string" office:string-value="virginica" calcext:value-type="string">
            <text:p>virginica</text:p>
          </table:table-cell>
          <table:table-cell table:style-name="ce14" table:formula="of:=IF([.$S9]=[.$T$2];[.$R9];NA())" office:value-type="string" office:string-value="" calcext:value-type="error">
            <text:p>#NV</text:p>
          </table:table-cell>
          <table:table-cell table:style-name="ce146" table:formula="of:=IF([.$S9]=[.$U$2];[.$R9];NA())" office:value-type="float" office:value="7.2" calcext:value-type="float">
            <text:p>7</text:p>
          </table:table-cell>
          <table:table-cell table:style-name="ce14" table:formula="of:=IF([.$S9]=[.$V$2];[.$R9];NA())" office:value-type="string" office:string-value="" calcext:value-type="error">
            <text:p>#NV</text:p>
          </table:table-cell>
          <table:table-cell/>
          <table:table-cell table:style-name="ce31" table:formula="of:=COM.MICROSOFT.RANK.EQ([.Y9];[.$Y$3:.$Y$17];1)" office:value-type="float" office:value="15" calcext:value-type="float">
            <text:p>15</text:p>
          </table:table-cell>
          <table:table-cell table:style-name="ce32" table:formula="of:=SQRT(([.$J$3]-[.$Q9])^2+([.$J$4]-[.$R9])^2)+(ROW()/100000000)" office:value-type="float" office:value="2.37697295480094" calcext:value-type="float">
            <text:p>2,37697</text:p>
          </table:table-cell>
          <table:table-cell table:style-name="ce33" table:formula="of:=[.S9]" office:value-type="string" office:string-value="virginica" calcext:value-type="string">
            <text:p>virginica</text:p>
          </table:table-cell>
          <table:table-cell table:style-name="ce148" table:formula="of:=[.Q9]" office:value-type="float" office:value="3" calcext:value-type="float">
            <text:p>3,00</text:p>
          </table:table-cell>
          <table:table-cell table:style-name="ce148" table:formula="of:=[.R9]" office:value-type="float" office:value="7.2" calcext:value-type="float">
            <text:p>7,20</text:p>
          </table:table-cell>
          <table:table-cell/>
          <table:table-cell table:style-name="ce43"/>
          <table:table-cell table:style-name="ce46" table:formula="of:=IF([.$J$11]&gt;=6;VLOOKUP([.AE7];[.$X$3:.$AB$17];4;FALSE());&quot;&quot;)">
            <text:p/>
          </table:table-cell>
          <table:table-cell table:style-name="ce46" table:formula="of:=IF([.$J$11]&gt;=6;VLOOKUP([.AE7];[.$X$3:.$AB$17];5;FALSE());&quot;&quot;)">
            <text:p/>
          </table:table-cell>
          <table:table-cell table:style-name="ce47"/>
          <table:table-cell table:style-name="ce46" table:formula="of:=IF([.$J$11]&gt;=7;VLOOKUP([.AH7];[.$X$3:.$AB$17];4;FALSE());&quot;&quot;)">
            <text:p/>
          </table:table-cell>
          <table:table-cell table:style-name="ce46" table:formula="of:=IF([.$J$11]&gt;=7;VLOOKUP([.AH7];[.$X$3:.$AB$17];5;FALSE());&quot;&quot;)">
            <text:p/>
          </table:table-cell>
          <table:table-cell table:style-name="ce47"/>
          <table:table-cell table:style-name="ce46" table:formula="of:=IF([.$J$11]&gt;=8;VLOOKUP([.AK7];[.$X$3:.$AB$17];4;FALSE());&quot;&quot;)">
            <text:p/>
          </table:table-cell>
          <table:table-cell table:style-name="ce46" table:formula="of:=IF([.$J$11]&gt;=8;VLOOKUP([.AK7];[.$X$3:.$AB$17];5;FALSE());&quot;&quot;)">
            <text:p/>
          </table:table-cell>
          <table:table-cell table:style-name="ce47"/>
          <table:table-cell table:style-name="ce46" table:formula="of:=IF([.$J$11]&gt;=9;VLOOKUP([.AN7];[.$X$3:.$AB$17];4;FALSE());&quot;&quot;)">
            <text:p/>
          </table:table-cell>
          <table:table-cell table:style-name="ce46" table:formula="of:=IF([.$J$11]&gt;=9;VLOOKUP([.AN7];[.$X$3:.$AB$17];5;FALSE());&quot;&quot;)">
            <text:p/>
          </table:table-cell>
          <table:table-cell table:style-name="ce47"/>
          <table:table-cell table:style-name="ce46" table:formula="of:=IF([.$J$11]&gt;=10;VLOOKUP([.AQ7];[.$X$3:.$AB$17];4;FALSE());&quot;&quot;)">
            <text:p/>
          </table:table-cell>
          <table:table-cell table:style-name="ce46" table:formula="of:=IF([.$J$11]&gt;=10;VLOOKUP([.AQ7];[.$X$3:.$AB$17];5;FALSE());&quot;&quot;)">
            <text:p/>
          </table:table-cell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8;8;&quot;&quot;)">
            <text:p/>
          </table:table-cell>
          <table:table-cell table:style-name="ce14" table:formula="of:=IF([.$J$11]&gt;=8;VLOOKUP([.N10];[.$X$3:.$Z$17];3;FALSE());&quot;&quot;)">
            <text:p/>
          </table:table-cell>
          <table:table-cell/>
          <table:table-cell table:style-name="ce144" table:formula="of:=[$Training_Dateneingabe.A11]" office:value-type="float" office:value="2.3" calcext:value-type="float">
            <text:p>2</text:p>
          </table:table-cell>
          <table:table-cell table:style-name="ce144" table:formula="of:=[$Training_Dateneingabe.B11]" office:value-type="float" office:value="5" calcext:value-type="float">
            <text:p>5</text:p>
          </table:table-cell>
          <table:table-cell table:style-name="ce61" table:formula="of:=[$Training_Dateneingabe.C11]" office:value-type="string" office:string-value="versicolor" calcext:value-type="string">
            <text:p>versicolor</text:p>
          </table:table-cell>
          <table:table-cell table:style-name="ce14" table:formula="of:=IF([.$S10]=[.$T$2];[.$R10];NA())" office:value-type="string" office:string-value="" calcext:value-type="error">
            <text:p>#NV</text:p>
          </table:table-cell>
          <table:table-cell table:style-name="ce14" table:formula="of:=IF([.$S10]=[.$U$2];[.$R10];NA())" office:value-type="string" office:string-value="" calcext:value-type="error">
            <text:p>#NV</text:p>
          </table:table-cell>
          <table:table-cell table:style-name="ce146" table:formula="of:=IF([.$S10]=[.$V$2];[.$R10];NA())" office:value-type="float" office:value="5" calcext:value-type="float">
            <text:p>5</text:p>
          </table:table-cell>
          <table:table-cell/>
          <table:table-cell table:style-name="ce31" table:formula="of:=COM.MICROSOFT.RANK.EQ([.Y10];[.$Y$3:.$Y$17];1)" office:value-type="float" office:value="1" calcext:value-type="float">
            <text:p>1</text:p>
          </table:table-cell>
          <table:table-cell table:style-name="ce32" table:formula="of:=SQRT(([.$J$3]-[.$Q10])^2+([.$J$4]-[.$R10])^2)+(ROW()/100000000)" office:value-type="float" office:value="0.141421456237309" calcext:value-type="float">
            <text:p>0,14142</text:p>
          </table:table-cell>
          <table:table-cell table:style-name="ce33" table:formula="of:=[.S10]" office:value-type="string" office:string-value="versicolor" calcext:value-type="string">
            <text:p>versicolor</text:p>
          </table:table-cell>
          <table:table-cell table:style-name="ce148" table:formula="of:=[.Q10]" office:value-type="float" office:value="2.3" calcext:value-type="float">
            <text:p>2,30</text:p>
          </table:table-cell>
          <table:table-cell table:style-name="ce148" table:formula="of:=[.R10]" office:value-type="float" office:value="5" calcext:value-type="float">
            <text:p>5,00</text:p>
          </table:table-cell>
          <table:table-cell table:number-columns-repeated="16356"/>
        </table:table-row>
        <table:table-row table:style-name="ro3">
          <table:table-cell table:number-columns-repeated="8"/>
          <table:table-cell table:style-name="ce20" office:value-type="string" calcext:value-type="string">
            <text:p>Parameter k:</text:p>
          </table:table-cell>
          <table:table-cell table:style-name="ce28" office:value-type="float" office:value="4" calcext:value-type="float">
            <text:p>4</text:p>
          </table:table-cell>
          <table:table-cell table:style-name="ce134" table:number-columns-repeated="2"/>
          <table:table-cell table:style-name="ce139"/>
          <table:table-cell table:style-name="ce170" table:formula="of:=IF([.$J$11]&gt;=9;9;&quot;&quot;)">
            <text:p/>
          </table:table-cell>
          <table:table-cell table:style-name="ce14" table:formula="of:=IF([.$J$11]&gt;=9;VLOOKUP([.N11];[.$X$3:.$Z$17];3;FALSE());&quot;&quot;)">
            <text:p/>
          </table:table-cell>
          <table:table-cell/>
          <table:table-cell table:style-name="ce144" table:formula="of:=[$Training_Dateneingabe.A12]" office:value-type="float" office:value="2.7" calcext:value-type="float">
            <text:p>3</text:p>
          </table:table-cell>
          <table:table-cell table:style-name="ce144" table:formula="of:=[$Training_Dateneingabe.B12]" office:value-type="float" office:value="5.8" calcext:value-type="float">
            <text:p>6</text:p>
          </table:table-cell>
          <table:table-cell table:style-name="ce61" table:formula="of:=[$Training_Dateneingabe.C12]" office:value-type="string" office:string-value="versicolor" calcext:value-type="string">
            <text:p>versicolor</text:p>
          </table:table-cell>
          <table:table-cell table:style-name="ce14" table:formula="of:=IF([.$S11]=[.$T$2];[.$R11];NA())" office:value-type="string" office:string-value="" calcext:value-type="error">
            <text:p>#NV</text:p>
          </table:table-cell>
          <table:table-cell table:style-name="ce146" table:formula="of:=IF([.$S11]=[.$U$2];[.$R11];NA())" office:value-type="string" office:string-value="" calcext:value-type="error">
            <text:p>#NV</text:p>
          </table:table-cell>
          <table:table-cell table:style-name="ce14" table:formula="of:=IF([.$S11]=[.$V$2];[.$R11];NA())" office:value-type="float" office:value="5.8" calcext:value-type="float">
            <text:p>5,8</text:p>
          </table:table-cell>
          <table:table-cell/>
          <table:table-cell table:style-name="ce31" table:formula="of:=COM.MICROSOFT.RANK.EQ([.Y11];[.$Y$3:.$Y$17];1)" office:value-type="float" office:value="8" calcext:value-type="float">
            <text:p>8</text:p>
          </table:table-cell>
          <table:table-cell table:style-name="ce32" table:formula="of:=SQRT(([.$J$3]-[.$Q11])^2+([.$J$4]-[.$R11])^2)+(ROW()/100000000)" office:value-type="float" office:value="0.948683408050513" calcext:value-type="float">
            <text:p>0,94868</text:p>
          </table:table-cell>
          <table:table-cell table:style-name="ce33" table:formula="of:=[.S11]" office:value-type="string" office:string-value="versicolor" calcext:value-type="string">
            <text:p>versicolor</text:p>
          </table:table-cell>
          <table:table-cell table:style-name="ce148" table:formula="of:=[.Q11]" office:value-type="float" office:value="2.7" calcext:value-type="float">
            <text:p>2,70</text:p>
          </table:table-cell>
          <table:table-cell table:style-name="ce148" table:formula="of:=[.R11]" office:value-type="float" office:value="5.8" calcext:value-type="float">
            <text:p>5,80</text:p>
          </table:table-cell>
          <table:table-cell table:number-columns-repeated="16356"/>
        </table:table-row>
        <table:table-row table:style-name="ro3">
          <table:table-cell table:number-columns-repeated="8"/>
          <table:table-cell table:style-name="ce121" office:value-type="string" calcext:value-type="string" table:number-columns-spanned="2" table:number-rows-spanned="2">
            <text:p>Hinweis: <text:s/>Unterstützt nur k bis 10</text:p>
          </table:table-cell>
          <table:covered-table-cell table:style-name="ce74"/>
          <table:table-cell table:style-name="ce74" table:number-columns-repeated="2"/>
          <table:table-cell table:style-name="ce139"/>
          <table:table-cell table:style-name="ce170" table:formula="of:=IF([.$J$11]&gt;=10;10;&quot;&quot;)">
            <text:p/>
          </table:table-cell>
          <table:table-cell table:style-name="ce14" table:formula="of:=IF([.$J$11]&gt;=10;VLOOKUP([.N12];[.$X$3:.$Z$17];3;FALSE());&quot;&quot;)">
            <text:p/>
          </table:table-cell>
          <table:table-cell/>
          <table:table-cell table:style-name="ce144" table:formula="of:=[$Training_Dateneingabe.A13]" office:value-type="float" office:value="3" calcext:value-type="float">
            <text:p>3</text:p>
          </table:table-cell>
          <table:table-cell table:style-name="ce144" table:formula="of:=[$Training_Dateneingabe.B13]" office:value-type="float" office:value="5.7" calcext:value-type="float">
            <text:p>6</text:p>
          </table:table-cell>
          <table:table-cell table:style-name="ce61" table:formula="of:=[$Training_Dateneingabe.C13]" office:value-type="string" office:string-value="versicolor" calcext:value-type="string">
            <text:p>versicolor</text:p>
          </table:table-cell>
          <table:table-cell table:style-name="ce14" table:formula="of:=IF([.$S12]=[.$T$2];[.$R12];NA())" office:value-type="string" office:string-value="" calcext:value-type="error">
            <text:p>#NV</text:p>
          </table:table-cell>
          <table:table-cell table:style-name="ce14" table:formula="of:=IF([.$S12]=[.$U$2];[.$R12];NA())" office:value-type="string" office:string-value="" calcext:value-type="error">
            <text:p>#NV</text:p>
          </table:table-cell>
          <table:table-cell table:style-name="ce146" table:formula="of:=IF([.$S12]=[.$V$2];[.$R12];NA())" office:value-type="float" office:value="5.7" calcext:value-type="float">
            <text:p>6</text:p>
          </table:table-cell>
          <table:table-cell/>
          <table:table-cell table:style-name="ce31" table:formula="of:=COM.MICROSOFT.RANK.EQ([.Y12];[.$Y$3:.$Y$17];1)" office:value-type="float" office:value="9" calcext:value-type="float">
            <text:p>9</text:p>
          </table:table-cell>
          <table:table-cell table:style-name="ce32" table:formula="of:=SQRT(([.$J$3]-[.$Q12])^2+([.$J$4]-[.$R12])^2)+(ROW()/100000000)" office:value-type="float" office:value="1.00000012" calcext:value-type="float">
            <text:p>1,00000</text:p>
          </table:table-cell>
          <table:table-cell table:style-name="ce33" table:formula="of:=[.S12]" office:value-type="string" office:string-value="versicolor" calcext:value-type="string">
            <text:p>versicolor</text:p>
          </table:table-cell>
          <table:table-cell table:style-name="ce148" table:formula="of:=[.Q12]" office:value-type="float" office:value="3" calcext:value-type="float">
            <text:p>3,00</text:p>
          </table:table-cell>
          <table:table-cell table:style-name="ce148" table:formula="of:=[.R12]" office:value-type="float" office:value="5.7" calcext:value-type="float">
            <text:p>5,70</text:p>
          </table:table-cell>
          <table:table-cell table:number-columns-repeated="16356"/>
        </table:table-row>
        <table:table-row table:style-name="ro3">
          <table:table-cell table:number-columns-repeated="8"/>
          <table:covered-table-cell table:number-columns-repeated="2" table:style-name="ce74"/>
          <table:table-cell table:style-name="ce74" table:number-columns-repeated="2"/>
          <table:table-cell table:style-name="ce139"/>
          <table:table-cell table:style-name="ce170"/>
          <table:table-cell table:style-name="ce14"/>
          <table:table-cell/>
          <table:table-cell table:style-name="ce144" table:formula="of:=[$Training_Dateneingabe.A14]" office:value-type="float" office:value="2.7" calcext:value-type="float">
            <text:p>3</text:p>
          </table:table-cell>
          <table:table-cell table:style-name="ce144" table:formula="of:=[$Training_Dateneingabe.B14]" office:value-type="float" office:value="6.4" calcext:value-type="float">
            <text:p>6</text:p>
          </table:table-cell>
          <table:table-cell table:style-name="ce61" table:formula="of:=[$Training_Dateneingabe.C14]" office:value-type="string" office:string-value="virginica" calcext:value-type="string">
            <text:p>virginica</text:p>
          </table:table-cell>
          <table:table-cell table:style-name="ce14" table:formula="of:=IF([.$S13]=[.$T$2];[.$R13];NA())" office:value-type="string" office:string-value="" calcext:value-type="error">
            <text:p>#NV</text:p>
          </table:table-cell>
          <table:table-cell table:style-name="ce146" table:formula="of:=IF([.$S13]=[.$U$2];[.$R13];NA())" office:value-type="float" office:value="6.4" calcext:value-type="float">
            <text:p>6</text:p>
          </table:table-cell>
          <table:table-cell table:style-name="ce14" table:formula="of:=IF([.$S13]=[.$V$2];[.$R13];NA())" office:value-type="string" office:string-value="" calcext:value-type="error">
            <text:p>#NV</text:p>
          </table:table-cell>
          <table:table-cell/>
          <table:table-cell table:style-name="ce31" table:formula="of:=COM.MICROSOFT.RANK.EQ([.Y13];[.$Y$3:.$Y$17];1)" office:value-type="float" office:value="13" calcext:value-type="float">
            <text:p>13</text:p>
          </table:table-cell>
          <table:table-cell table:style-name="ce32" table:formula="of:=SQRT(([.$J$3]-[.$Q13])^2+([.$J$4]-[.$R13])^2)+(ROW()/100000000)" office:value-type="float" office:value="1.52970598407784" calcext:value-type="float">
            <text:p>1,52971</text:p>
          </table:table-cell>
          <table:table-cell table:style-name="ce33" table:formula="of:=[.S13]" office:value-type="string" office:string-value="virginica" calcext:value-type="string">
            <text:p>virginica</text:p>
          </table:table-cell>
          <table:table-cell table:style-name="ce148" table:formula="of:=[.Q13]" office:value-type="float" office:value="2.7" calcext:value-type="float">
            <text:p>2,70</text:p>
          </table:table-cell>
          <table:table-cell table:style-name="ce148" table:formula="of:=[.R13]" office:value-type="float" office:value="6.4" calcext:value-type="float">
            <text:p>6,40</text:p>
          </table:table-cell>
          <table:table-cell table:number-columns-repeated="16356"/>
        </table:table-row>
        <table:table-row table:style-name="ro3">
          <table:table-cell table:number-columns-repeated="12"/>
          <table:table-cell table:style-name="ce139"/>
          <table:table-cell table:style-name="ce170"/>
          <table:table-cell table:number-columns-repeated="2"/>
          <table:table-cell table:style-name="ce144" table:formula="of:=[$Training_Dateneingabe.A15]" office:value-type="float" office:value="3.2" calcext:value-type="float">
            <text:p>3</text:p>
          </table:table-cell>
          <table:table-cell table:style-name="ce144" table:formula="of:=[$Training_Dateneingabe.B15]" office:value-type="float" office:value="4.6" calcext:value-type="float">
            <text:p>5</text:p>
          </table:table-cell>
          <table:table-cell table:style-name="ce61" table:formula="of:=[$Training_Dateneingabe.C15]" office:value-type="string" office:string-value="setosa" calcext:value-type="string">
            <text:p>setosa</text:p>
          </table:table-cell>
          <table:table-cell table:style-name="ce14" table:formula="of:=IF([.$S14]=[.$T$2];[.$R14];NA())" office:value-type="float" office:value="4.6" calcext:value-type="float">
            <text:p>4,6</text:p>
          </table:table-cell>
          <table:table-cell table:style-name="ce14" table:formula="of:=IF([.$S14]=[.$U$2];[.$R14];NA())" office:value-type="string" office:string-value="" calcext:value-type="error">
            <text:p>#NV</text:p>
          </table:table-cell>
          <table:table-cell table:style-name="ce146" table:formula="of:=IF([.$S14]=[.$V$2];[.$R14];NA())" office:value-type="string" office:string-value="" calcext:value-type="error">
            <text:p>#NV</text:p>
          </table:table-cell>
          <table:table-cell/>
          <table:table-cell table:style-name="ce31" table:formula="of:=COM.MICROSOFT.RANK.EQ([.Y14];[.$Y$3:.$Y$17];1)" office:value-type="float" office:value="6" calcext:value-type="float">
            <text:p>6</text:p>
          </table:table-cell>
          <table:table-cell table:style-name="ce32" table:formula="of:=SQRT(([.$J$3]-[.$Q14])^2+([.$J$4]-[.$R14])^2)+(ROW()/100000000)" office:value-type="float" office:value="0.854400514531754" calcext:value-type="float">
            <text:p>0,85440</text:p>
          </table:table-cell>
          <table:table-cell table:style-name="ce33" table:formula="of:=[.S14]" office:value-type="string" office:string-value="setosa" calcext:value-type="string">
            <text:p>setosa</text:p>
          </table:table-cell>
          <table:table-cell table:style-name="ce148" table:formula="of:=[.Q14]" office:value-type="float" office:value="3.2" calcext:value-type="float">
            <text:p>3,20</text:p>
          </table:table-cell>
          <table:table-cell table:style-name="ce148" table:formula="of:=[.R14]" office:value-type="float" office:value="4.6" calcext:value-type="float">
            <text:p>4,6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75" office:value-type="string" calcext:value-type="string" table:number-columns-spanned="3" table:number-rows-spanned="1">
            <text:p>Konfusionsmatrix: </text:p>
          </table:table-cell>
          <table:covered-table-cell table:number-columns-repeated="2" table:style-name="ce86"/>
          <table:table-cell/>
          <table:table-cell table:style-name="ce139"/>
          <table:table-cell table:number-columns-repeated="3"/>
          <table:table-cell table:style-name="ce144" table:formula="of:=[$Training_Dateneingabe.A16]" office:value-type="float" office:value="2.5" calcext:value-type="float">
            <text:p>3</text:p>
          </table:table-cell>
          <table:table-cell table:style-name="ce144" table:formula="of:=[$Training_Dateneingabe.B16]" office:value-type="float" office:value="5.6" calcext:value-type="float">
            <text:p>6</text:p>
          </table:table-cell>
          <table:table-cell table:style-name="ce61" table:formula="of:=[$Training_Dateneingabe.C16]" office:value-type="string" office:string-value="versicolor" calcext:value-type="string">
            <text:p>versicolor</text:p>
          </table:table-cell>
          <table:table-cell table:style-name="ce14" table:formula="of:=IF([.$S15]=[.$T$2];[.$R15];NA())" office:value-type="string" office:string-value="" calcext:value-type="error">
            <text:p>#NV</text:p>
          </table:table-cell>
          <table:table-cell table:style-name="ce14" table:formula="of:=IF([.$S15]=[.$U$2];[.$R15];NA())" office:value-type="string" office:string-value="" calcext:value-type="error">
            <text:p>#NV</text:p>
          </table:table-cell>
          <table:table-cell table:style-name="ce146" table:formula="of:=IF([.$S15]=[.$V$2];[.$R15];NA())" office:value-type="float" office:value="5.6" calcext:value-type="float">
            <text:p>6</text:p>
          </table:table-cell>
          <table:table-cell/>
          <table:table-cell table:style-name="ce31" table:formula="of:=COM.MICROSOFT.RANK.EQ([.Y15];[.$Y$3:.$Y$17];1)" office:value-type="float" office:value="5" calcext:value-type="float">
            <text:p>5</text:p>
          </table:table-cell>
          <table:table-cell table:style-name="ce32" table:formula="of:=SQRT(([.$J$3]-[.$Q15])^2+([.$J$4]-[.$R15])^2)+(ROW()/100000000)" office:value-type="float" office:value="0.707106931186547" calcext:value-type="float">
            <text:p>0,70711</text:p>
          </table:table-cell>
          <table:table-cell table:style-name="ce33" table:formula="of:=[.S15]" office:value-type="string" office:string-value="versicolor" calcext:value-type="string">
            <text:p>versicolor</text:p>
          </table:table-cell>
          <table:table-cell table:style-name="ce148" table:formula="of:=[.Q15]" office:value-type="float" office:value="2.5" calcext:value-type="float">
            <text:p>2,50</text:p>
          </table:table-cell>
          <table:table-cell table:style-name="ce148" table:formula="of:=[.R15]" office:value-type="float" office:value="5.6" calcext:value-type="float">
            <text:p>5,60</text:p>
          </table:table-cell>
          <table:table-cell table:number-columns-repeated="16356"/>
        </table:table-row>
        <table:table-row table:style-name="ro9">
          <table:table-cell table:number-columns-repeated="8"/>
          <table:table-cell table:style-name="ce122" office:value-type="string" calcext:value-type="string" table:number-columns-spanned="4" table:number-rows-spanned="3">
            <text:p><text:span text:style-name="T1">Erhöhen</text:span><text:span text:style-name="T2"> Sie jeweils den </text:span><text:span text:style-name="T3">Eintrag</text:span><text:span text:style-name="T2"> der Tabelle </text:span><text:span text:style-name="T3">um 1</text:span><text:span text:style-name="T2"> in der Zelle, welche sich aus dem obigen </text:span><text:span text:style-name="T3">erwarteten Label</text:span><text:span text:style-name="T2"> und dem obigen </text:span><text:span text:style-name="T3">berechneten Label</text:span><text:span text:style-name="T2"> zusammensetzt.</text:span></text:p>
          </table:table-cell>
          <table:covered-table-cell table:number-columns-repeated="3" table:style-name="ce292"/>
          <table:table-cell table:style-name="ce139"/>
          <table:table-cell table:number-columns-repeated="3"/>
          <table:table-cell table:style-name="ce144" table:formula="of:=[$Training_Dateneingabe.A17]" office:value-type="float" office:value="3.8" calcext:value-type="float">
            <text:p>4</text:p>
          </table:table-cell>
          <table:table-cell table:style-name="ce144" table:formula="of:=[$Training_Dateneingabe.B17]" office:value-type="float" office:value="5.1" calcext:value-type="float">
            <text:p>5</text:p>
          </table:table-cell>
          <table:table-cell table:style-name="ce61" table:formula="of:=[$Training_Dateneingabe.C17]" office:value-type="string" office:string-value="setosa" calcext:value-type="string">
            <text:p>setosa</text:p>
          </table:table-cell>
          <table:table-cell table:style-name="ce14" table:formula="of:=IF([.$S16]=[.$T$2];[.$R16];NA())" office:value-type="float" office:value="5.1" calcext:value-type="float">
            <text:p>5,1</text:p>
          </table:table-cell>
          <table:table-cell table:style-name="ce14" table:formula="of:=IF([.$S16]=[.$U$2];[.$R16];NA())" office:value-type="string" office:string-value="" calcext:value-type="error">
            <text:p>#NV</text:p>
          </table:table-cell>
          <table:table-cell table:style-name="ce146" table:formula="of:=IF([.$S16]=[.$V$2];[.$R16];NA())" office:value-type="string" office:string-value="" calcext:value-type="error">
            <text:p>#NV</text:p>
          </table:table-cell>
          <table:table-cell/>
          <table:table-cell table:style-name="ce31" table:formula="of:=COM.MICROSOFT.RANK.EQ([.Y16];[.$Y$3:.$Y$17];1)" office:value-type="float" office:value="11" calcext:value-type="float">
            <text:p>11</text:p>
          </table:table-cell>
          <table:table-cell table:style-name="ce32" table:formula="of:=SQRT(([.$J$3]-[.$Q16])^2+([.$J$4]-[.$R16])^2)+(ROW()/100000000)" office:value-type="float" office:value="1.41421372237309" calcext:value-type="float">
            <text:p>1,41421</text:p>
          </table:table-cell>
          <table:table-cell table:style-name="ce33" table:formula="of:=[.S16]" office:value-type="string" office:string-value="setosa" calcext:value-type="string">
            <text:p>setosa</text:p>
          </table:table-cell>
          <table:table-cell table:style-name="ce148" table:formula="of:=[.Q16]" office:value-type="float" office:value="3.8" calcext:value-type="float">
            <text:p>3,80</text:p>
          </table:table-cell>
          <table:table-cell table:style-name="ce148" table:formula="of:=[.R16]" office:value-type="float" office:value="5.1" calcext:value-type="float">
            <text:p>5,10</text:p>
          </table:table-cell>
          <table:table-cell table:number-columns-repeated="16356"/>
        </table:table-row>
        <table:table-row table:style-name="ro10">
          <table:table-cell table:number-columns-repeated="8"/>
          <table:covered-table-cell table:number-columns-repeated="4" table:style-name="ce292"/>
          <table:table-cell table:style-name="ce139"/>
          <table:table-cell table:number-columns-repeated="3"/>
          <table:table-cell table:style-name="ce144" table:formula="of:=[$Training_Dateneingabe.A18]" office:value-type="float" office:value="2.5" calcext:value-type="float">
            <text:p>3</text:p>
          </table:table-cell>
          <table:table-cell table:style-name="ce144" table:formula="of:=[$Training_Dateneingabe.B18]" office:value-type="float" office:value="5.1" calcext:value-type="float">
            <text:p>5</text:p>
          </table:table-cell>
          <table:table-cell table:style-name="ce61" table:formula="of:=[$Training_Dateneingabe.C18]" office:value-type="string" office:string-value="versicolor" calcext:value-type="string">
            <text:p>versicolor</text:p>
          </table:table-cell>
          <table:table-cell table:style-name="ce14" table:formula="of:=IF([.$S17]=[.$T$2];[.$R17];NA())" office:value-type="string" office:string-value="" calcext:value-type="error">
            <text:p>#NV</text:p>
          </table:table-cell>
          <table:table-cell table:style-name="ce14" table:formula="of:=IF([.$S17]=[.$U$2];[.$R17];NA())" office:value-type="string" office:string-value="" calcext:value-type="error">
            <text:p>#NV</text:p>
          </table:table-cell>
          <table:table-cell table:style-name="ce146" table:formula="of:=IF([.$S17]=[.$V$2];[.$R17];NA())" office:value-type="float" office:value="5.1" calcext:value-type="float">
            <text:p>5</text:p>
          </table:table-cell>
          <table:table-cell/>
          <table:table-cell table:style-name="ce31" table:formula="of:=COM.MICROSOFT.RANK.EQ([.Y17];[.$Y$3:.$Y$17];1)" office:value-type="float" office:value="2" calcext:value-type="float">
            <text:p>2</text:p>
          </table:table-cell>
          <table:table-cell table:style-name="ce32" table:formula="of:=SQRT(([.$J$3]-[.$Q17])^2+([.$J$4]-[.$R17])^2)+(ROW()/100000000)" office:value-type="float" office:value="0.223606967749978" calcext:value-type="float">
            <text:p>0,22361</text:p>
          </table:table-cell>
          <table:table-cell table:style-name="ce33" table:formula="of:=[.S17]" office:value-type="string" office:string-value="versicolor" calcext:value-type="string">
            <text:p>versicolor</text:p>
          </table:table-cell>
          <table:table-cell table:style-name="ce148" table:formula="of:=[.Q17]" office:value-type="float" office:value="2.5" calcext:value-type="float">
            <text:p>2,50</text:p>
          </table:table-cell>
          <table:table-cell table:style-name="ce148" table:formula="of:=[.R17]" office:value-type="float" office:value="5.1" calcext:value-type="float">
            <text:p>5,10</text:p>
          </table:table-cell>
          <table:table-cell table:number-columns-repeated="16356"/>
        </table:table-row>
        <table:table-row table:style-name="ro3">
          <table:table-cell table:number-columns-repeated="8"/>
          <table:covered-table-cell table:number-columns-repeated="4" table:style-name="ce293"/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5"/>
          <table:table-cell table:style-name="ce131" table:formula="of:=&quot;       Berechnet:        &quot; &amp;[$Training_Dateneingabe.E4]" office:value-type="string" office:string-value="       Berechnet:        setosa" calcext:value-type="string">
            <text:p><text:s text:c="7"/>Berechnet: <text:s text:c="7"/>setosa</text:p>
          </table:table-cell>
          <table:table-cell table:style-name="ce131" table:formula="of:=&quot;     Berechnet:     &quot; &amp;[$Training_Dateneingabe.E5]" office:value-type="string" office:string-value="     Berechnet:     virginica" calcext:value-type="string">
            <text:p><text:s text:c="5"/>Berechnet: <text:s text:c="4"/>virginica</text:p>
          </table:table-cell>
          <table:table-cell table:style-name="ce131" table:formula="of:=&quot;          Berechnet:          &quot; &amp;[$Training_Dateneingabe.E6]" office:value-type="string" office:string-value="          Berechnet:          versicolor" calcext:value-type="string">
            <text:p><text:s text:c="10"/>Berechnet: <text:s text:c="9"/>versicolor</text:p>
          </table:table-cell>
          <table:table-cell table:style-name="ce139"/>
          <table:table-cell/>
          <table:table-cell>
            <draw:frame table:end-cell-address="Testen_Konfusionsmatrix.Y38" table:end-x="0.46cm" table:end-y="0.026cm" draw:z-index="0" draw:name="Diagramm 1" draw:style-name="gr1" draw:text-style-name="P1" svg:width="23.537cm" svg:height="13.156cm" svg:x="0cm" svg:y="0cm">
              <draw:object draw:notify-on-update-of-ranges="Testen_Konfusionsmatrix.Q3:Testen_Konfusionsmatrix.Q17 Training_Dateneingabe.E4:Training_Dateneingabe.E4 Testen_Konfusionsmatrix.T3:Testen_Konfusionsmatrix.T17 Testen_Konfusionsmatrix.Q3:Testen_Konfusionsmatrix.Q17 Training_Dateneingabe.E5:Training_Dateneingabe.E5 Testen_Konfusionsmatrix.U3:Testen_Konfusionsmatrix.U17 Testen_Konfusionsmatrix.Q3:Testen_Konfusionsmatrix.Q17 Training_Dateneingabe.E6:Training_Dateneingabe.E6 Testen_Konfusionsmatrix.V3:Testen_Konfusionsmatrix.V17 Testen_Konfusionsmatrix.J3:Testen_Konfusionsmatrix.J3 Testen_Konfusionsmatrix.J4:Testen_Konfusionsmatrix.J4 Testen_Konfusionsmatrix.AE3:Testen_Konfusionsmatrix.AE4 Testen_Konfusionsmatrix.AF3:Testen_Konfusionsmatrix.AF4 Testen_Konfusionsmatrix.AH3:Testen_Konfusionsmatrix.AH4 Testen_Konfusionsmatrix.AI3:Testen_Konfusionsmatrix.AI4 Testen_Konfusionsmatrix.AK3:Testen_Konfusionsmatrix.AK4 Testen_Konfusionsmatrix.AL3:Testen_Konfusionsmatrix.AL4 Testen_Konfusionsmatrix.AN3:Testen_Konfusionsmatrix.AN4 Testen_Konfusionsmatrix.AO3:Testen_Konfusionsmatrix.AO4 Testen_Konfusionsmatrix.AQ3:Testen_Konfusionsmatrix.AQ4 Testen_Konfusionsmatrix.AR3:Testen_Konfusionsmatrix.AR4 Testen_Konfusionsmatrix.AE8:Testen_Konfusionsmatrix.AE9 Testen_Konfusionsmatrix.AF8:Testen_Konfusionsmatrix.AF9 Testen_Konfusionsmatrix.AH8:Testen_Konfusionsmatrix.AH9 Testen_Konfusionsmatrix.AI8:Testen_Konfusionsmatrix.AI9 Testen_Konfusionsmatrix.AK8:Testen_Konfusionsmatrix.AK9 Testen_Konfusionsmatrix.AL8:Testen_Konfusionsmatrix.AL9 Testen_Konfusionsmatrix.AN8:Testen_Konfusionsmatrix.AN9 Testen_Konfusionsmatrix.AO8:Testen_Konfusionsmatrix.AO9 Testen_Konfusionsmatrix.AQ8:Testen_Konfusionsmatrix.AQ9 Testen_Konfusionsmatrix.AR8:Testen_Konfusionsmatrix.AR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9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Erwartet:        &quot;   &amp;[$Training_Dateneingabe.E4]" office:value-type="string" office:string-value="         Erwartet:        setosa" calcext:value-type="string">
            <text:p><text:s text:c="9"/>Erwartet: <text:s text:c="7"/>setosa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Erwartet:        &quot;   &amp;[$Training_Dateneingabe.E5]" office:value-type="string" office:string-value="         Erwartet:        virginica" calcext:value-type="string">
            <text:p><text:s text:c="9"/>Erwartet: <text:s text:c="7"/>virginica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 Erwartet:         &quot;   &amp;[$Training_Dateneingabe.E6]" office:value-type="string" office:string-value="          Erwartet:         versicolor" calcext:value-type="string">
            <text:p><text:s text:c="10"/>Erwartet: <text:s text:c="8"/>versicolor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3" table:number-rows-repeated="2">
          <table:table-cell table:number-columns-repeated="12"/>
          <table:table-cell table:style-name="ce139"/>
          <table:table-cell table:number-columns-repeated="16371"/>
        </table:table-row>
        <table:table-row table:style-name="ro12">
          <table:table-cell table:number-columns-repeated="8"/>
          <table:table-cell table:style-name="ce127" office:value-type="string" calcext:value-type="string" table:number-columns-spanned="2" table:number-rows-spanned="1">
            <text:p>Genauigkeit:</text:p>
          </table:table-cell>
          <table:covered-table-cell table:style-name="ce133"/>
          <table:table-cell table:style-name="ce305" table:formula="of:=SUM([.J20];[.K21];[.L22])/SUM([.J20:.L22])" office:value-type="string" office:string-value="" calcext:value-type="error" table:number-columns-spanned="2" table:number-rows-spanned="1">
            <text:p>#DIV/0!</text:p>
          </table:table-cell>
          <table:covered-table-cell table:style-name="ce305"/>
          <table:table-cell table:style-name="ce139"/>
          <table:table-cell table:number-columns-repeated="16371"/>
        </table:table-row>
        <table:table-row table:style-name="ro3" table:number-rows-repeated="2">
          <table:table-cell table:number-columns-repeated="12"/>
          <table:table-cell table:style-name="ce139"/>
          <table:table-cell table:number-columns-repeated="16371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76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35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76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35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118" table:number-columns-spanned="3" table:number-rows-spanned="4">
            <draw:frame draw:z-index="1" draw:name="Bild 3" draw:style-name="gr2" draw:text-style-name="P2" svg:width="3.107cm" svg:height="1.651cm" svg:x="1.662cm" svg:y="0.213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35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covered-table-cell table:number-columns-repeated="3" table:style-name="ce135"/>
          <table:table-cell table:number-columns-repeated="9"/>
          <table:table-cell table:style-name="ce139"/>
          <table:table-cell table:number-columns-repeated="16371"/>
        </table:table-row>
        <table:table-row table:style-name="ro3">
          <table:covered-table-cell table:number-columns-repeated="3" table:style-name="ce135"/>
          <table:table-cell table:number-columns-repeated="9"/>
          <table:table-cell table:style-name="ce139"/>
          <table:table-cell table:number-columns-repeated="16371"/>
        </table:table-row>
        <table:table-row table:style-name="ro3">
          <table:covered-table-cell table:number-columns-repeated="3"/>
          <table:table-cell table:number-columns-repeated="9"/>
          <table:table-cell table:style-name="ce139"/>
          <table:table-cell table:number-columns-repeated="16371"/>
        </table:table-row>
        <table:table-row table:style-name="ro3" table:number-rows-repeated="4">
          <table:table-cell table:number-columns-repeated="12"/>
          <table:table-cell table:style-name="ce139"/>
          <table:table-cell table:number-columns-repeated="16371"/>
        </table:table-row>
        <table:table-row table:style-name="ro5" table:number-rows-repeated="104853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Testen_Konfusionsmatrix.A3:Testen_Konfusionsmatrix.C7">
            <calcext:condition calcext:apply-style-name="Excel_CondFormat_1_1_1" calcext:value="formula-is([.$G3]=TRUE())" calcext:base-cell-address="Testen_Konfusionsmatrix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date-style style:name="N109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5" number:min-decimal-places="5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ff6161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d9d9d9"/>
      <style:text-properties fo:color="#bfbfbf"/>
    </style:style>
    <style:style style:name="ConditionalStyle_5f_3" style:display-name="ConditionalStyle_3" style:family="table-cell" style:parent-style-name="Default">
      <style:table-cell-properties fo:background-color="#ff6161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Excel_5f_CondFormat_5f_1_5f_1_5f_1" style:display-name="Excel_CondFormat_1_1_1" style:family="table-cell" style:parent-style-name="Default">
      <style:table-cell-properties fo:background-color="#ffff0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Klassifikation" style:display-name="PageStyle_Klassifik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ining_5f_Dateneingabe" style:display-name="PageStyle_Training_Dateneingab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en_5f_Konfusionsmatrix" style:display-name="PageStyle_Testen_Konfusionsmatri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stimmung_20_k_5f_Leave_20_One_20_Out" style:display-name="PageStyle_Bestimmung k_Leave One O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stimmung_20_k_5f_Allgemein" style:display-name="PageStyle_Bestimmung k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as Fuchs</meta:initial-creator>
    <meta:creation-date>2023-01-04T09:10:05</meta:creation-date>
    <dc:date>2023-03-31T10:28:01.182000000</dc:date>
    <meta:editing-duration>PT1H50M19S</meta:editing-duration>
    <meta:generator>LibreOffice/7.4.4.2$Windows_X86_64 LibreOffice_project/85569322deea74ec9134968a29af2df5663baa21</meta:generator>
    <meta:editing-cycles>18</meta:editing-cycles>
    <meta:document-statistic meta:table-count="5" meta:cell-count="1255" meta:object-count="7"/>
    <meta:user-defined meta:name="AppVersion">16.0300</meta:user-defined>
    <meta:user-defined meta:name="ContentTypeId">0x01010038043D7FDB2A15438EC77E6055000C4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2" chart:maximum="4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8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a6a6a6" svg:stroke-linecap="round" draw:fill-color="#a6a6a6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998cm" svg:height="13.035cm" xlink:href=".." xlink:type="simple" chart:class="chart:scatter" chart:style-name="ch1">
        <chart:legend chart:legend-position="end" svg:x="12.447cm" svg:y="5.629cm" style:legend-expansion="high" chart:style-name="ch2"/>
        <chart:plot-area chart:style-name="ch3" table:cell-range-address="Klassifikation.A3:Klassifikation.A17 Klassifikation.A21:Klassifikation.A23 Klassifikation.D3:Klassifikation.E17 Klassifikation.F3:Klassifikation.F51 Klassifikation.I4:Klassifikation.I4 Klassifikation.Y3:Klassifikation.Y4 Klassifikation.AB3:Klassifikation.AB4 Klassifikation.AE3:Klassifikation.AE4 Klassifikation.AH3:Klassifikation.AH4 Klassifikation.AK3:Klassifikation.AK4 Klassifikation.Y8:Klassifikation.Y9 Klassifikation.AB8:Klassifikation.AB9 Klassifikation.AE8:Klassifikation.AE9 Klassifikation.AH8:Klassifikation.AH9 Klassifikation.AK8:Klassifikation.AK9" chart:data-source-has-labels="row" svg:x="1.329cm" svg:y="0.26cm" svg:width="10.796cm" svg:height="11.538cm">
          <chart:coordinate-region svg:x="1.827cm" svg:y="0.42cm" svg:width="10.217cm" svg:height="10.96cm"/>
          <chart:axis chart:dimension="x" chart:name="primary-x" chart:style-name="ch4">
            <chart:title svg:x="5.935cm" svg:y="12.058cm" chart:style-name="ch5">
              <text:p>Blattbreite</text:p>
            </chart:title>
            <chart:grid chart:style-name="ch6" chart:class="major"/>
          </chart:axis>
          <chart:axis chart:dimension="y" chart:name="primary-y" chart:style-name="ch7">
            <chart:title svg:x="0.451cm" svg:y="6.781cm" chart:style-name="ch8">
              <text:p>Blattlänge</text:p>
            </chart:title>
            <chart:grid chart:style-name="ch6" chart:class="major"/>
          </chart:axis>
          <chart:series chart:style-name="ch9" chart:values-cell-range-address="Klassifikation.D3:Klassifikation.D17" chart:label-cell-address="Klassifikation.A21:Klassifikation.A21" chart:class="chart:scatter">
            <chart:domain table:cell-range-address="Klassifikation.A3:Klassifikation.A17"/>
            <chart:data-point chart:repeated="15"/>
          </chart:series>
          <chart:series chart:style-name="ch10" chart:values-cell-range-address="Klassifikation.E3:Klassifikation.E17" chart:label-cell-address="Klassifikation.A22:Klassifikation.A22" chart:class="chart:scatter">
            <chart:data-point chart:repeated="15"/>
          </chart:series>
          <chart:series chart:style-name="ch11" chart:values-cell-range-address="Klassifikation.F3:Klassifikation.F51" chart:label-cell-address="Klassifikation.A23:Klassifikation.A23" chart:class="chart:scatter">
            <chart:data-point chart:repeated="49"/>
          </chart:series>
          <chart:series chart:style-name="ch12" chart:values-cell-range-address="Klassifikation.I4:Klassifikation.I4" loext:label-string="&quot;Neuer Datenpunkt&quot;" chart:class="chart:scatter">
            <chart:domain table:cell-range-address="Klassifikation.I3:Klassifikation.I3"/>
            <chart:data-point/>
          </chart:series>
          <chart:series chart:style-name="ch13" chart:values-cell-range-address="Klassifikation.Y3:Klassifikation.Y4" loext:hide-legend="true" loext:label-string="&quot;Verbinder_1&quot;" chart:class="chart:scatter">
            <chart:domain table:cell-range-address="Klassifikation.X3:Klassifikation.X4"/>
            <chart:data-point chart:repeated="2"/>
          </chart:series>
          <chart:series chart:style-name="ch13" chart:values-cell-range-address="Klassifikation.AB3:Klassifikation.AB4" loext:hide-legend="true" loext:label-string="&quot;Verbinder_2&quot;" chart:class="chart:scatter">
            <chart:domain table:cell-range-address="Klassifikation.AA3:Klassifikation.AA4"/>
            <chart:data-point chart:repeated="2"/>
          </chart:series>
          <chart:series chart:style-name="ch13" chart:values-cell-range-address="Klassifikation.AE3:Klassifikation.AE4" loext:hide-legend="true" loext:label-string="&quot;Verbinder_3&quot;" chart:class="chart:scatter">
            <chart:domain table:cell-range-address="Klassifikation.AD3:Klassifikation.AD4"/>
            <chart:data-point chart:repeated="2"/>
          </chart:series>
          <chart:series chart:style-name="ch13" chart:values-cell-range-address="Klassifikation.AH3:Klassifikation.AH4" loext:hide-legend="true" loext:label-string="&quot;Verbinder_4&quot;" chart:class="chart:scatter">
            <chart:domain table:cell-range-address="Klassifikation.AG3:Klassifikation.AG4"/>
            <chart:data-point chart:repeated="2"/>
          </chart:series>
          <chart:series chart:style-name="ch13" chart:values-cell-range-address="Klassifikation.AK3:Klassifikation.AK4" loext:hide-legend="true" loext:label-string="&quot;Verbinder_5&quot;" chart:class="chart:scatter">
            <chart:domain table:cell-range-address="Klassifikation.AJ3:Klassifikation.AJ4"/>
            <chart:data-point chart:repeated="2"/>
          </chart:series>
          <chart:series chart:style-name="ch13" chart:values-cell-range-address="Klassifikation.Y8:Klassifikation.Y9" loext:hide-legend="true" loext:label-string="&quot;Verbinder_6&quot;" chart:class="chart:scatter">
            <chart:domain table:cell-range-address="Klassifikation.X8:Klassifikation.X9"/>
            <chart:data-point chart:repeated="2"/>
          </chart:series>
          <chart:series chart:style-name="ch13" chart:values-cell-range-address="Klassifikation.AB8:Klassifikation.AB9" loext:hide-legend="true" loext:label-string="&quot;Verbinder_7&quot;" chart:class="chart:scatter">
            <chart:domain table:cell-range-address="Klassifikation.AA8:Klassifikation.AA9"/>
            <chart:data-point chart:repeated="2"/>
          </chart:series>
          <chart:series chart:style-name="ch13" chart:values-cell-range-address="Klassifikation.AE8:Klassifikation.AE9" loext:hide-legend="true" loext:label-string="&quot;Verbinder_8&quot;" chart:class="chart:scatter">
            <chart:domain table:cell-range-address="Klassifikation.AD8:Klassifikation.AD9"/>
            <chart:data-point chart:repeated="2"/>
          </chart:series>
          <chart:series chart:style-name="ch13" chart:values-cell-range-address="Klassifikation.AH8:Klassifikation.AH9" loext:hide-legend="true" loext:label-string="&quot;Verbinder_9&quot;" chart:class="chart:scatter">
            <chart:domain table:cell-range-address="Klassifikation.AG8:Klassifikation.AG9"/>
            <chart:data-point chart:repeated="2"/>
          </chart:series>
          <chart:series chart:style-name="ch13" chart:values-cell-range-address="Klassifikation.AK8:Klassifikation.AK9" loext:hide-legend="true" loext:label-string="&quot;Verbinder_10&quot;" chart:class="chart:scatter">
            <chart:domain table:cell-range-address="Klassifikation.AJ8:Klassifikation.AJ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etosa</text:p>
                <draw:g>
                  <svg:desc>Klassifikation.A21:Klassifikation.A21</svg:desc>
                </draw:g>
              </table:table-cell>
              <table:table-cell office:value-type="string">
                <text:p>virginica</text:p>
                <draw:g>
                  <svg:desc>Klassifikation.A22:Klassifikation.A22</svg:desc>
                </draw:g>
              </table:table-cell>
              <table:table-cell office:value-type="string">
                <text:p>versicolor</text:p>
                <draw:g>
                  <svg:desc>Klassifikation.A23:Klassifikation.A23</svg:desc>
                </draw:g>
              </table:table-cell>
              <table:table-cell office:value-type="string">
                <text:p/>
              </table:table-cell>
              <table:table-cell office:value-type="string">
                <text:p>Neuer Datenpunkt</text:p>
              </table:table-cell>
              <table:table-cell office:value-type="string">
                <text:p>Spalte X</text:p>
              </table:table-cell>
              <table:table-cell office:value-type="string">
                <text:p>Verbinder_1</text:p>
              </table:table-cell>
              <table:table-cell office:value-type="string">
                <text:p>Spalte AA</text:p>
              </table:table-cell>
              <table:table-cell office:value-type="string">
                <text:p>Verbinder_2</text:p>
              </table:table-cell>
              <table:table-cell office:value-type="string">
                <text:p>Spalte AD</text:p>
              </table:table-cell>
              <table:table-cell office:value-type="string">
                <text:p>Verbinder_3</text:p>
              </table:table-cell>
              <table:table-cell office:value-type="string">
                <text:p>Spalte AG</text:p>
              </table:table-cell>
              <table:table-cell office:value-type="string">
                <text:p>Verbinder_4</text:p>
              </table:table-cell>
              <table:table-cell office:value-type="string">
                <text:p>Spalte AJ</text:p>
              </table:table-cell>
              <table:table-cell office:value-type="string">
                <text:p>Verbinder_5</text:p>
              </table:table-cell>
              <table:table-cell office:value-type="string">
                <text:p>Spalte X</text:p>
              </table:table-cell>
              <table:table-cell office:value-type="string">
                <text:p>Verbinder_6</text:p>
              </table:table-cell>
              <table:table-cell office:value-type="string">
                <text:p>Spalte AA</text:p>
              </table:table-cell>
              <table:table-cell office:value-type="string">
                <text:p>Verbinder_7</text:p>
              </table:table-cell>
              <table:table-cell office:value-type="string">
                <text:p>Spalte AD</text:p>
              </table:table-cell>
              <table:table-cell office:value-type="string">
                <text:p>Verbinder_8</text:p>
              </table:table-cell>
              <table:table-cell office:value-type="string">
                <text:p>Spalte AG</text:p>
              </table:table-cell>
              <table:table-cell office:value-type="string">
                <text:p>Verbinder_9</text:p>
              </table:table-cell>
              <table:table-cell office:value-type="string">
                <text:p>Spalte AJ</text:p>
              </table:table-cell>
              <table:table-cell office:value-type="string">
                <text:p>Verbinder_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Klassifikation.A3:Klassifikation.A17</svg:desc>
                </draw:g>
              </table:table-cell>
              <table:table-cell office:value-type="float" office:value="5">
                <text:p>5</text:p>
                <draw:g>
                  <svg:desc>Klassifikation.D3:Klassifikation.D17</svg:desc>
                </draw:g>
              </table:table-cell>
              <table:table-cell office:value-type="float" office:value="NaN">
                <text:p>NaN</text:p>
                <draw:g>
                  <svg:desc>Klassifikation.E3:Klassifikation.E17</svg:desc>
                </draw:g>
              </table:table-cell>
              <table:table-cell office:value-type="float" office:value="NaN">
                <text:p>NaN</text:p>
                <draw:g>
                  <svg:desc>Klassifikation.F3:Klassifikation.F51</svg:desc>
                </draw:g>
              </table:table-cell>
              <table:table-cell office:value-type="float" office:value="3.4">
                <text:p>3.4</text:p>
                <draw:g>
                  <svg:desc>Klassifikation.I3:Klassifikation.I3</svg:desc>
                </draw:g>
              </table:table-cell>
              <table:table-cell office:value-type="float" office:value="6">
                <text:p>6</text:p>
                <draw:g>
                  <svg:desc>Klassifikation.I4:Klassifikation.I4</svg:desc>
                </draw:g>
              </table:table-cell>
              <table:table-cell office:value-type="float" office:value="3.4">
                <text:p>3.4</text:p>
                <draw:g>
                  <svg:desc>Klassifikation.X3:Klassifikation.X4</svg:desc>
                </draw:g>
              </table:table-cell>
              <table:table-cell office:value-type="float" office:value="6">
                <text:p>6</text:p>
                <draw:g>
                  <svg:desc>Klassifikation.Y3:Klassifikation.Y4</svg:desc>
                </draw:g>
              </table:table-cell>
              <table:table-cell office:value-type="float" office:value="3.4">
                <text:p>3.4</text:p>
                <draw:g>
                  <svg:desc>Klassifikation.AA3:Klassifikation.AA4</svg:desc>
                </draw:g>
              </table:table-cell>
              <table:table-cell office:value-type="float" office:value="6">
                <text:p>6</text:p>
                <draw:g>
                  <svg:desc>Klassifikation.AB3:Klassifikation.AB4</svg:desc>
                </draw:g>
              </table:table-cell>
              <table:table-cell office:value-type="float" office:value="3.4">
                <text:p>3.4</text:p>
                <draw:g>
                  <svg:desc>Klassifikation.AD3:Klassifikation.AD4</svg:desc>
                </draw:g>
              </table:table-cell>
              <table:table-cell office:value-type="float" office:value="6">
                <text:p>6</text:p>
                <draw:g>
                  <svg:desc>Klassifikation.AE3:Klassifikation.AE4</svg:desc>
                </draw:g>
              </table:table-cell>
              <table:table-cell office:value-type="float" office:value="3.4">
                <text:p>3.4</text:p>
                <draw:g>
                  <svg:desc>Klassifikation.AG3:Klassifikation.AG4</svg:desc>
                </draw:g>
              </table:table-cell>
              <table:table-cell office:value-type="float" office:value="6">
                <text:p>6</text:p>
                <draw:g>
                  <svg:desc>Klassifikation.AH3:Klassifikation.AH4</svg:desc>
                </draw:g>
              </table:table-cell>
              <table:table-cell office:value-type="float" office:value="3.4">
                <text:p>3.4</text:p>
                <draw:g>
                  <svg:desc>Klassifikation.AJ3:Klassifikation.AJ4</svg:desc>
                </draw:g>
              </table:table-cell>
              <table:table-cell office:value-type="float" office:value="6">
                <text:p>6</text:p>
                <draw:g>
                  <svg:desc>Klassifikation.AK3:Klassifikation.AK4</svg:desc>
                </draw:g>
              </table:table-cell>
              <table:table-cell office:value-type="float" office:value="NaN">
                <text:p>NaN</text:p>
                <draw:g>
                  <svg:desc>Klassifikation.X8:Klassifikation.X9</svg:desc>
                </draw:g>
              </table:table-cell>
              <table:table-cell office:value-type="float" office:value="NaN">
                <text:p>NaN</text:p>
                <draw:g>
                  <svg:desc>Klassifikation.Y8:Klassifikation.Y9</svg:desc>
                </draw:g>
              </table:table-cell>
              <table:table-cell office:value-type="float" office:value="NaN">
                <text:p>NaN</text:p>
                <draw:g>
                  <svg:desc>Klassifikation.AA8:Klassifikation.AA9</svg:desc>
                </draw:g>
              </table:table-cell>
              <table:table-cell office:value-type="float" office:value="NaN">
                <text:p>NaN</text:p>
                <draw:g>
                  <svg:desc>Klassifikation.AB8:Klassifikation.AB9</svg:desc>
                </draw:g>
              </table:table-cell>
              <table:table-cell office:value-type="float" office:value="NaN">
                <text:p>NaN</text:p>
                <draw:g>
                  <svg:desc>Klassifikation.AD8:Klassifikation.AD9</svg:desc>
                </draw:g>
              </table:table-cell>
              <table:table-cell office:value-type="float" office:value="NaN">
                <text:p>NaN</text:p>
                <draw:g>
                  <svg:desc>Klassifikation.AE8:Klassifikation.AE9</svg:desc>
                </draw:g>
              </table:table-cell>
              <table:table-cell office:value-type="float" office:value="NaN">
                <text:p>NaN</text:p>
                <draw:g>
                  <svg:desc>Klassifikation.AG8:Klassifikation.AG9</svg:desc>
                </draw:g>
              </table:table-cell>
              <table:table-cell office:value-type="float" office:value="NaN">
                <text:p>NaN</text:p>
                <draw:g>
                  <svg:desc>Klassifikation.AH8:Klassifikation.AH9</svg:desc>
                </draw:g>
              </table:table-cell>
              <table:table-cell office:value-type="float" office:value="NaN">
                <text:p>NaN</text:p>
                <draw:g>
                  <svg:desc>Klassifikation.AJ8:Klassifikation.AJ9</svg:desc>
                </draw:g>
              </table:table-cell>
              <table:table-cell office:value-type="float" office:value="NaN">
                <text:p>NaN</text:p>
                <draw:g>
                  <svg:desc>Klassifikation.AK8:Klassifikation.A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  <table:table-cell office:value-type="float" office:value="6.3">
                <text:p>6.3</text:p>
              </table:table-cell>
              <table:table-cell office:value-type="float" office:value="2.7">
                <text:p>2.7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">
                <text:p>3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">
                <text:p>3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minimum="2" chart:maximum="4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8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a6a6a6" svg:stroke-linecap="round" draw:fill-color="#a6a6a6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828cm" svg:height="13.157cm" xlink:href=".." xlink:type="simple" chart:class="chart:scatter" chart:style-name="ch1">
        <chart:legend chart:legend-position="end" svg:x="13.497cm" svg:y="5.69cm" style:legend-expansion="high" chart:style-name="ch2"/>
        <chart:plot-area chart:style-name="ch3" table:cell-range-address="Testen_Konfusionsmatrix.Q3:Testen_Konfusionsmatrix.Q17 Training_Dateneingabe.E4:Training_Dateneingabe.E6 Testen_Konfusionsmatrix.T3:Testen_Konfusionsmatrix.V17 Testen_Konfusionsmatrix.J4:Testen_Konfusionsmatrix.J4 Testen_Konfusionsmatrix.AF3:Testen_Konfusionsmatrix.AF4 Testen_Konfusionsmatrix.AI3:Testen_Konfusionsmatrix.AI4 Testen_Konfusionsmatrix.AL3:Testen_Konfusionsmatrix.AL4 Testen_Konfusionsmatrix.AO3:Testen_Konfusionsmatrix.AO4 Testen_Konfusionsmatrix.AR3:Testen_Konfusionsmatrix.AR4 Testen_Konfusionsmatrix.AF8:Testen_Konfusionsmatrix.AF9 Testen_Konfusionsmatrix.AI8:Testen_Konfusionsmatrix.AI9 Testen_Konfusionsmatrix.AL8:Testen_Konfusionsmatrix.AL9 Testen_Konfusionsmatrix.AO8:Testen_Konfusionsmatrix.AO9 Testen_Konfusionsmatrix.AR8:Testen_Konfusionsmatrix.AR9" chart:data-source-has-labels="row" svg:x="1.343cm" svg:y="0.263cm" svg:width="11.818cm" svg:height="11.654cm">
          <chart:coordinate-region svg:x="1.841cm" svg:y="0.423cm" svg:width="11.239cm" svg:height="11.076cm"/>
          <chart:axis chart:dimension="x" chart:name="primary-x" chart:style-name="ch4">
            <chart:title svg:x="6.46cm" svg:y="12.18cm" chart:style-name="ch5">
              <text:p>Blattbreite</text:p>
            </chart:title>
            <chart:grid chart:style-name="ch6" chart:class="major"/>
          </chart:axis>
          <chart:axis chart:dimension="y" chart:name="primary-y" chart:style-name="ch7">
            <chart:title svg:x="0.451cm" svg:y="6.842cm" chart:style-name="ch8">
              <text:p>Blattlänge</text:p>
            </chart:title>
            <chart:grid chart:style-name="ch6" chart:class="major"/>
          </chart:axis>
          <chart:series chart:style-name="ch9" chart:values-cell-range-address="Testen_Konfusionsmatrix.T3:Testen_Konfusionsmatrix.T17" chart:label-cell-address="Training_Dateneingabe.E4:Training_Dateneingabe.E4" chart:class="chart:scatter">
            <chart:domain table:cell-range-address="Testen_Konfusionsmatrix.Q3:Testen_Konfusionsmatrix.Q17"/>
            <chart:data-point chart:repeated="15"/>
          </chart:series>
          <chart:series chart:style-name="ch10" chart:values-cell-range-address="Testen_Konfusionsmatrix.U3:Testen_Konfusionsmatrix.U17" chart:label-cell-address="Training_Dateneingabe.E5:Training_Dateneingabe.E5" chart:class="chart:scatter">
            <chart:data-point chart:repeated="15"/>
          </chart:series>
          <chart:series chart:style-name="ch11" chart:values-cell-range-address="Testen_Konfusionsmatrix.V3:Testen_Konfusionsmatrix.V17" chart:label-cell-address="Training_Dateneingabe.E6:Training_Dateneingabe.E6" chart:class="chart:scatter">
            <chart:data-point chart:repeated="15"/>
          </chart:series>
          <chart:series chart:style-name="ch12" chart:values-cell-range-address="Testen_Konfusionsmatrix.J4:Testen_Konfusionsmatrix.J4" loext:label-string="&quot;Testdatenpunkt&quot;" chart:class="chart:scatter">
            <chart:domain table:cell-range-address="Testen_Konfusionsmatrix.J3:Testen_Konfusionsmatrix.J3"/>
            <chart:data-point/>
          </chart:series>
          <chart:series chart:style-name="ch13" chart:values-cell-range-address="Testen_Konfusionsmatrix.AF3:Testen_Konfusionsmatrix.AF4" loext:hide-legend="true" loext:label-string="&quot;Verbinder_1&quot;" chart:class="chart:scatter">
            <chart:domain table:cell-range-address="Testen_Konfusionsmatrix.AE3:Testen_Konfusionsmatrix.AE4"/>
            <chart:data-point chart:repeated="2"/>
          </chart:series>
          <chart:series chart:style-name="ch13" chart:values-cell-range-address="Testen_Konfusionsmatrix.AI3:Testen_Konfusionsmatrix.AI4" loext:hide-legend="true" loext:label-string="&quot;Verbinder_2&quot;" chart:class="chart:scatter">
            <chart:domain table:cell-range-address="Testen_Konfusionsmatrix.AH3:Testen_Konfusionsmatrix.AH4"/>
            <chart:data-point chart:repeated="2"/>
          </chart:series>
          <chart:series chart:style-name="ch13" chart:values-cell-range-address="Testen_Konfusionsmatrix.AL3:Testen_Konfusionsmatrix.AL4" loext:hide-legend="true" loext:label-string="&quot;Verbinder_3&quot;" chart:class="chart:scatter">
            <chart:domain table:cell-range-address="Testen_Konfusionsmatrix.AK3:Testen_Konfusionsmatrix.AK4"/>
            <chart:data-point chart:repeated="2"/>
          </chart:series>
          <chart:series chart:style-name="ch13" chart:values-cell-range-address="Testen_Konfusionsmatrix.AO3:Testen_Konfusionsmatrix.AO4" loext:hide-legend="true" loext:label-string="&quot;Verbinder_4&quot;" chart:class="chart:scatter">
            <chart:domain table:cell-range-address="Testen_Konfusionsmatrix.AN3:Testen_Konfusionsmatrix.AN4"/>
            <chart:data-point chart:repeated="2"/>
          </chart:series>
          <chart:series chart:style-name="ch13" chart:values-cell-range-address="Testen_Konfusionsmatrix.AR3:Testen_Konfusionsmatrix.AR4" loext:hide-legend="true" loext:label-string="&quot;Verbinder_5&quot;" chart:class="chart:scatter">
            <chart:domain table:cell-range-address="Testen_Konfusionsmatrix.AQ3:Testen_Konfusionsmatrix.AQ4"/>
            <chart:data-point chart:repeated="2"/>
          </chart:series>
          <chart:series chart:style-name="ch13" chart:values-cell-range-address="Testen_Konfusionsmatrix.AF8:Testen_Konfusionsmatrix.AF9" loext:hide-legend="true" loext:label-string="&quot;Verbinder_6&quot;" chart:class="chart:scatter">
            <chart:domain table:cell-range-address="Testen_Konfusionsmatrix.AE8:Testen_Konfusionsmatrix.AE9"/>
            <chart:data-point chart:repeated="2"/>
          </chart:series>
          <chart:series chart:style-name="ch13" chart:values-cell-range-address="Testen_Konfusionsmatrix.AI8:Testen_Konfusionsmatrix.AI9" loext:hide-legend="true" loext:label-string="&quot;Verbinder_7&quot;" chart:class="chart:scatter">
            <chart:domain table:cell-range-address="Testen_Konfusionsmatrix.AH8:Testen_Konfusionsmatrix.AH9"/>
            <chart:data-point chart:repeated="2"/>
          </chart:series>
          <chart:series chart:style-name="ch13" chart:values-cell-range-address="Testen_Konfusionsmatrix.AL8:Testen_Konfusionsmatrix.AL9" loext:hide-legend="true" loext:label-string="&quot;Verbinder_8&quot;" chart:class="chart:scatter">
            <chart:domain table:cell-range-address="Testen_Konfusionsmatrix.AK8:Testen_Konfusionsmatrix.AK9"/>
            <chart:data-point chart:repeated="2"/>
          </chart:series>
          <chart:series chart:style-name="ch13" chart:values-cell-range-address="Testen_Konfusionsmatrix.AO8:Testen_Konfusionsmatrix.AO9" loext:hide-legend="true" loext:label-string="&quot;Verbinder_9&quot;" chart:class="chart:scatter">
            <chart:domain table:cell-range-address="Testen_Konfusionsmatrix.AN8:Testen_Konfusionsmatrix.AN9"/>
            <chart:data-point chart:repeated="2"/>
          </chart:series>
          <chart:series chart:style-name="ch13" chart:values-cell-range-address="Testen_Konfusionsmatrix.AR8:Testen_Konfusionsmatrix.AR9" loext:hide-legend="true" loext:label-string="&quot;Verbinder_10&quot;" chart:class="chart:scatter">
            <chart:domain table:cell-range-address="Testen_Konfusionsmatrix.AQ8:Testen_Konfusionsmatrix.AQ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Q</text:p>
              </table:table-cell>
              <table:table-cell office:value-type="string">
                <text:p>setosa</text:p>
                <draw:g>
                  <svg:desc>Training_Dateneingabe.E4:Training_Dateneingabe.E4</svg:desc>
                </draw:g>
              </table:table-cell>
              <table:table-cell office:value-type="string">
                <text:p>virginica</text:p>
                <draw:g>
                  <svg:desc>Training_Dateneingabe.E5:Training_Dateneingabe.E5</svg:desc>
                </draw:g>
              </table:table-cell>
              <table:table-cell office:value-type="string">
                <text:p>versicolor</text:p>
                <draw:g>
                  <svg:desc>Training_Dateneingabe.E6:Training_Dateneingabe.E6</svg:desc>
                </draw:g>
              </table:table-cell>
              <table:table-cell office:value-type="string">
                <text:p/>
              </table:table-cell>
              <table:table-cell office:value-type="string">
                <text:p>Testdatenpunkt</text:p>
              </table:table-cell>
              <table:table-cell office:value-type="string">
                <text:p>Spalte AE</text:p>
              </table:table-cell>
              <table:table-cell office:value-type="string">
                <text:p>Verbinder_1</text:p>
              </table:table-cell>
              <table:table-cell office:value-type="string">
                <text:p>Spalte AH</text:p>
              </table:table-cell>
              <table:table-cell office:value-type="string">
                <text:p>Verbinder_2</text:p>
              </table:table-cell>
              <table:table-cell office:value-type="string">
                <text:p>Spalte AK</text:p>
              </table:table-cell>
              <table:table-cell office:value-type="string">
                <text:p>Verbinder_3</text:p>
              </table:table-cell>
              <table:table-cell office:value-type="string">
                <text:p>Spalte AN</text:p>
              </table:table-cell>
              <table:table-cell office:value-type="string">
                <text:p>Verbinder_4</text:p>
              </table:table-cell>
              <table:table-cell office:value-type="string">
                <text:p>Spalte AQ</text:p>
              </table:table-cell>
              <table:table-cell office:value-type="string">
                <text:p>Verbinder_5</text:p>
              </table:table-cell>
              <table:table-cell office:value-type="string">
                <text:p>Spalte AE</text:p>
              </table:table-cell>
              <table:table-cell office:value-type="string">
                <text:p>Verbinder_6</text:p>
              </table:table-cell>
              <table:table-cell office:value-type="string">
                <text:p>Spalte AH</text:p>
              </table:table-cell>
              <table:table-cell office:value-type="string">
                <text:p>Verbinder_7</text:p>
              </table:table-cell>
              <table:table-cell office:value-type="string">
                <text:p>Spalte AK</text:p>
              </table:table-cell>
              <table:table-cell office:value-type="string">
                <text:p>Verbinder_8</text:p>
              </table:table-cell>
              <table:table-cell office:value-type="string">
                <text:p>Spalte AN</text:p>
              </table:table-cell>
              <table:table-cell office:value-type="string">
                <text:p>Verbinder_9</text:p>
              </table:table-cell>
              <table:table-cell office:value-type="string">
                <text:p>Spalte AQ</text:p>
              </table:table-cell>
              <table:table-cell office:value-type="string">
                <text:p>Verbinder_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Testen_Konfusionsmatrix.Q3:Testen_Konfusionsmatrix.Q17</svg:desc>
                </draw:g>
              </table:table-cell>
              <table:table-cell office:value-type="float" office:value="5">
                <text:p>5</text:p>
                <draw:g>
                  <svg:desc>Testen_Konfusionsmatrix.T3:Testen_Konfusionsmatrix.T17</svg:desc>
                </draw:g>
              </table:table-cell>
              <table:table-cell office:value-type="float" office:value="NaN">
                <text:p>NaN</text:p>
                <draw:g>
                  <svg:desc>Testen_Konfusionsmatrix.U3:Testen_Konfusionsmatrix.U17</svg:desc>
                </draw:g>
              </table:table-cell>
              <table:table-cell office:value-type="float" office:value="NaN">
                <text:p>NaN</text:p>
                <draw:g>
                  <svg:desc>Testen_Konfusionsmatrix.V3:Testen_Konfusionsmatrix.V17</svg:desc>
                </draw:g>
              </table:table-cell>
              <table:table-cell office:value-type="float" office:value="2.4">
                <text:p>2.4</text:p>
                <draw:g>
                  <svg:desc>Testen_Konfusionsmatrix.J3:Testen_Konfusionsmatrix.J3</svg:desc>
                </draw:g>
              </table:table-cell>
              <table:table-cell office:value-type="float" office:value="4.9">
                <text:p>4.9</text:p>
                <draw:g>
                  <svg:desc>Testen_Konfusionsmatrix.J4:Testen_Konfusionsmatrix.J4</svg:desc>
                </draw:g>
              </table:table-cell>
              <table:table-cell office:value-type="float" office:value="2.4">
                <text:p>2.4</text:p>
                <draw:g>
                  <svg:desc>Testen_Konfusionsmatrix.AE3:Testen_Konfusionsmatrix.AE4</svg:desc>
                </draw:g>
              </table:table-cell>
              <table:table-cell office:value-type="float" office:value="4.9">
                <text:p>4.9</text:p>
                <draw:g>
                  <svg:desc>Testen_Konfusionsmatrix.AF3:Testen_Konfusionsmatrix.AF4</svg:desc>
                </draw:g>
              </table:table-cell>
              <table:table-cell office:value-type="float" office:value="2.4">
                <text:p>2.4</text:p>
                <draw:g>
                  <svg:desc>Testen_Konfusionsmatrix.AH3:Testen_Konfusionsmatrix.AH4</svg:desc>
                </draw:g>
              </table:table-cell>
              <table:table-cell office:value-type="float" office:value="4.9">
                <text:p>4.9</text:p>
                <draw:g>
                  <svg:desc>Testen_Konfusionsmatrix.AI3:Testen_Konfusionsmatrix.AI4</svg:desc>
                </draw:g>
              </table:table-cell>
              <table:table-cell office:value-type="float" office:value="2.4">
                <text:p>2.4</text:p>
                <draw:g>
                  <svg:desc>Testen_Konfusionsmatrix.AK3:Testen_Konfusionsmatrix.AK4</svg:desc>
                </draw:g>
              </table:table-cell>
              <table:table-cell office:value-type="float" office:value="4.9">
                <text:p>4.9</text:p>
                <draw:g>
                  <svg:desc>Testen_Konfusionsmatrix.AL3:Testen_Konfusionsmatrix.AL4</svg:desc>
                </draw:g>
              </table:table-cell>
              <table:table-cell office:value-type="float" office:value="2.4">
                <text:p>2.4</text:p>
                <draw:g>
                  <svg:desc>Testen_Konfusionsmatrix.AN3:Testen_Konfusionsmatrix.AN4</svg:desc>
                </draw:g>
              </table:table-cell>
              <table:table-cell office:value-type="float" office:value="4.9">
                <text:p>4.9</text:p>
                <draw:g>
                  <svg:desc>Testen_Konfusionsmatrix.AO3:Testen_Konfusionsmatrix.AO4</svg:desc>
                </draw:g>
              </table:table-cell>
              <table:table-cell office:value-type="float" office:value="NaN">
                <text:p>NaN</text:p>
                <draw:g>
                  <svg:desc>Testen_Konfusionsmatrix.AQ3:Testen_Konfusionsmatrix.AQ4</svg:desc>
                </draw:g>
              </table:table-cell>
              <table:table-cell office:value-type="float" office:value="NaN">
                <text:p>NaN</text:p>
                <draw:g>
                  <svg:desc>Testen_Konfusionsmatrix.AR3:Testen_Konfusionsmatrix.AR4</svg:desc>
                </draw:g>
              </table:table-cell>
              <table:table-cell office:value-type="float" office:value="NaN">
                <text:p>NaN</text:p>
                <draw:g>
                  <svg:desc>Testen_Konfusionsmatrix.AE8:Testen_Konfusionsmatrix.AE9</svg:desc>
                </draw:g>
              </table:table-cell>
              <table:table-cell office:value-type="float" office:value="NaN">
                <text:p>NaN</text:p>
                <draw:g>
                  <svg:desc>Testen_Konfusionsmatrix.AF8:Testen_Konfusionsmatrix.AF9</svg:desc>
                </draw:g>
              </table:table-cell>
              <table:table-cell office:value-type="float" office:value="NaN">
                <text:p>NaN</text:p>
                <draw:g>
                  <svg:desc>Testen_Konfusionsmatrix.AH8:Testen_Konfusionsmatrix.AH9</svg:desc>
                </draw:g>
              </table:table-cell>
              <table:table-cell office:value-type="float" office:value="NaN">
                <text:p>NaN</text:p>
                <draw:g>
                  <svg:desc>Testen_Konfusionsmatrix.AI8:Testen_Konfusionsmatrix.AI9</svg:desc>
                </draw:g>
              </table:table-cell>
              <table:table-cell office:value-type="float" office:value="NaN">
                <text:p>NaN</text:p>
                <draw:g>
                  <svg:desc>Testen_Konfusionsmatrix.AK8:Testen_Konfusionsmatrix.AK9</svg:desc>
                </draw:g>
              </table:table-cell>
              <table:table-cell office:value-type="float" office:value="NaN">
                <text:p>NaN</text:p>
                <draw:g>
                  <svg:desc>Testen_Konfusionsmatrix.AL8:Testen_Konfusionsmatrix.AL9</svg:desc>
                </draw:g>
              </table:table-cell>
              <table:table-cell office:value-type="float" office:value="NaN">
                <text:p>NaN</text:p>
                <draw:g>
                  <svg:desc>Testen_Konfusionsmatrix.AN8:Testen_Konfusionsmatrix.AN9</svg:desc>
                </draw:g>
              </table:table-cell>
              <table:table-cell office:value-type="float" office:value="NaN">
                <text:p>NaN</text:p>
                <draw:g>
                  <svg:desc>Testen_Konfusionsmatrix.AO8:Testen_Konfusionsmatrix.AO9</svg:desc>
                </draw:g>
              </table:table-cell>
              <table:table-cell office:value-type="float" office:value="NaN">
                <text:p>NaN</text:p>
                <draw:g>
                  <svg:desc>Testen_Konfusionsmatrix.AQ8:Testen_Konfusionsmatrix.AQ9</svg:desc>
                </draw:g>
              </table:table-cell>
              <table:table-cell office:value-type="float" office:value="NaN">
                <text:p>NaN</text:p>
                <draw:g>
                  <svg:desc>Testen_Konfusionsmatrix.AR8:Testen_Konfusionsmatrix.A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.1">
                <text:p>5.1</text:p>
              </table:table-cell>
              <table:table-cell office:value-type="float" office:value="2.6">
                <text:p>2.6</text:p>
              </table:table-cell>
              <table:table-cell office:value-type="float" office:value="5.5">
                <text:p>5.5</text:p>
              </table:table-cell>
              <table:table-cell office:value-type="float" office:value="3.1">
                <text:p>3.1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">
                <text:p>3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">
                <text:p>3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